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1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:27:58 07.09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0.971373" calcext:value-type="float">
            <text:p>0.971373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Pos Pe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5.85983467" calcext:value-type="float">
            <text:p>-25.85983467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81.52479553" calcext:value-type="float">
            <text:p>-81.52479553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83.45323944" calcext:value-type="float">
            <text:p>-83.45323944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92.79727936" calcext:value-type="float">
            <text:p>-92.79727936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95.59589386" calcext:value-type="float">
            <text:p>-95.59589386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97.9923172" calcext:value-type="float">
            <text:p>-97.9923172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95.95785522" calcext:value-type="float">
            <text:p>-95.95785522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71.79412079" calcext:value-type="float">
            <text:p>-71.79412079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97.11074829" calcext:value-type="float">
            <text:p>-97.11074829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95.97800446" calcext:value-type="float">
            <text:p>-95.97800446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96.81368256" calcext:value-type="float">
            <text:p>-96.81368256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96.86431122" calcext:value-type="float">
            <text:p>-96.86431122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97.04830933" calcext:value-type="float">
            <text:p>-97.04830933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98.05465698" calcext:value-type="float">
            <text:p>-98.05465698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97.28882599" calcext:value-type="float">
            <text:p>-97.28882599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96.32720947" calcext:value-type="float">
            <text:p>-96.32720947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94.5124054" calcext:value-type="float">
            <text:p>-94.5124054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96.26218414" calcext:value-type="float">
            <text:p>-96.26218414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94.82979584" calcext:value-type="float">
            <text:p>-94.82979584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97.5760498" calcext:value-type="float">
            <text:p>-97.5760498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91.01906586" calcext:value-type="float">
            <text:p>-91.01906586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95.83571625" calcext:value-type="float">
            <text:p>-95.83571625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94.88892365" calcext:value-type="float">
            <text:p>-94.88892365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95.91654205" calcext:value-type="float">
            <text:p>-95.91654205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87.50869751" calcext:value-type="float">
            <text:p>-87.50869751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93.99822235" calcext:value-type="float">
            <text:p>-93.99822235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95.05867767" calcext:value-type="float">
            <text:p>-95.05867767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89.15969086" calcext:value-type="float">
            <text:p>-89.15969086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95.94361115" calcext:value-type="float">
            <text:p>-95.94361115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95.35147858" calcext:value-type="float">
            <text:p>-95.35147858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95.72979736" calcext:value-type="float">
            <text:p>-95.72979736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95.19229126" calcext:value-type="float">
            <text:p>-95.19229126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94.71575928" calcext:value-type="float">
            <text:p>-94.71575928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95.71866608" calcext:value-type="float">
            <text:p>-95.71866608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94.37441254" calcext:value-type="float">
            <text:p>-94.37441254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94.60588837" calcext:value-type="float">
            <text:p>-94.60588837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93.71494293" calcext:value-type="float">
            <text:p>-93.71494293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93.99269104" calcext:value-type="float">
            <text:p>-93.99269104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86.30161285" calcext:value-type="float">
            <text:p>-86.30161285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94.84381104" calcext:value-type="float">
            <text:p>-94.84381104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94.59796143" calcext:value-type="float">
            <text:p>-94.59796143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93.0552597" calcext:value-type="float">
            <text:p>-93.0552597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93.95487976" calcext:value-type="float">
            <text:p>-93.95487976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93.28572845" calcext:value-type="float">
            <text:p>-93.28572845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94.8536911" calcext:value-type="float">
            <text:p>-94.8536911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90.09545135" calcext:value-type="float">
            <text:p>-90.09545135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89.95294189" calcext:value-type="float">
            <text:p>-89.95294189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93.67268372" calcext:value-type="float">
            <text:p>-93.67268372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82.05245209" calcext:value-type="float">
            <text:p>-82.05245209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87.38283539" calcext:value-type="float">
            <text:p>-87.38283539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82.14315033" calcext:value-type="float">
            <text:p>-82.14315033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81.47119141" calcext:value-type="float">
            <text:p>-81.47119141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83.38462067" calcext:value-type="float">
            <text:p>-83.38462067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87.59196472" calcext:value-type="float">
            <text:p>-87.59196472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94.10332489" calcext:value-type="float">
            <text:p>-94.10332489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94.38790131" calcext:value-type="float">
            <text:p>-94.38790131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93.45040131" calcext:value-type="float">
            <text:p>-93.45040131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94.27173615" calcext:value-type="float">
            <text:p>-94.27173615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92.39792633" calcext:value-type="float">
            <text:p>-92.39792633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91.00740814" calcext:value-type="float">
            <text:p>-91.00740814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90.20307922" calcext:value-type="float">
            <text:p>-90.20307922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93.12545013" calcext:value-type="float">
            <text:p>-93.12545013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93.61146545" calcext:value-type="float">
            <text:p>-93.61146545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95.49898529" calcext:value-type="float">
            <text:p>-95.49898529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94.67513275" calcext:value-type="float">
            <text:p>-94.67513275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94.09124756" calcext:value-type="float">
            <text:p>-94.09124756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94.2490921" calcext:value-type="float">
            <text:p>-94.2490921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93.49429321" calcext:value-type="float">
            <text:p>-93.49429321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94.19545746" calcext:value-type="float">
            <text:p>-94.19545746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90.78211212" calcext:value-type="float">
            <text:p>-90.78211212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95.2995224" calcext:value-type="float">
            <text:p>-95.2995224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94.37268066" calcext:value-type="float">
            <text:p>-94.37268066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95.08291626" calcext:value-type="float">
            <text:p>-95.08291626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88.81776428" calcext:value-type="float">
            <text:p>-88.81776428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93.19755554" calcext:value-type="float">
            <text:p>-93.19755554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95.3808136" calcext:value-type="float">
            <text:p>-95.3808136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94.06845093" calcext:value-type="float">
            <text:p>-94.06845093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94.85229492" calcext:value-type="float">
            <text:p>-94.85229492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92.12770081" calcext:value-type="float">
            <text:p>-92.12770081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92.52792358" calcext:value-type="float">
            <text:p>-92.52792358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93.05602264" calcext:value-type="float">
            <text:p>-93.05602264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93.95643616" calcext:value-type="float">
            <text:p>-93.95643616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92.69833374" calcext:value-type="float">
            <text:p>-92.69833374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94.35645294" calcext:value-type="float">
            <text:p>-94.35645294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93.61487579" calcext:value-type="float">
            <text:p>-93.61487579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92.26618195" calcext:value-type="float">
            <text:p>-92.26618195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95.0699234" calcext:value-type="float">
            <text:p>-95.0699234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93.18491364" calcext:value-type="float">
            <text:p>-93.18491364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94.6870575" calcext:value-type="float">
            <text:p>-94.6870575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93.19267273" calcext:value-type="float">
            <text:p>-93.19267273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93.86693573" calcext:value-type="float">
            <text:p>-93.86693573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93.40346527" calcext:value-type="float">
            <text:p>-93.40346527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93.74965668" calcext:value-type="float">
            <text:p>-93.74965668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93.45513153" calcext:value-type="float">
            <text:p>-93.45513153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94.09299469" calcext:value-type="float">
            <text:p>-94.09299469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91.38127136" calcext:value-type="float">
            <text:p>-91.38127136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91.54101563" calcext:value-type="float">
            <text:p>-91.54101563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90.83725739" calcext:value-type="float">
            <text:p>-90.83725739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89.68468475" calcext:value-type="float">
            <text:p>-89.68468475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88.65333557" calcext:value-type="float">
            <text:p>-88.65333557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88.49009705" calcext:value-type="float">
            <text:p>-88.49009705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90.52347565" calcext:value-type="float">
            <text:p>-90.52347565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89.98383331" calcext:value-type="float">
            <text:p>-89.98383331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90.87407684" calcext:value-type="float">
            <text:p>-90.87407684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91.9960556" calcext:value-type="float">
            <text:p>-91.9960556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92.99723816" calcext:value-type="float">
            <text:p>-92.99723816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88.32858276" calcext:value-type="float">
            <text:p>-88.32858276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93.09169769" calcext:value-type="float">
            <text:p>-93.09169769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92.52314758" calcext:value-type="float">
            <text:p>-92.52314758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93.85131836" calcext:value-type="float">
            <text:p>-93.85131836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92.67620087" calcext:value-type="float">
            <text:p>-92.67620087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93.05443573" calcext:value-type="float">
            <text:p>-93.05443573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92.5111618" calcext:value-type="float">
            <text:p>-92.5111618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94.55284882" calcext:value-type="float">
            <text:p>-94.55284882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93.09964752" calcext:value-type="float">
            <text:p>-93.09964752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93.61112976" calcext:value-type="float">
            <text:p>-93.61112976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92.09770203" calcext:value-type="float">
            <text:p>-92.09770203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94.57054901" calcext:value-type="float">
            <text:p>-94.57054901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92.91892242" calcext:value-type="float">
            <text:p>-92.91892242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93.30625153" calcext:value-type="float">
            <text:p>-93.30625153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93.00852203" calcext:value-type="float">
            <text:p>-93.00852203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92.65493011" calcext:value-type="float">
            <text:p>-92.65493011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91.55898285" calcext:value-type="float">
            <text:p>-91.55898285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93.2559433" calcext:value-type="float">
            <text:p>-93.2559433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92.7491684" calcext:value-type="float">
            <text:p>-92.7491684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89.55735016" calcext:value-type="float">
            <text:p>-89.55735016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89.29692078" calcext:value-type="float">
            <text:p>-89.29692078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93.53157806" calcext:value-type="float">
            <text:p>-93.53157806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95.08892059" calcext:value-type="float">
            <text:p>-95.08892059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92.42508698" calcext:value-type="float">
            <text:p>-92.42508698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89.0894165" calcext:value-type="float">
            <text:p>-89.0894165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88.28336334" calcext:value-type="float">
            <text:p>-88.28336334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84.7520752" calcext:value-type="float">
            <text:p>-84.7520752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92.32183075" calcext:value-type="float">
            <text:p>-92.32183075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83.56997681" calcext:value-type="float">
            <text:p>-83.56997681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89.16958618" calcext:value-type="float">
            <text:p>-89.16958618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88.48428345" calcext:value-type="float">
            <text:p>-88.48428345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90.15366364" calcext:value-type="float">
            <text:p>-90.15366364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89.38851166" calcext:value-type="float">
            <text:p>-89.38851166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95.58555603" calcext:value-type="float">
            <text:p>-95.58555603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94.95948792" calcext:value-type="float">
            <text:p>-94.95948792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93.32692719" calcext:value-type="float">
            <text:p>-93.32692719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95.14678192" calcext:value-type="float">
            <text:p>-95.14678192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93.28712463" calcext:value-type="float">
            <text:p>-93.28712463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91.91804504" calcext:value-type="float">
            <text:p>-91.91804504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90.0557785" calcext:value-type="float">
            <text:p>-90.0557785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94.85525513" calcext:value-type="float">
            <text:p>-94.85525513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89.22934723" calcext:value-type="float">
            <text:p>-89.22934723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94.00666046" calcext:value-type="float">
            <text:p>-94.00666046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93.12731934" calcext:value-type="float">
            <text:p>-93.12731934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87.1026535" calcext:value-type="float">
            <text:p>-87.1026535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88.42290497" calcext:value-type="float">
            <text:p>-88.42290497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88.93947601" calcext:value-type="float">
            <text:p>-88.93947601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90.34416199" calcext:value-type="float">
            <text:p>-90.34416199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84.73158264" calcext:value-type="float">
            <text:p>-84.73158264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92.27598572" calcext:value-type="float">
            <text:p>-92.27598572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90.77883148" calcext:value-type="float">
            <text:p>-90.77883148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84.025383" calcext:value-type="float">
            <text:p>-84.025383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88.62281799" calcext:value-type="float">
            <text:p>-88.62281799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82.39258575" calcext:value-type="float">
            <text:p>-82.39258575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87.33350372" calcext:value-type="float">
            <text:p>-87.33350372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86.32752991" calcext:value-type="float">
            <text:p>-86.32752991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89.50859833" calcext:value-type="float">
            <text:p>-89.50859833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84.53591919" calcext:value-type="float">
            <text:p>-84.53591919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91.21697235" calcext:value-type="float">
            <text:p>-91.21697235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91.51511383" calcext:value-type="float">
            <text:p>-91.51511383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89.4776535" calcext:value-type="float">
            <text:p>-89.4776535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94.23898315" calcext:value-type="float">
            <text:p>-94.23898315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92.15555573" calcext:value-type="float">
            <text:p>-92.15555573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92.99217224" calcext:value-type="float">
            <text:p>-92.99217224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93.06841278" calcext:value-type="float">
            <text:p>-93.06841278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93.45262909" calcext:value-type="float">
            <text:p>-93.45262909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93.35303497" calcext:value-type="float">
            <text:p>-93.35303497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90.68173981" calcext:value-type="float">
            <text:p>-90.68173981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93.85617828" calcext:value-type="float">
            <text:p>-93.85617828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94.43904114" calcext:value-type="float">
            <text:p>-94.43904114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90.530159" calcext:value-type="float">
            <text:p>-90.530159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94.21009064" calcext:value-type="float">
            <text:p>-94.21009064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95.13935852" calcext:value-type="float">
            <text:p>-95.13935852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89.65003204" calcext:value-type="float">
            <text:p>-89.65003204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93.21250916" calcext:value-type="float">
            <text:p>-93.21250916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95.0249939" calcext:value-type="float">
            <text:p>-95.0249939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91.45495605" calcext:value-type="float">
            <text:p>-91.45495605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89.84415436" calcext:value-type="float">
            <text:p>-89.84415436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91.62124634" calcext:value-type="float">
            <text:p>-91.62124634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91.84776306" calcext:value-type="float">
            <text:p>-91.84776306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89.35876465" calcext:value-type="float">
            <text:p>-89.35876465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93.00289154" calcext:value-type="float">
            <text:p>-93.00289154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94.39971161" calcext:value-type="float">
            <text:p>-94.39971161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95.42666626" calcext:value-type="float">
            <text:p>-95.42666626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94.30116272" calcext:value-type="float">
            <text:p>-94.30116272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93.3152771" calcext:value-type="float">
            <text:p>-93.3152771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95.62358856" calcext:value-type="float">
            <text:p>-95.62358856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95.39034271" calcext:value-type="float">
            <text:p>-95.39034271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93.61904144" calcext:value-type="float">
            <text:p>-93.61904144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95.17034149" calcext:value-type="float">
            <text:p>-95.17034149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94.6495285" calcext:value-type="float">
            <text:p>-94.6495285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94.13187408" calcext:value-type="float">
            <text:p>-94.13187408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93.08802032" calcext:value-type="float">
            <text:p>-93.08802032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95.78554535" calcext:value-type="float">
            <text:p>-95.78554535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90.50920868" calcext:value-type="float">
            <text:p>-90.50920868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90.62676239" calcext:value-type="float">
            <text:p>-90.62676239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91.41788483" calcext:value-type="float">
            <text:p>-91.41788483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96.42682648" calcext:value-type="float">
            <text:p>-96.42682648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97.77541351" calcext:value-type="float">
            <text:p>-97.77541351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95.4597168" calcext:value-type="float">
            <text:p>-95.4597168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94.77906036" calcext:value-type="float">
            <text:p>-94.77906036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93.32727814" calcext:value-type="float">
            <text:p>-93.32727814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93.72510529" calcext:value-type="float">
            <text:p>-93.72510529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94.6190567" calcext:value-type="float">
            <text:p>-94.6190567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88.04397583" calcext:value-type="float">
            <text:p>-88.04397583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87.79156494" calcext:value-type="float">
            <text:p>-87.79156494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93.36407471" calcext:value-type="float">
            <text:p>-93.36407471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94.54268646" calcext:value-type="float">
            <text:p>-94.54268646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95.19308472" calcext:value-type="float">
            <text:p>-95.19308472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95.91030884" calcext:value-type="float">
            <text:p>-95.91030884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95.51416779" calcext:value-type="float">
            <text:p>-95.51416779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96.09780121" calcext:value-type="float">
            <text:p>-96.09780121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95.67907715" calcext:value-type="float">
            <text:p>-95.67907715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93.50726318" calcext:value-type="float">
            <text:p>-93.50726318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91.37747955" calcext:value-type="float">
            <text:p>-91.37747955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96.98635101" calcext:value-type="float">
            <text:p>-96.98635101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96.80064392" calcext:value-type="float">
            <text:p>-96.80064392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96.33081055" calcext:value-type="float">
            <text:p>-96.33081055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96.41785431" calcext:value-type="float">
            <text:p>-96.41785431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96.78324127" calcext:value-type="float">
            <text:p>-96.78324127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96.8052597" calcext:value-type="float">
            <text:p>-96.8052597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96.1979599" calcext:value-type="float">
            <text:p>-96.1979599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98.05658722" calcext:value-type="float">
            <text:p>-98.05658722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96.59294128" calcext:value-type="float">
            <text:p>-96.59294128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92.81307983" calcext:value-type="float">
            <text:p>-92.81307983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96.04931641" calcext:value-type="float">
            <text:p>-96.04931641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95.59272003" calcext:value-type="float">
            <text:p>-95.59272003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97.05445099" calcext:value-type="float">
            <text:p>-97.05445099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96.68907928" calcext:value-type="float">
            <text:p>-96.68907928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98.73722076" calcext:value-type="float">
            <text:p>-98.73722076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94.84809113" calcext:value-type="float">
            <text:p>-94.84809113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97.79259491" calcext:value-type="float">
            <text:p>-97.79259491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93.63314056" calcext:value-type="float">
            <text:p>-93.63314056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97.48905182" calcext:value-type="float">
            <text:p>-97.48905182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98.96800995" calcext:value-type="float">
            <text:p>-98.96800995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97.42645264" calcext:value-type="float">
            <text:p>-97.42645264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98.12715912" calcext:value-type="float">
            <text:p>-98.12715912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100.2315216" calcext:value-type="float">
            <text:p>-100.2315216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99.79224396" calcext:value-type="float">
            <text:p>-99.79224396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98.78741455" calcext:value-type="float">
            <text:p>-98.78741455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99.3391571" calcext:value-type="float">
            <text:p>-99.3391571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98.98053741" calcext:value-type="float">
            <text:p>-98.98053741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99.69351959" calcext:value-type="float">
            <text:p>-99.69351959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98.95795441" calcext:value-type="float">
            <text:p>-98.95795441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98.49525452" calcext:value-type="float">
            <text:p>-98.49525452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100.7545013" calcext:value-type="float">
            <text:p>-100.7545013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98.18077087" calcext:value-type="float">
            <text:p>-98.18077087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100.3906174" calcext:value-type="float">
            <text:p>-100.3906174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99.90385437" calcext:value-type="float">
            <text:p>-99.90385437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99.75753021" calcext:value-type="float">
            <text:p>-99.75753021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101.4943008" calcext:value-type="float">
            <text:p>-101.4943008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101.2814865" calcext:value-type="float">
            <text:p>-101.2814865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102.4846268" calcext:value-type="float">
            <text:p>-102.4846268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99.18972015" calcext:value-type="float">
            <text:p>-99.18972015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102.7865067" calcext:value-type="float">
            <text:p>-102.7865067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101.4101486" calcext:value-type="float">
            <text:p>-101.4101486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101.4476318" calcext:value-type="float">
            <text:p>-101.4476318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100.2663651" calcext:value-type="float">
            <text:p>-100.2663651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99.50002289" calcext:value-type="float">
            <text:p>-99.50002289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102.3043137" calcext:value-type="float">
            <text:p>-102.3043137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102.4797745" calcext:value-type="float">
            <text:p>-102.4797745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100.9690857" calcext:value-type="float">
            <text:p>-100.9690857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100.4566116" calcext:value-type="float">
            <text:p>-100.4566116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102.0342026" calcext:value-type="float">
            <text:p>-102.0342026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102.0750885" calcext:value-type="float">
            <text:p>-102.0750885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100.556488" calcext:value-type="float">
            <text:p>-100.556488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103.3810806" calcext:value-type="float">
            <text:p>-103.3810806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99.54850769" calcext:value-type="float">
            <text:p>-99.54850769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100.9769821" calcext:value-type="float">
            <text:p>-100.9769821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102.5965271" calcext:value-type="float">
            <text:p>-102.5965271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101.7704315" calcext:value-type="float">
            <text:p>-101.7704315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95.62438202" calcext:value-type="float">
            <text:p>-95.62438202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101.4888687" calcext:value-type="float">
            <text:p>-101.4888687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100.2497406" calcext:value-type="float">
            <text:p>-100.2497406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102.4900818" calcext:value-type="float">
            <text:p>-102.4900818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103.122467" calcext:value-type="float">
            <text:p>-103.122467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101.2621689" calcext:value-type="float">
            <text:p>-101.2621689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103.1261826" calcext:value-type="float">
            <text:p>-103.1261826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103.3374481" calcext:value-type="float">
            <text:p>-103.3374481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102.4578857" calcext:value-type="float">
            <text:p>-102.4578857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103.8254395" calcext:value-type="float">
            <text:p>-103.8254395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103.7862854" calcext:value-type="float">
            <text:p>-103.7862854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101.7635498" calcext:value-type="float">
            <text:p>-101.7635498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100.3635559" calcext:value-type="float">
            <text:p>-100.3635559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102.6675415" calcext:value-type="float">
            <text:p>-102.6675415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102.8268356" calcext:value-type="float">
            <text:p>-102.8268356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102.9501419" calcext:value-type="float">
            <text:p>-102.9501419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103.9468307" calcext:value-type="float">
            <text:p>-103.9468307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105.0773392" calcext:value-type="float">
            <text:p>-105.0773392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104.3851547" calcext:value-type="float">
            <text:p>-104.3851547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103.2902908" calcext:value-type="float">
            <text:p>-103.2902908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104.7674942" calcext:value-type="float">
            <text:p>-104.7674942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104.4142532" calcext:value-type="float">
            <text:p>-104.4142532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105.8256683" calcext:value-type="float">
            <text:p>-105.8256683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105.1859512" calcext:value-type="float">
            <text:p>-105.1859512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105.2922211" calcext:value-type="float">
            <text:p>-105.2922211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105.6948471" calcext:value-type="float">
            <text:p>-105.6948471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104.6789474" calcext:value-type="float">
            <text:p>-104.6789474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104.610672" calcext:value-type="float">
            <text:p>-104.610672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105.7681274" calcext:value-type="float">
            <text:p>-105.7681274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104.9784775" calcext:value-type="float">
            <text:p>-104.9784775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106.3584824" calcext:value-type="float">
            <text:p>-106.3584824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106.6799927" calcext:value-type="float">
            <text:p>-106.6799927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105.8099213" calcext:value-type="float">
            <text:p>-105.8099213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106.3161621" calcext:value-type="float">
            <text:p>-106.3161621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105.8182678" calcext:value-type="float">
            <text:p>-105.8182678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105.8850174" calcext:value-type="float">
            <text:p>-105.8850174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107.3367844" calcext:value-type="float">
            <text:p>-107.3367844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105.7694931" calcext:value-type="float">
            <text:p>-105.7694931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105.1250687" calcext:value-type="float">
            <text:p>-105.1250687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102.1343307" calcext:value-type="float">
            <text:p>-102.1343307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105.2725449" calcext:value-type="float">
            <text:p>-105.2725449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106.4261246" calcext:value-type="float">
            <text:p>-106.4261246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106.7381668" calcext:value-type="float">
            <text:p>-106.7381668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106.5371323" calcext:value-type="float">
            <text:p>-106.5371323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107.6519394" calcext:value-type="float">
            <text:p>-107.6519394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106.2830124" calcext:value-type="float">
            <text:p>-106.2830124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105.9578247" calcext:value-type="float">
            <text:p>-105.9578247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103.768692" calcext:value-type="float">
            <text:p>-103.768692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107.4392319" calcext:value-type="float">
            <text:p>-107.4392319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105.0883865" calcext:value-type="float">
            <text:p>-105.0883865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105.8661118" calcext:value-type="float">
            <text:p>-105.8661118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105.7525635" calcext:value-type="float">
            <text:p>-105.7525635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107.4509277" calcext:value-type="float">
            <text:p>-107.4509277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106.6476593" calcext:value-type="float">
            <text:p>-106.6476593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104.8810501" calcext:value-type="float">
            <text:p>-104.8810501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106.9157257" calcext:value-type="float">
            <text:p>-106.9157257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106.4674759" calcext:value-type="float">
            <text:p>-106.4674759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108.2301712" calcext:value-type="float">
            <text:p>-108.2301712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108.0073624" calcext:value-type="float">
            <text:p>-108.0073624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107.9075089" calcext:value-type="float">
            <text:p>-107.9075089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106.6224899" calcext:value-type="float">
            <text:p>-106.6224899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106.2929306" calcext:value-type="float">
            <text:p>-106.2929306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106.9605789" calcext:value-type="float">
            <text:p>-106.9605789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107.7156525" calcext:value-type="float">
            <text:p>-107.7156525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106.5322266" calcext:value-type="float">
            <text:p>-106.5322266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107.618927" calcext:value-type="float">
            <text:p>-107.618927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107.9107437" calcext:value-type="float">
            <text:p>-107.9107437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106.8435822" calcext:value-type="float">
            <text:p>-106.8435822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107.33078" calcext:value-type="float">
            <text:p>-107.33078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107.2783432" calcext:value-type="float">
            <text:p>-107.2783432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108.0350266" calcext:value-type="float">
            <text:p>-108.0350266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107.9095535" calcext:value-type="float">
            <text:p>-107.9095535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108.2454147" calcext:value-type="float">
            <text:p>-108.2454147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106.1548691" calcext:value-type="float">
            <text:p>-106.1548691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106.0728607" calcext:value-type="float">
            <text:p>-106.0728607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107.8761902" calcext:value-type="float">
            <text:p>-107.8761902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105.8556519" calcext:value-type="float">
            <text:p>-105.8556519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107.4790115" calcext:value-type="float">
            <text:p>-107.4790115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104.8057022" calcext:value-type="float">
            <text:p>-104.8057022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106.5698013" calcext:value-type="float">
            <text:p>-106.5698013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108.6070099" calcext:value-type="float">
            <text:p>-108.6070099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107.3277969" calcext:value-type="float">
            <text:p>-107.3277969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107.4771576" calcext:value-type="float">
            <text:p>-107.4771576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106.4663849" calcext:value-type="float">
            <text:p>-106.4663849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108.118927" calcext:value-type="float">
            <text:p>-108.118927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105.0128403" calcext:value-type="float">
            <text:p>-105.0128403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107.4168625" calcext:value-type="float">
            <text:p>-107.4168625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106.501503" calcext:value-type="float">
            <text:p>-106.501503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106.1693726" calcext:value-type="float">
            <text:p>-106.1693726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107.2203979" calcext:value-type="float">
            <text:p>-107.2203979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106.2168884" calcext:value-type="float">
            <text:p>-106.2168884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106.8736038" calcext:value-type="float">
            <text:p>-106.8736038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106.1365356" calcext:value-type="float">
            <text:p>-106.1365356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106.1543121" calcext:value-type="float">
            <text:p>-106.1543121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106.6208572" calcext:value-type="float">
            <text:p>-106.6208572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105.8970718" calcext:value-type="float">
            <text:p>-105.8970718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106.6005478" calcext:value-type="float">
            <text:p>-106.6005478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103.5339279" calcext:value-type="float">
            <text:p>-103.5339279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105.4012375" calcext:value-type="float">
            <text:p>-105.4012375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106.2606125" calcext:value-type="float">
            <text:p>-106.2606125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104.7366257" calcext:value-type="float">
            <text:p>-104.7366257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106.5912704" calcext:value-type="float">
            <text:p>-106.5912704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104.3341141" calcext:value-type="float">
            <text:p>-104.3341141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105.6550369" calcext:value-type="float">
            <text:p>-105.6550369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104.3372498" calcext:value-type="float">
            <text:p>-104.3372498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105.6592255" calcext:value-type="float">
            <text:p>-105.6592255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104.9933167" calcext:value-type="float">
            <text:p>-104.9933167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104.9609375" calcext:value-type="float">
            <text:p>-104.9609375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105.3929291" calcext:value-type="float">
            <text:p>-105.3929291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105.6544647" calcext:value-type="float">
            <text:p>-105.6544647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103.192627" calcext:value-type="float">
            <text:p>-103.192627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104.7153625" calcext:value-type="float">
            <text:p>-104.7153625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105.2706604" calcext:value-type="float">
            <text:p>-105.2706604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103.6038589" calcext:value-type="float">
            <text:p>-103.6038589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104.5547562" calcext:value-type="float">
            <text:p>-104.5547562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104.6643372" calcext:value-type="float">
            <text:p>-104.6643372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104.9936447" calcext:value-type="float">
            <text:p>-104.9936447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104.6821213" calcext:value-type="float">
            <text:p>-104.6821213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104.9532852" calcext:value-type="float">
            <text:p>-104.9532852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104.783638" calcext:value-type="float">
            <text:p>-104.783638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105.0726242" calcext:value-type="float">
            <text:p>-105.0726242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105.7173996" calcext:value-type="float">
            <text:p>-105.7173996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105.0797958" calcext:value-type="float">
            <text:p>-105.0797958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106.2480392" calcext:value-type="float">
            <text:p>-106.2480392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104.00737" calcext:value-type="float">
            <text:p>-104.00737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106.1987076" calcext:value-type="float">
            <text:p>-106.1987076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105.901413" calcext:value-type="float">
            <text:p>-105.901413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107.6663132" calcext:value-type="float">
            <text:p>-107.6663132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107.8980255" calcext:value-type="float">
            <text:p>-107.8980255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107.1478577" calcext:value-type="float">
            <text:p>-107.1478577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108.4174576" calcext:value-type="float">
            <text:p>-108.4174576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108.313179" calcext:value-type="float">
            <text:p>-108.313179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106.5733032" calcext:value-type="float">
            <text:p>-106.5733032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95.25305176" calcext:value-type="float">
            <text:p>-95.25305176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107.8011627" calcext:value-type="float">
            <text:p>-107.8011627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108.2317657" calcext:value-type="float">
            <text:p>-108.2317657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9.36365509" calcext:value-type="float">
            <text:p>-89.36365509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97.3272934" calcext:value-type="float">
            <text:p>-97.3272934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108.1470261" calcext:value-type="float">
            <text:p>-108.1470261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108.1883163" calcext:value-type="float">
            <text:p>-108.1883163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97.14398956" calcext:value-type="float">
            <text:p>-97.14398956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106.8583908" calcext:value-type="float">
            <text:p>-106.8583908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106.0251541" calcext:value-type="float">
            <text:p>-106.0251541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106.8928375" calcext:value-type="float">
            <text:p>-106.8928375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107.8130493" calcext:value-type="float">
            <text:p>-107.8130493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109.2098389" calcext:value-type="float">
            <text:p>-109.2098389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107.3290558" calcext:value-type="float">
            <text:p>-107.3290558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108.977066" calcext:value-type="float">
            <text:p>-108.977066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105.4549103" calcext:value-type="float">
            <text:p>-105.4549103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107.5897751" calcext:value-type="float">
            <text:p>-107.5897751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108.8749847" calcext:value-type="float">
            <text:p>-108.8749847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110.0216064" calcext:value-type="float">
            <text:p>-110.0216064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108.3954239" calcext:value-type="float">
            <text:p>-108.3954239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107.938179" calcext:value-type="float">
            <text:p>-107.938179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107.0731354" calcext:value-type="float">
            <text:p>-107.0731354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107.880127" calcext:value-type="float">
            <text:p>-107.880127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108.072197" calcext:value-type="float">
            <text:p>-108.072197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108.0322876" calcext:value-type="float">
            <text:p>-108.0322876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108.6897736" calcext:value-type="float">
            <text:p>-108.6897736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107.8438416" calcext:value-type="float">
            <text:p>-107.8438416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106.1000671" calcext:value-type="float">
            <text:p>-106.1000671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109.1008453" calcext:value-type="float">
            <text:p>-109.1008453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109.1069031" calcext:value-type="float">
            <text:p>-109.1069031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109.4616241" calcext:value-type="float">
            <text:p>-109.4616241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108.8917007" calcext:value-type="float">
            <text:p>-108.8917007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107.431839" calcext:value-type="float">
            <text:p>-107.431839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109.2042236" calcext:value-type="float">
            <text:p>-109.2042236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107.7654572" calcext:value-type="float">
            <text:p>-107.7654572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108.3502274" calcext:value-type="float">
            <text:p>-108.3502274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107.8866577" calcext:value-type="float">
            <text:p>-107.8866577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108.9592667" calcext:value-type="float">
            <text:p>-108.9592667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108.8334045" calcext:value-type="float">
            <text:p>-108.8334045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108.4830093" calcext:value-type="float">
            <text:p>-108.4830093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108.3829269" calcext:value-type="float">
            <text:p>-108.3829269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109.0582657" calcext:value-type="float">
            <text:p>-109.0582657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107.9573898" calcext:value-type="float">
            <text:p>-107.9573898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109.2187119" calcext:value-type="float">
            <text:p>-109.2187119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109.4725418" calcext:value-type="float">
            <text:p>-109.4725418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108.8596115" calcext:value-type="float">
            <text:p>-108.8596115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98.83010864" calcext:value-type="float">
            <text:p>-98.83010864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108.7980423" calcext:value-type="float">
            <text:p>-108.7980423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109.3657684" calcext:value-type="float">
            <text:p>-109.3657684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110.1364136" calcext:value-type="float">
            <text:p>-110.1364136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108.2461929" calcext:value-type="float">
            <text:p>-108.2461929</text:p>
          </table:table-cell>
          <table:table-cell table:number-columns-repeated="3"/>
        </table:table-row>
      </table:table>
      <table:table table:name="N1E_2" table:style-name="ta1">
        <table:shapes>
          <draw:frame draw:z-index="0" draw:style-name="gr1" draw:text-style-name="P1" svg:width="1132.87pt" svg:height="548.9pt" svg:x="251.66pt" svg:y="3pt">
            <loext:p draw:notify-on-update-of-ranges="N1E_2.B1:N1E_2.B1 N1E_2.B2:N1E_2.B462 N1E_2.C1:N1E_2.C1 N1E_2.C2:N1E_2.C4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requency [Hz]</text:p>
          </table:table-cell>
          <table:table-cell office:value-type="string" calcext:value-type="string">
            <text:p>Frequency [MHz]</text:p>
          </table:table-cell>
          <table:table-cell office:value-type="string" calcext:value-type="string">
            <text:p>Power [dBm]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000" office:value-type="float" office:value="0" calcext:value-type="float">
            <text:p>0</text:p>
          </table:table-cell>
          <table:table-cell office:value-type="float" office:value="-25.85983467" calcext:value-type="float">
            <text:p>-25.85983467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table:formula="of:=[.A3]/1000000" office:value-type="float" office:value="0.2173913043" calcext:value-type="float">
            <text:p>0.2173913043</text:p>
          </table:table-cell>
          <table:table-cell office:value-type="float" office:value="-81.52479553" calcext:value-type="float">
            <text:p>-81.52479553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table:formula="of:=[.A4]/1000000" office:value-type="float" office:value="0.4347826087" calcext:value-type="float">
            <text:p>0.4347826087</text:p>
          </table:table-cell>
          <table:table-cell office:value-type="float" office:value="-83.45323944" calcext:value-type="float">
            <text:p>-83.45323944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table:formula="of:=[.A5]/1000000" office:value-type="float" office:value="0.652173913" calcext:value-type="float">
            <text:p>0.652173913</text:p>
          </table:table-cell>
          <table:table-cell office:value-type="float" office:value="-92.79727936" calcext:value-type="float">
            <text:p>-92.79727936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table:formula="of:=[.A6]/1000000" office:value-type="float" office:value="0.8695652174" calcext:value-type="float">
            <text:p>0.8695652174</text:p>
          </table:table-cell>
          <table:table-cell office:value-type="float" office:value="-95.59589386" calcext:value-type="float">
            <text:p>-95.59589386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table:formula="of:=[.A7]/1000000" office:value-type="float" office:value="1.086956522" calcext:value-type="float">
            <text:p>1.086956522</text:p>
          </table:table-cell>
          <table:table-cell office:value-type="float" office:value="-97.9923172" calcext:value-type="float">
            <text:p>-97.9923172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table:formula="of:=[.A8]/1000000" office:value-type="float" office:value="1.304347826" calcext:value-type="float">
            <text:p>1.304347826</text:p>
          </table:table-cell>
          <table:table-cell office:value-type="float" office:value="-95.95785522" calcext:value-type="float">
            <text:p>-95.95785522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table:formula="of:=[.A9]/1000000" office:value-type="float" office:value="1.52173913" calcext:value-type="float">
            <text:p>1.52173913</text:p>
          </table:table-cell>
          <table:table-cell office:value-type="float" office:value="-71.79412079" calcext:value-type="float">
            <text:p>-71.79412079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table:formula="of:=[.A10]/1000000" office:value-type="float" office:value="1.739130435" calcext:value-type="float">
            <text:p>1.739130435</text:p>
          </table:table-cell>
          <table:table-cell office:value-type="float" office:value="-97.11074829" calcext:value-type="float">
            <text:p>-97.11074829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table:formula="of:=[.A11]/1000000" office:value-type="float" office:value="1.956521739" calcext:value-type="float">
            <text:p>1.956521739</text:p>
          </table:table-cell>
          <table:table-cell office:value-type="float" office:value="-95.97800446" calcext:value-type="float">
            <text:p>-95.97800446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table:formula="of:=[.A12]/1000000" office:value-type="float" office:value="2.173913043" calcext:value-type="float">
            <text:p>2.173913043</text:p>
          </table:table-cell>
          <table:table-cell office:value-type="float" office:value="-96.81368256" calcext:value-type="float">
            <text:p>-96.81368256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table:formula="of:=[.A13]/1000000" office:value-type="float" office:value="2.391304348" calcext:value-type="float">
            <text:p>2.391304348</text:p>
          </table:table-cell>
          <table:table-cell office:value-type="float" office:value="-96.86431122" calcext:value-type="float">
            <text:p>-96.86431122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table:formula="of:=[.A14]/1000000" office:value-type="float" office:value="2.608695652" calcext:value-type="float">
            <text:p>2.608695652</text:p>
          </table:table-cell>
          <table:table-cell office:value-type="float" office:value="-97.04830933" calcext:value-type="float">
            <text:p>-97.04830933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table:formula="of:=[.A15]/1000000" office:value-type="float" office:value="2.826086957" calcext:value-type="float">
            <text:p>2.826086957</text:p>
          </table:table-cell>
          <table:table-cell office:value-type="float" office:value="-98.05465698" calcext:value-type="float">
            <text:p>-98.05465698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table:formula="of:=[.A16]/1000000" office:value-type="float" office:value="3.043478261" calcext:value-type="float">
            <text:p>3.043478261</text:p>
          </table:table-cell>
          <table:table-cell office:value-type="float" office:value="-97.28882599" calcext:value-type="float">
            <text:p>-97.28882599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table:formula="of:=[.A17]/1000000" office:value-type="float" office:value="3.260869565" calcext:value-type="float">
            <text:p>3.260869565</text:p>
          </table:table-cell>
          <table:table-cell office:value-type="float" office:value="-96.32720947" calcext:value-type="float">
            <text:p>-96.32720947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table:formula="of:=[.A18]/1000000" office:value-type="float" office:value="3.47826087" calcext:value-type="float">
            <text:p>3.47826087</text:p>
          </table:table-cell>
          <table:table-cell office:value-type="float" office:value="-94.5124054" calcext:value-type="float">
            <text:p>-94.5124054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table:formula="of:=[.A19]/1000000" office:value-type="float" office:value="3.695652174" calcext:value-type="float">
            <text:p>3.695652174</text:p>
          </table:table-cell>
          <table:table-cell office:value-type="float" office:value="-96.26218414" calcext:value-type="float">
            <text:p>-96.26218414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table:formula="of:=[.A20]/1000000" office:value-type="float" office:value="3.913043478" calcext:value-type="float">
            <text:p>3.913043478</text:p>
          </table:table-cell>
          <table:table-cell office:value-type="float" office:value="-94.82979584" calcext:value-type="float">
            <text:p>-94.82979584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table:formula="of:=[.A21]/1000000" office:value-type="float" office:value="4.130434783" calcext:value-type="float">
            <text:p>4.130434783</text:p>
          </table:table-cell>
          <table:table-cell office:value-type="float" office:value="-97.5760498" calcext:value-type="float">
            <text:p>-97.5760498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table:formula="of:=[.A22]/1000000" office:value-type="float" office:value="4.347826087" calcext:value-type="float">
            <text:p>4.347826087</text:p>
          </table:table-cell>
          <table:table-cell office:value-type="float" office:value="-91.01906586" calcext:value-type="float">
            <text:p>-91.01906586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table:formula="of:=[.A23]/1000000" office:value-type="float" office:value="4.565217391" calcext:value-type="float">
            <text:p>4.565217391</text:p>
          </table:table-cell>
          <table:table-cell office:value-type="float" office:value="-95.83571625" calcext:value-type="float">
            <text:p>-95.83571625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table:formula="of:=[.A24]/1000000" office:value-type="float" office:value="4.782608696" calcext:value-type="float">
            <text:p>4.782608696</text:p>
          </table:table-cell>
          <table:table-cell office:value-type="float" office:value="-94.88892365" calcext:value-type="float">
            <text:p>-94.88892365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25]/1000000" office:value-type="float" office:value="5" calcext:value-type="float">
            <text:p>5</text:p>
          </table:table-cell>
          <table:table-cell office:value-type="float" office:value="-95.91654205" calcext:value-type="float">
            <text:p>-95.91654205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table:formula="of:=[.A26]/1000000" office:value-type="float" office:value="5.217391304" calcext:value-type="float">
            <text:p>5.217391304</text:p>
          </table:table-cell>
          <table:table-cell office:value-type="float" office:value="-87.50869751" calcext:value-type="float">
            <text:p>-87.50869751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table:formula="of:=[.A27]/1000000" office:value-type="float" office:value="5.434782609" calcext:value-type="float">
            <text:p>5.434782609</text:p>
          </table:table-cell>
          <table:table-cell office:value-type="float" office:value="-93.99822235" calcext:value-type="float">
            <text:p>-93.99822235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table:formula="of:=[.A28]/1000000" office:value-type="float" office:value="5.652173913" calcext:value-type="float">
            <text:p>5.652173913</text:p>
          </table:table-cell>
          <table:table-cell office:value-type="float" office:value="-95.05867767" calcext:value-type="float">
            <text:p>-95.05867767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table:formula="of:=[.A29]/1000000" office:value-type="float" office:value="5.869565217" calcext:value-type="float">
            <text:p>5.869565217</text:p>
          </table:table-cell>
          <table:table-cell office:value-type="float" office:value="-89.15969086" calcext:value-type="float">
            <text:p>-89.15969086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table:formula="of:=[.A30]/1000000" office:value-type="float" office:value="6.086956522" calcext:value-type="float">
            <text:p>6.086956522</text:p>
          </table:table-cell>
          <table:table-cell office:value-type="float" office:value="-95.94361115" calcext:value-type="float">
            <text:p>-95.94361115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table:formula="of:=[.A31]/1000000" office:value-type="float" office:value="6.304347826" calcext:value-type="float">
            <text:p>6.304347826</text:p>
          </table:table-cell>
          <table:table-cell office:value-type="float" office:value="-95.35147858" calcext:value-type="float">
            <text:p>-95.35147858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table:formula="of:=[.A32]/1000000" office:value-type="float" office:value="6.52173913" calcext:value-type="float">
            <text:p>6.52173913</text:p>
          </table:table-cell>
          <table:table-cell office:value-type="float" office:value="-95.72979736" calcext:value-type="float">
            <text:p>-95.72979736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table:formula="of:=[.A33]/1000000" office:value-type="float" office:value="6.739130435" calcext:value-type="float">
            <text:p>6.739130435</text:p>
          </table:table-cell>
          <table:table-cell office:value-type="float" office:value="-95.19229126" calcext:value-type="float">
            <text:p>-95.19229126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table:formula="of:=[.A34]/1000000" office:value-type="float" office:value="6.956521739" calcext:value-type="float">
            <text:p>6.956521739</text:p>
          </table:table-cell>
          <table:table-cell office:value-type="float" office:value="-94.71575928" calcext:value-type="float">
            <text:p>-94.71575928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table:formula="of:=[.A35]/1000000" office:value-type="float" office:value="7.173913043" calcext:value-type="float">
            <text:p>7.173913043</text:p>
          </table:table-cell>
          <table:table-cell office:value-type="float" office:value="-95.71866608" calcext:value-type="float">
            <text:p>-95.71866608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table:formula="of:=[.A36]/1000000" office:value-type="float" office:value="7.391304348" calcext:value-type="float">
            <text:p>7.391304348</text:p>
          </table:table-cell>
          <table:table-cell office:value-type="float" office:value="-94.37441254" calcext:value-type="float">
            <text:p>-94.37441254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table:formula="of:=[.A37]/1000000" office:value-type="float" office:value="7.608695652" calcext:value-type="float">
            <text:p>7.608695652</text:p>
          </table:table-cell>
          <table:table-cell office:value-type="float" office:value="-94.60588837" calcext:value-type="float">
            <text:p>-94.60588837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table:formula="of:=[.A38]/1000000" office:value-type="float" office:value="7.826086957" calcext:value-type="float">
            <text:p>7.826086957</text:p>
          </table:table-cell>
          <table:table-cell office:value-type="float" office:value="-93.71494293" calcext:value-type="float">
            <text:p>-93.71494293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table:formula="of:=[.A39]/1000000" office:value-type="float" office:value="8.043478261" calcext:value-type="float">
            <text:p>8.043478261</text:p>
          </table:table-cell>
          <table:table-cell office:value-type="float" office:value="-93.99269104" calcext:value-type="float">
            <text:p>-93.99269104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table:formula="of:=[.A40]/1000000" office:value-type="float" office:value="8.260869565" calcext:value-type="float">
            <text:p>8.260869565</text:p>
          </table:table-cell>
          <table:table-cell office:value-type="float" office:value="-86.30161285" calcext:value-type="float">
            <text:p>-86.30161285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table:formula="of:=[.A41]/1000000" office:value-type="float" office:value="8.47826087" calcext:value-type="float">
            <text:p>8.47826087</text:p>
          </table:table-cell>
          <table:table-cell office:value-type="float" office:value="-94.84381104" calcext:value-type="float">
            <text:p>-94.84381104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table:formula="of:=[.A42]/1000000" office:value-type="float" office:value="8.695652174" calcext:value-type="float">
            <text:p>8.695652174</text:p>
          </table:table-cell>
          <table:table-cell office:value-type="float" office:value="-94.59796143" calcext:value-type="float">
            <text:p>-94.59796143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table:formula="of:=[.A43]/1000000" office:value-type="float" office:value="8.913043478" calcext:value-type="float">
            <text:p>8.913043478</text:p>
          </table:table-cell>
          <table:table-cell office:value-type="float" office:value="-93.0552597" calcext:value-type="float">
            <text:p>-93.0552597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table:formula="of:=[.A44]/1000000" office:value-type="float" office:value="9.130434783" calcext:value-type="float">
            <text:p>9.130434783</text:p>
          </table:table-cell>
          <table:table-cell office:value-type="float" office:value="-93.95487976" calcext:value-type="float">
            <text:p>-93.95487976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table:formula="of:=[.A45]/1000000" office:value-type="float" office:value="9.347826087" calcext:value-type="float">
            <text:p>9.347826087</text:p>
          </table:table-cell>
          <table:table-cell office:value-type="float" office:value="-93.28572845" calcext:value-type="float">
            <text:p>-93.28572845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table:formula="of:=[.A46]/1000000" office:value-type="float" office:value="9.565217391" calcext:value-type="float">
            <text:p>9.565217391</text:p>
          </table:table-cell>
          <table:table-cell office:value-type="float" office:value="-94.8536911" calcext:value-type="float">
            <text:p>-94.8536911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table:formula="of:=[.A47]/1000000" office:value-type="float" office:value="9.782608696" calcext:value-type="float">
            <text:p>9.782608696</text:p>
          </table:table-cell>
          <table:table-cell office:value-type="float" office:value="-90.09545135" calcext:value-type="float">
            <text:p>-90.09545135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48]/1000000" office:value-type="float" office:value="10" calcext:value-type="float">
            <text:p>10</text:p>
          </table:table-cell>
          <table:table-cell office:value-type="float" office:value="-89.95294189" calcext:value-type="float">
            <text:p>-89.95294189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table:formula="of:=[.A49]/1000000" office:value-type="float" office:value="10.2173913" calcext:value-type="float">
            <text:p>10.2173913</text:p>
          </table:table-cell>
          <table:table-cell office:value-type="float" office:value="-93.67268372" calcext:value-type="float">
            <text:p>-93.67268372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table:formula="of:=[.A50]/1000000" office:value-type="float" office:value="10.43478261" calcext:value-type="float">
            <text:p>10.43478261</text:p>
          </table:table-cell>
          <table:table-cell office:value-type="float" office:value="-82.05245209" calcext:value-type="float">
            <text:p>-82.05245209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table:formula="of:=[.A51]/1000000" office:value-type="float" office:value="10.65217391" calcext:value-type="float">
            <text:p>10.65217391</text:p>
          </table:table-cell>
          <table:table-cell office:value-type="float" office:value="-87.38283539" calcext:value-type="float">
            <text:p>-87.38283539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table:formula="of:=[.A52]/1000000" office:value-type="float" office:value="10.86956522" calcext:value-type="float">
            <text:p>10.86956522</text:p>
          </table:table-cell>
          <table:table-cell office:value-type="float" office:value="-82.14315033" calcext:value-type="float">
            <text:p>-82.14315033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table:formula="of:=[.A53]/1000000" office:value-type="float" office:value="11.08695652" calcext:value-type="float">
            <text:p>11.08695652</text:p>
          </table:table-cell>
          <table:table-cell office:value-type="float" office:value="-81.47119141" calcext:value-type="float">
            <text:p>-81.47119141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table:formula="of:=[.A54]/1000000" office:value-type="float" office:value="11.30434783" calcext:value-type="float">
            <text:p>11.30434783</text:p>
          </table:table-cell>
          <table:table-cell office:value-type="float" office:value="-83.38462067" calcext:value-type="float">
            <text:p>-83.38462067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table:formula="of:=[.A55]/1000000" office:value-type="float" office:value="11.52173913" calcext:value-type="float">
            <text:p>11.52173913</text:p>
          </table:table-cell>
          <table:table-cell office:value-type="float" office:value="-87.59196472" calcext:value-type="float">
            <text:p>-87.59196472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table:formula="of:=[.A56]/1000000" office:value-type="float" office:value="11.73913043" calcext:value-type="float">
            <text:p>11.73913043</text:p>
          </table:table-cell>
          <table:table-cell office:value-type="float" office:value="-94.10332489" calcext:value-type="float">
            <text:p>-94.10332489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table:formula="of:=[.A57]/1000000" office:value-type="float" office:value="11.95652174" calcext:value-type="float">
            <text:p>11.95652174</text:p>
          </table:table-cell>
          <table:table-cell office:value-type="float" office:value="-94.38790131" calcext:value-type="float">
            <text:p>-94.38790131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table:formula="of:=[.A58]/1000000" office:value-type="float" office:value="12.17391304" calcext:value-type="float">
            <text:p>12.17391304</text:p>
          </table:table-cell>
          <table:table-cell office:value-type="float" office:value="-93.45040131" calcext:value-type="float">
            <text:p>-93.45040131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table:formula="of:=[.A59]/1000000" office:value-type="float" office:value="12.39130435" calcext:value-type="float">
            <text:p>12.39130435</text:p>
          </table:table-cell>
          <table:table-cell office:value-type="float" office:value="-94.27173615" calcext:value-type="float">
            <text:p>-94.27173615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table:formula="of:=[.A60]/1000000" office:value-type="float" office:value="12.60869565" calcext:value-type="float">
            <text:p>12.60869565</text:p>
          </table:table-cell>
          <table:table-cell office:value-type="float" office:value="-92.39792633" calcext:value-type="float">
            <text:p>-92.39792633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table:formula="of:=[.A61]/1000000" office:value-type="float" office:value="12.82608696" calcext:value-type="float">
            <text:p>12.82608696</text:p>
          </table:table-cell>
          <table:table-cell office:value-type="float" office:value="-91.00740814" calcext:value-type="float">
            <text:p>-91.00740814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table:formula="of:=[.A62]/1000000" office:value-type="float" office:value="13.04347826" calcext:value-type="float">
            <text:p>13.04347826</text:p>
          </table:table-cell>
          <table:table-cell office:value-type="float" office:value="-90.20307922" calcext:value-type="float">
            <text:p>-90.20307922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table:formula="of:=[.A63]/1000000" office:value-type="float" office:value="13.26086957" calcext:value-type="float">
            <text:p>13.26086957</text:p>
          </table:table-cell>
          <table:table-cell office:value-type="float" office:value="-93.12545013" calcext:value-type="float">
            <text:p>-93.12545013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table:formula="of:=[.A64]/1000000" office:value-type="float" office:value="13.47826087" calcext:value-type="float">
            <text:p>13.47826087</text:p>
          </table:table-cell>
          <table:table-cell office:value-type="float" office:value="-93.61146545" calcext:value-type="float">
            <text:p>-93.61146545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table:formula="of:=[.A65]/1000000" office:value-type="float" office:value="13.69565217" calcext:value-type="float">
            <text:p>13.69565217</text:p>
          </table:table-cell>
          <table:table-cell office:value-type="float" office:value="-95.49898529" calcext:value-type="float">
            <text:p>-95.49898529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table:formula="of:=[.A66]/1000000" office:value-type="float" office:value="13.91304348" calcext:value-type="float">
            <text:p>13.91304348</text:p>
          </table:table-cell>
          <table:table-cell office:value-type="float" office:value="-94.67513275" calcext:value-type="float">
            <text:p>-94.67513275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table:formula="of:=[.A67]/1000000" office:value-type="float" office:value="14.13043478" calcext:value-type="float">
            <text:p>14.13043478</text:p>
          </table:table-cell>
          <table:table-cell office:value-type="float" office:value="-94.09124756" calcext:value-type="float">
            <text:p>-94.09124756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table:formula="of:=[.A68]/1000000" office:value-type="float" office:value="14.34782609" calcext:value-type="float">
            <text:p>14.34782609</text:p>
          </table:table-cell>
          <table:table-cell office:value-type="float" office:value="-94.2490921" calcext:value-type="float">
            <text:p>-94.2490921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table:formula="of:=[.A69]/1000000" office:value-type="float" office:value="14.56521739" calcext:value-type="float">
            <text:p>14.56521739</text:p>
          </table:table-cell>
          <table:table-cell office:value-type="float" office:value="-93.49429321" calcext:value-type="float">
            <text:p>-93.49429321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table:formula="of:=[.A70]/1000000" office:value-type="float" office:value="14.7826087" calcext:value-type="float">
            <text:p>14.7826087</text:p>
          </table:table-cell>
          <table:table-cell office:value-type="float" office:value="-94.19545746" calcext:value-type="float">
            <text:p>-94.19545746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71]/1000000" office:value-type="float" office:value="15" calcext:value-type="float">
            <text:p>15</text:p>
          </table:table-cell>
          <table:table-cell office:value-type="float" office:value="-90.78211212" calcext:value-type="float">
            <text:p>-90.78211212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table:formula="of:=[.A72]/1000000" office:value-type="float" office:value="15.2173913" calcext:value-type="float">
            <text:p>15.2173913</text:p>
          </table:table-cell>
          <table:table-cell office:value-type="float" office:value="-95.2995224" calcext:value-type="float">
            <text:p>-95.2995224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table:formula="of:=[.A73]/1000000" office:value-type="float" office:value="15.43478261" calcext:value-type="float">
            <text:p>15.43478261</text:p>
          </table:table-cell>
          <table:table-cell office:value-type="float" office:value="-94.37268066" calcext:value-type="float">
            <text:p>-94.37268066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table:formula="of:=[.A74]/1000000" office:value-type="float" office:value="15.65217391" calcext:value-type="float">
            <text:p>15.65217391</text:p>
          </table:table-cell>
          <table:table-cell office:value-type="float" office:value="-95.08291626" calcext:value-type="float">
            <text:p>-95.08291626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table:formula="of:=[.A75]/1000000" office:value-type="float" office:value="15.86956522" calcext:value-type="float">
            <text:p>15.86956522</text:p>
          </table:table-cell>
          <table:table-cell office:value-type="float" office:value="-88.81776428" calcext:value-type="float">
            <text:p>-88.81776428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table:formula="of:=[.A76]/1000000" office:value-type="float" office:value="16.08695652" calcext:value-type="float">
            <text:p>16.08695652</text:p>
          </table:table-cell>
          <table:table-cell office:value-type="float" office:value="-93.19755554" calcext:value-type="float">
            <text:p>-93.19755554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table:formula="of:=[.A77]/1000000" office:value-type="float" office:value="16.30434783" calcext:value-type="float">
            <text:p>16.30434783</text:p>
          </table:table-cell>
          <table:table-cell office:value-type="float" office:value="-95.3808136" calcext:value-type="float">
            <text:p>-95.3808136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table:formula="of:=[.A78]/1000000" office:value-type="float" office:value="16.52173913" calcext:value-type="float">
            <text:p>16.52173913</text:p>
          </table:table-cell>
          <table:table-cell office:value-type="float" office:value="-94.06845093" calcext:value-type="float">
            <text:p>-94.06845093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table:formula="of:=[.A79]/1000000" office:value-type="float" office:value="16.73913043" calcext:value-type="float">
            <text:p>16.73913043</text:p>
          </table:table-cell>
          <table:table-cell office:value-type="float" office:value="-94.85229492" calcext:value-type="float">
            <text:p>-94.85229492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table:formula="of:=[.A80]/1000000" office:value-type="float" office:value="16.95652174" calcext:value-type="float">
            <text:p>16.95652174</text:p>
          </table:table-cell>
          <table:table-cell office:value-type="float" office:value="-92.12770081" calcext:value-type="float">
            <text:p>-92.12770081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table:formula="of:=[.A81]/1000000" office:value-type="float" office:value="17.17391304" calcext:value-type="float">
            <text:p>17.17391304</text:p>
          </table:table-cell>
          <table:table-cell office:value-type="float" office:value="-92.52792358" calcext:value-type="float">
            <text:p>-92.52792358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table:formula="of:=[.A82]/1000000" office:value-type="float" office:value="17.39130435" calcext:value-type="float">
            <text:p>17.39130435</text:p>
          </table:table-cell>
          <table:table-cell office:value-type="float" office:value="-93.05602264" calcext:value-type="float">
            <text:p>-93.05602264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table:formula="of:=[.A83]/1000000" office:value-type="float" office:value="17.60869565" calcext:value-type="float">
            <text:p>17.60869565</text:p>
          </table:table-cell>
          <table:table-cell office:value-type="float" office:value="-93.95643616" calcext:value-type="float">
            <text:p>-93.95643616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table:formula="of:=[.A84]/1000000" office:value-type="float" office:value="17.82608696" calcext:value-type="float">
            <text:p>17.82608696</text:p>
          </table:table-cell>
          <table:table-cell office:value-type="float" office:value="-92.69833374" calcext:value-type="float">
            <text:p>-92.69833374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table:formula="of:=[.A85]/1000000" office:value-type="float" office:value="18.04347826" calcext:value-type="float">
            <text:p>18.04347826</text:p>
          </table:table-cell>
          <table:table-cell office:value-type="float" office:value="-94.35645294" calcext:value-type="float">
            <text:p>-94.35645294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table:formula="of:=[.A86]/1000000" office:value-type="float" office:value="18.26086957" calcext:value-type="float">
            <text:p>18.26086957</text:p>
          </table:table-cell>
          <table:table-cell office:value-type="float" office:value="-93.61487579" calcext:value-type="float">
            <text:p>-93.61487579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table:formula="of:=[.A87]/1000000" office:value-type="float" office:value="18.47826087" calcext:value-type="float">
            <text:p>18.47826087</text:p>
          </table:table-cell>
          <table:table-cell office:value-type="float" office:value="-92.26618195" calcext:value-type="float">
            <text:p>-92.26618195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table:formula="of:=[.A88]/1000000" office:value-type="float" office:value="18.69565217" calcext:value-type="float">
            <text:p>18.69565217</text:p>
          </table:table-cell>
          <table:table-cell office:value-type="float" office:value="-95.0699234" calcext:value-type="float">
            <text:p>-95.0699234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table:formula="of:=[.A89]/1000000" office:value-type="float" office:value="18.91304348" calcext:value-type="float">
            <text:p>18.91304348</text:p>
          </table:table-cell>
          <table:table-cell office:value-type="float" office:value="-93.18491364" calcext:value-type="float">
            <text:p>-93.18491364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table:formula="of:=[.A90]/1000000" office:value-type="float" office:value="19.13043478" calcext:value-type="float">
            <text:p>19.13043478</text:p>
          </table:table-cell>
          <table:table-cell office:value-type="float" office:value="-94.6870575" calcext:value-type="float">
            <text:p>-94.6870575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table:formula="of:=[.A91]/1000000" office:value-type="float" office:value="19.34782609" calcext:value-type="float">
            <text:p>19.34782609</text:p>
          </table:table-cell>
          <table:table-cell office:value-type="float" office:value="-93.19267273" calcext:value-type="float">
            <text:p>-93.19267273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table:formula="of:=[.A92]/1000000" office:value-type="float" office:value="19.56521739" calcext:value-type="float">
            <text:p>19.56521739</text:p>
          </table:table-cell>
          <table:table-cell office:value-type="float" office:value="-93.86693573" calcext:value-type="float">
            <text:p>-93.86693573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table:formula="of:=[.A93]/1000000" office:value-type="float" office:value="19.7826087" calcext:value-type="float">
            <text:p>19.7826087</text:p>
          </table:table-cell>
          <table:table-cell office:value-type="float" office:value="-93.40346527" calcext:value-type="float">
            <text:p>-93.40346527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94]/1000000" office:value-type="float" office:value="20" calcext:value-type="float">
            <text:p>20</text:p>
          </table:table-cell>
          <table:table-cell office:value-type="float" office:value="-93.74965668" calcext:value-type="float">
            <text:p>-93.74965668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table:formula="of:=[.A95]/1000000" office:value-type="float" office:value="20.2173913" calcext:value-type="float">
            <text:p>20.2173913</text:p>
          </table:table-cell>
          <table:table-cell office:value-type="float" office:value="-93.45513153" calcext:value-type="float">
            <text:p>-93.45513153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table:formula="of:=[.A96]/1000000" office:value-type="float" office:value="20.43478261" calcext:value-type="float">
            <text:p>20.43478261</text:p>
          </table:table-cell>
          <table:table-cell office:value-type="float" office:value="-94.09299469" calcext:value-type="float">
            <text:p>-94.09299469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table:formula="of:=[.A97]/1000000" office:value-type="float" office:value="20.65217391" calcext:value-type="float">
            <text:p>20.65217391</text:p>
          </table:table-cell>
          <table:table-cell office:value-type="float" office:value="-91.38127136" calcext:value-type="float">
            <text:p>-91.38127136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table:formula="of:=[.A98]/1000000" office:value-type="float" office:value="20.86956522" calcext:value-type="float">
            <text:p>20.86956522</text:p>
          </table:table-cell>
          <table:table-cell office:value-type="float" office:value="-91.54101563" calcext:value-type="float">
            <text:p>-91.54101563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table:formula="of:=[.A99]/1000000" office:value-type="float" office:value="21.08695652" calcext:value-type="float">
            <text:p>21.08695652</text:p>
          </table:table-cell>
          <table:table-cell office:value-type="float" office:value="-90.83725739" calcext:value-type="float">
            <text:p>-90.83725739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table:formula="of:=[.A100]/1000000" office:value-type="float" office:value="21.30434783" calcext:value-type="float">
            <text:p>21.30434783</text:p>
          </table:table-cell>
          <table:table-cell office:value-type="float" office:value="-89.68468475" calcext:value-type="float">
            <text:p>-89.68468475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table:formula="of:=[.A101]/1000000" office:value-type="float" office:value="21.52173913" calcext:value-type="float">
            <text:p>21.52173913</text:p>
          </table:table-cell>
          <table:table-cell office:value-type="float" office:value="-88.65333557" calcext:value-type="float">
            <text:p>-88.65333557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table:formula="of:=[.A102]/1000000" office:value-type="float" office:value="21.73913043" calcext:value-type="float">
            <text:p>21.73913043</text:p>
          </table:table-cell>
          <table:table-cell office:value-type="float" office:value="-88.49009705" calcext:value-type="float">
            <text:p>-88.49009705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table:formula="of:=[.A103]/1000000" office:value-type="float" office:value="21.95652174" calcext:value-type="float">
            <text:p>21.95652174</text:p>
          </table:table-cell>
          <table:table-cell office:value-type="float" office:value="-90.52347565" calcext:value-type="float">
            <text:p>-90.52347565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table:formula="of:=[.A104]/1000000" office:value-type="float" office:value="22.17391304" calcext:value-type="float">
            <text:p>22.17391304</text:p>
          </table:table-cell>
          <table:table-cell office:value-type="float" office:value="-89.98383331" calcext:value-type="float">
            <text:p>-89.98383331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table:formula="of:=[.A105]/1000000" office:value-type="float" office:value="22.39130435" calcext:value-type="float">
            <text:p>22.39130435</text:p>
          </table:table-cell>
          <table:table-cell office:value-type="float" office:value="-90.87407684" calcext:value-type="float">
            <text:p>-90.87407684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table:formula="of:=[.A106]/1000000" office:value-type="float" office:value="22.60869565" calcext:value-type="float">
            <text:p>22.60869565</text:p>
          </table:table-cell>
          <table:table-cell office:value-type="float" office:value="-91.9960556" calcext:value-type="float">
            <text:p>-91.9960556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table:formula="of:=[.A107]/1000000" office:value-type="float" office:value="22.82608696" calcext:value-type="float">
            <text:p>22.82608696</text:p>
          </table:table-cell>
          <table:table-cell office:value-type="float" office:value="-92.99723816" calcext:value-type="float">
            <text:p>-92.99723816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table:formula="of:=[.A108]/1000000" office:value-type="float" office:value="23.04347826" calcext:value-type="float">
            <text:p>23.04347826</text:p>
          </table:table-cell>
          <table:table-cell office:value-type="float" office:value="-88.32858276" calcext:value-type="float">
            <text:p>-88.32858276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table:formula="of:=[.A109]/1000000" office:value-type="float" office:value="23.26086957" calcext:value-type="float">
            <text:p>23.26086957</text:p>
          </table:table-cell>
          <table:table-cell office:value-type="float" office:value="-93.09169769" calcext:value-type="float">
            <text:p>-93.09169769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table:formula="of:=[.A110]/1000000" office:value-type="float" office:value="23.47826087" calcext:value-type="float">
            <text:p>23.47826087</text:p>
          </table:table-cell>
          <table:table-cell office:value-type="float" office:value="-92.52314758" calcext:value-type="float">
            <text:p>-92.52314758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table:formula="of:=[.A111]/1000000" office:value-type="float" office:value="23.69565217" calcext:value-type="float">
            <text:p>23.69565217</text:p>
          </table:table-cell>
          <table:table-cell office:value-type="float" office:value="-93.85131836" calcext:value-type="float">
            <text:p>-93.85131836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table:formula="of:=[.A112]/1000000" office:value-type="float" office:value="23.91304348" calcext:value-type="float">
            <text:p>23.91304348</text:p>
          </table:table-cell>
          <table:table-cell office:value-type="float" office:value="-92.67620087" calcext:value-type="float">
            <text:p>-92.67620087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table:formula="of:=[.A113]/1000000" office:value-type="float" office:value="24.13043478" calcext:value-type="float">
            <text:p>24.13043478</text:p>
          </table:table-cell>
          <table:table-cell office:value-type="float" office:value="-93.05443573" calcext:value-type="float">
            <text:p>-93.05443573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table:formula="of:=[.A114]/1000000" office:value-type="float" office:value="24.34782609" calcext:value-type="float">
            <text:p>24.34782609</text:p>
          </table:table-cell>
          <table:table-cell office:value-type="float" office:value="-92.5111618" calcext:value-type="float">
            <text:p>-92.5111618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table:formula="of:=[.A115]/1000000" office:value-type="float" office:value="24.56521739" calcext:value-type="float">
            <text:p>24.56521739</text:p>
          </table:table-cell>
          <table:table-cell office:value-type="float" office:value="-94.55284882" calcext:value-type="float">
            <text:p>-94.55284882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table:formula="of:=[.A116]/1000000" office:value-type="float" office:value="24.7826087" calcext:value-type="float">
            <text:p>24.7826087</text:p>
          </table:table-cell>
          <table:table-cell office:value-type="float" office:value="-93.09964752" calcext:value-type="float">
            <text:p>-93.09964752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117]/1000000" office:value-type="float" office:value="25" calcext:value-type="float">
            <text:p>25</text:p>
          </table:table-cell>
          <table:table-cell office:value-type="float" office:value="-93.61112976" calcext:value-type="float">
            <text:p>-93.61112976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table:formula="of:=[.A118]/1000000" office:value-type="float" office:value="25.2173913" calcext:value-type="float">
            <text:p>25.2173913</text:p>
          </table:table-cell>
          <table:table-cell office:value-type="float" office:value="-92.09770203" calcext:value-type="float">
            <text:p>-92.09770203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table:formula="of:=[.A119]/1000000" office:value-type="float" office:value="25.43478261" calcext:value-type="float">
            <text:p>25.43478261</text:p>
          </table:table-cell>
          <table:table-cell office:value-type="float" office:value="-94.57054901" calcext:value-type="float">
            <text:p>-94.57054901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table:formula="of:=[.A120]/1000000" office:value-type="float" office:value="25.65217391" calcext:value-type="float">
            <text:p>25.65217391</text:p>
          </table:table-cell>
          <table:table-cell office:value-type="float" office:value="-92.91892242" calcext:value-type="float">
            <text:p>-92.91892242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table:formula="of:=[.A121]/1000000" office:value-type="float" office:value="25.86956522" calcext:value-type="float">
            <text:p>25.86956522</text:p>
          </table:table-cell>
          <table:table-cell office:value-type="float" office:value="-93.30625153" calcext:value-type="float">
            <text:p>-93.30625153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table:formula="of:=[.A122]/1000000" office:value-type="float" office:value="26.08695652" calcext:value-type="float">
            <text:p>26.08695652</text:p>
          </table:table-cell>
          <table:table-cell office:value-type="float" office:value="-93.00852203" calcext:value-type="float">
            <text:p>-93.00852203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table:formula="of:=[.A123]/1000000" office:value-type="float" office:value="26.30434783" calcext:value-type="float">
            <text:p>26.30434783</text:p>
          </table:table-cell>
          <table:table-cell office:value-type="float" office:value="-92.65493011" calcext:value-type="float">
            <text:p>-92.65493011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table:formula="of:=[.A124]/1000000" office:value-type="float" office:value="26.52173913" calcext:value-type="float">
            <text:p>26.52173913</text:p>
          </table:table-cell>
          <table:table-cell office:value-type="float" office:value="-91.55898285" calcext:value-type="float">
            <text:p>-91.55898285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table:formula="of:=[.A125]/1000000" office:value-type="float" office:value="26.73913043" calcext:value-type="float">
            <text:p>26.73913043</text:p>
          </table:table-cell>
          <table:table-cell office:value-type="float" office:value="-93.2559433" calcext:value-type="float">
            <text:p>-93.2559433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table:formula="of:=[.A126]/1000000" office:value-type="float" office:value="26.95652174" calcext:value-type="float">
            <text:p>26.95652174</text:p>
          </table:table-cell>
          <table:table-cell office:value-type="float" office:value="-92.7491684" calcext:value-type="float">
            <text:p>-92.7491684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table:formula="of:=[.A127]/1000000" office:value-type="float" office:value="27.17391304" calcext:value-type="float">
            <text:p>27.17391304</text:p>
          </table:table-cell>
          <table:table-cell office:value-type="float" office:value="-89.55735016" calcext:value-type="float">
            <text:p>-89.55735016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table:formula="of:=[.A128]/1000000" office:value-type="float" office:value="27.39130435" calcext:value-type="float">
            <text:p>27.39130435</text:p>
          </table:table-cell>
          <table:table-cell office:value-type="float" office:value="-89.29692078" calcext:value-type="float">
            <text:p>-89.29692078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table:formula="of:=[.A129]/1000000" office:value-type="float" office:value="27.60869565" calcext:value-type="float">
            <text:p>27.60869565</text:p>
          </table:table-cell>
          <table:table-cell office:value-type="float" office:value="-93.53157806" calcext:value-type="float">
            <text:p>-93.53157806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table:formula="of:=[.A130]/1000000" office:value-type="float" office:value="27.82608696" calcext:value-type="float">
            <text:p>27.82608696</text:p>
          </table:table-cell>
          <table:table-cell office:value-type="float" office:value="-95.08892059" calcext:value-type="float">
            <text:p>-95.08892059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table:formula="of:=[.A131]/1000000" office:value-type="float" office:value="28.04347826" calcext:value-type="float">
            <text:p>28.04347826</text:p>
          </table:table-cell>
          <table:table-cell office:value-type="float" office:value="-92.42508698" calcext:value-type="float">
            <text:p>-92.42508698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table:formula="of:=[.A132]/1000000" office:value-type="float" office:value="28.26086957" calcext:value-type="float">
            <text:p>28.26086957</text:p>
          </table:table-cell>
          <table:table-cell office:value-type="float" office:value="-89.0894165" calcext:value-type="float">
            <text:p>-89.0894165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table:formula="of:=[.A133]/1000000" office:value-type="float" office:value="28.47826087" calcext:value-type="float">
            <text:p>28.47826087</text:p>
          </table:table-cell>
          <table:table-cell office:value-type="float" office:value="-88.28336334" calcext:value-type="float">
            <text:p>-88.28336334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table:formula="of:=[.A134]/1000000" office:value-type="float" office:value="28.69565217" calcext:value-type="float">
            <text:p>28.69565217</text:p>
          </table:table-cell>
          <table:table-cell office:value-type="float" office:value="-84.7520752" calcext:value-type="float">
            <text:p>-84.7520752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table:formula="of:=[.A135]/1000000" office:value-type="float" office:value="28.91304348" calcext:value-type="float">
            <text:p>28.91304348</text:p>
          </table:table-cell>
          <table:table-cell office:value-type="float" office:value="-92.32183075" calcext:value-type="float">
            <text:p>-92.32183075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table:formula="of:=[.A136]/1000000" office:value-type="float" office:value="29.13043478" calcext:value-type="float">
            <text:p>29.13043478</text:p>
          </table:table-cell>
          <table:table-cell office:value-type="float" office:value="-83.56997681" calcext:value-type="float">
            <text:p>-83.56997681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table:formula="of:=[.A137]/1000000" office:value-type="float" office:value="29.34782609" calcext:value-type="float">
            <text:p>29.34782609</text:p>
          </table:table-cell>
          <table:table-cell office:value-type="float" office:value="-89.16958618" calcext:value-type="float">
            <text:p>-89.16958618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table:formula="of:=[.A138]/1000000" office:value-type="float" office:value="29.56521739" calcext:value-type="float">
            <text:p>29.56521739</text:p>
          </table:table-cell>
          <table:table-cell office:value-type="float" office:value="-88.48428345" calcext:value-type="float">
            <text:p>-88.48428345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table:formula="of:=[.A139]/1000000" office:value-type="float" office:value="29.7826087" calcext:value-type="float">
            <text:p>29.7826087</text:p>
          </table:table-cell>
          <table:table-cell office:value-type="float" office:value="-90.15366364" calcext:value-type="float">
            <text:p>-90.15366364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formula="of:=[.A140]/1000000" office:value-type="float" office:value="30" calcext:value-type="float">
            <text:p>30</text:p>
          </table:table-cell>
          <table:table-cell office:value-type="float" office:value="-89.38851166" calcext:value-type="float">
            <text:p>-89.38851166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table:formula="of:=[.A141]/1000000" office:value-type="float" office:value="30.2173913" calcext:value-type="float">
            <text:p>30.2173913</text:p>
          </table:table-cell>
          <table:table-cell office:value-type="float" office:value="-95.58555603" calcext:value-type="float">
            <text:p>-95.58555603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table:formula="of:=[.A142]/1000000" office:value-type="float" office:value="30.43478261" calcext:value-type="float">
            <text:p>30.43478261</text:p>
          </table:table-cell>
          <table:table-cell office:value-type="float" office:value="-94.95948792" calcext:value-type="float">
            <text:p>-94.95948792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table:formula="of:=[.A143]/1000000" office:value-type="float" office:value="30.65217391" calcext:value-type="float">
            <text:p>30.65217391</text:p>
          </table:table-cell>
          <table:table-cell office:value-type="float" office:value="-93.32692719" calcext:value-type="float">
            <text:p>-93.32692719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table:formula="of:=[.A144]/1000000" office:value-type="float" office:value="30.86956522" calcext:value-type="float">
            <text:p>30.86956522</text:p>
          </table:table-cell>
          <table:table-cell office:value-type="float" office:value="-95.14678192" calcext:value-type="float">
            <text:p>-95.14678192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table:formula="of:=[.A145]/1000000" office:value-type="float" office:value="31.08695652" calcext:value-type="float">
            <text:p>31.08695652</text:p>
          </table:table-cell>
          <table:table-cell office:value-type="float" office:value="-93.28712463" calcext:value-type="float">
            <text:p>-93.28712463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table:formula="of:=[.A146]/1000000" office:value-type="float" office:value="31.30434783" calcext:value-type="float">
            <text:p>31.30434783</text:p>
          </table:table-cell>
          <table:table-cell office:value-type="float" office:value="-91.91804504" calcext:value-type="float">
            <text:p>-91.91804504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table:formula="of:=[.A147]/1000000" office:value-type="float" office:value="31.52173913" calcext:value-type="float">
            <text:p>31.52173913</text:p>
          </table:table-cell>
          <table:table-cell office:value-type="float" office:value="-90.0557785" calcext:value-type="float">
            <text:p>-90.0557785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table:formula="of:=[.A148]/1000000" office:value-type="float" office:value="31.73913043" calcext:value-type="float">
            <text:p>31.73913043</text:p>
          </table:table-cell>
          <table:table-cell office:value-type="float" office:value="-94.85525513" calcext:value-type="float">
            <text:p>-94.85525513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table:formula="of:=[.A149]/1000000" office:value-type="float" office:value="31.95652174" calcext:value-type="float">
            <text:p>31.95652174</text:p>
          </table:table-cell>
          <table:table-cell office:value-type="float" office:value="-89.22934723" calcext:value-type="float">
            <text:p>-89.22934723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table:formula="of:=[.A150]/1000000" office:value-type="float" office:value="32.17391304" calcext:value-type="float">
            <text:p>32.17391304</text:p>
          </table:table-cell>
          <table:table-cell office:value-type="float" office:value="-94.00666046" calcext:value-type="float">
            <text:p>-94.00666046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table:formula="of:=[.A151]/1000000" office:value-type="float" office:value="32.39130435" calcext:value-type="float">
            <text:p>32.39130435</text:p>
          </table:table-cell>
          <table:table-cell office:value-type="float" office:value="-93.12731934" calcext:value-type="float">
            <text:p>-93.12731934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table:formula="of:=[.A152]/1000000" office:value-type="float" office:value="32.60869565" calcext:value-type="float">
            <text:p>32.60869565</text:p>
          </table:table-cell>
          <table:table-cell office:value-type="float" office:value="-87.1026535" calcext:value-type="float">
            <text:p>-87.1026535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table:formula="of:=[.A153]/1000000" office:value-type="float" office:value="32.82608696" calcext:value-type="float">
            <text:p>32.82608696</text:p>
          </table:table-cell>
          <table:table-cell office:value-type="float" office:value="-88.42290497" calcext:value-type="float">
            <text:p>-88.42290497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table:formula="of:=[.A154]/1000000" office:value-type="float" office:value="33.04347826" calcext:value-type="float">
            <text:p>33.04347826</text:p>
          </table:table-cell>
          <table:table-cell office:value-type="float" office:value="-88.93947601" calcext:value-type="float">
            <text:p>-88.93947601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table:formula="of:=[.A155]/1000000" office:value-type="float" office:value="33.26086957" calcext:value-type="float">
            <text:p>33.26086957</text:p>
          </table:table-cell>
          <table:table-cell office:value-type="float" office:value="-90.34416199" calcext:value-type="float">
            <text:p>-90.34416199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table:formula="of:=[.A156]/1000000" office:value-type="float" office:value="33.47826087" calcext:value-type="float">
            <text:p>33.47826087</text:p>
          </table:table-cell>
          <table:table-cell office:value-type="float" office:value="-84.73158264" calcext:value-type="float">
            <text:p>-84.73158264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table:formula="of:=[.A157]/1000000" office:value-type="float" office:value="33.69565217" calcext:value-type="float">
            <text:p>33.69565217</text:p>
          </table:table-cell>
          <table:table-cell office:value-type="float" office:value="-92.27598572" calcext:value-type="float">
            <text:p>-92.27598572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table:formula="of:=[.A158]/1000000" office:value-type="float" office:value="33.91304348" calcext:value-type="float">
            <text:p>33.91304348</text:p>
          </table:table-cell>
          <table:table-cell office:value-type="float" office:value="-90.77883148" calcext:value-type="float">
            <text:p>-90.77883148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table:formula="of:=[.A159]/1000000" office:value-type="float" office:value="34.13043478" calcext:value-type="float">
            <text:p>34.13043478</text:p>
          </table:table-cell>
          <table:table-cell office:value-type="float" office:value="-84.025383" calcext:value-type="float">
            <text:p>-84.025383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table:formula="of:=[.A160]/1000000" office:value-type="float" office:value="34.34782609" calcext:value-type="float">
            <text:p>34.34782609</text:p>
          </table:table-cell>
          <table:table-cell office:value-type="float" office:value="-88.62281799" calcext:value-type="float">
            <text:p>-88.62281799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table:formula="of:=[.A161]/1000000" office:value-type="float" office:value="34.56521739" calcext:value-type="float">
            <text:p>34.56521739</text:p>
          </table:table-cell>
          <table:table-cell office:value-type="float" office:value="-82.39258575" calcext:value-type="float">
            <text:p>-82.39258575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table:formula="of:=[.A162]/1000000" office:value-type="float" office:value="34.7826087" calcext:value-type="float">
            <text:p>34.7826087</text:p>
          </table:table-cell>
          <table:table-cell office:value-type="float" office:value="-87.33350372" calcext:value-type="float">
            <text:p>-87.33350372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163]/1000000" office:value-type="float" office:value="35" calcext:value-type="float">
            <text:p>35</text:p>
          </table:table-cell>
          <table:table-cell office:value-type="float" office:value="-86.32752991" calcext:value-type="float">
            <text:p>-86.32752991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table:formula="of:=[.A164]/1000000" office:value-type="float" office:value="35.2173913" calcext:value-type="float">
            <text:p>35.2173913</text:p>
          </table:table-cell>
          <table:table-cell office:value-type="float" office:value="-89.50859833" calcext:value-type="float">
            <text:p>-89.50859833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table:formula="of:=[.A165]/1000000" office:value-type="float" office:value="35.43478261" calcext:value-type="float">
            <text:p>35.43478261</text:p>
          </table:table-cell>
          <table:table-cell office:value-type="float" office:value="-84.53591919" calcext:value-type="float">
            <text:p>-84.53591919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table:formula="of:=[.A166]/1000000" office:value-type="float" office:value="35.65217391" calcext:value-type="float">
            <text:p>35.65217391</text:p>
          </table:table-cell>
          <table:table-cell office:value-type="float" office:value="-91.21697235" calcext:value-type="float">
            <text:p>-91.21697235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table:formula="of:=[.A167]/1000000" office:value-type="float" office:value="35.86956522" calcext:value-type="float">
            <text:p>35.86956522</text:p>
          </table:table-cell>
          <table:table-cell office:value-type="float" office:value="-91.51511383" calcext:value-type="float">
            <text:p>-91.51511383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table:formula="of:=[.A168]/1000000" office:value-type="float" office:value="36.08695652" calcext:value-type="float">
            <text:p>36.08695652</text:p>
          </table:table-cell>
          <table:table-cell office:value-type="float" office:value="-89.4776535" calcext:value-type="float">
            <text:p>-89.4776535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table:formula="of:=[.A169]/1000000" office:value-type="float" office:value="36.30434783" calcext:value-type="float">
            <text:p>36.30434783</text:p>
          </table:table-cell>
          <table:table-cell office:value-type="float" office:value="-94.23898315" calcext:value-type="float">
            <text:p>-94.23898315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table:formula="of:=[.A170]/1000000" office:value-type="float" office:value="36.52173913" calcext:value-type="float">
            <text:p>36.52173913</text:p>
          </table:table-cell>
          <table:table-cell office:value-type="float" office:value="-92.15555573" calcext:value-type="float">
            <text:p>-92.15555573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table:formula="of:=[.A171]/1000000" office:value-type="float" office:value="36.73913043" calcext:value-type="float">
            <text:p>36.73913043</text:p>
          </table:table-cell>
          <table:table-cell office:value-type="float" office:value="-92.99217224" calcext:value-type="float">
            <text:p>-92.99217224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table:formula="of:=[.A172]/1000000" office:value-type="float" office:value="36.95652174" calcext:value-type="float">
            <text:p>36.95652174</text:p>
          </table:table-cell>
          <table:table-cell office:value-type="float" office:value="-93.06841278" calcext:value-type="float">
            <text:p>-93.06841278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table:formula="of:=[.A173]/1000000" office:value-type="float" office:value="37.17391304" calcext:value-type="float">
            <text:p>37.17391304</text:p>
          </table:table-cell>
          <table:table-cell office:value-type="float" office:value="-93.45262909" calcext:value-type="float">
            <text:p>-93.45262909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table:formula="of:=[.A174]/1000000" office:value-type="float" office:value="37.39130435" calcext:value-type="float">
            <text:p>37.39130435</text:p>
          </table:table-cell>
          <table:table-cell office:value-type="float" office:value="-93.35303497" calcext:value-type="float">
            <text:p>-93.35303497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table:formula="of:=[.A175]/1000000" office:value-type="float" office:value="37.60869565" calcext:value-type="float">
            <text:p>37.60869565</text:p>
          </table:table-cell>
          <table:table-cell office:value-type="float" office:value="-90.68173981" calcext:value-type="float">
            <text:p>-90.68173981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table:formula="of:=[.A176]/1000000" office:value-type="float" office:value="37.82608696" calcext:value-type="float">
            <text:p>37.82608696</text:p>
          </table:table-cell>
          <table:table-cell office:value-type="float" office:value="-93.85617828" calcext:value-type="float">
            <text:p>-93.85617828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table:formula="of:=[.A177]/1000000" office:value-type="float" office:value="38.04347826" calcext:value-type="float">
            <text:p>38.04347826</text:p>
          </table:table-cell>
          <table:table-cell office:value-type="float" office:value="-94.43904114" calcext:value-type="float">
            <text:p>-94.43904114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table:formula="of:=[.A178]/1000000" office:value-type="float" office:value="38.26086957" calcext:value-type="float">
            <text:p>38.26086957</text:p>
          </table:table-cell>
          <table:table-cell office:value-type="float" office:value="-90.530159" calcext:value-type="float">
            <text:p>-90.530159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table:formula="of:=[.A179]/1000000" office:value-type="float" office:value="38.47826087" calcext:value-type="float">
            <text:p>38.47826087</text:p>
          </table:table-cell>
          <table:table-cell office:value-type="float" office:value="-94.21009064" calcext:value-type="float">
            <text:p>-94.21009064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table:formula="of:=[.A180]/1000000" office:value-type="float" office:value="38.69565217" calcext:value-type="float">
            <text:p>38.69565217</text:p>
          </table:table-cell>
          <table:table-cell office:value-type="float" office:value="-95.13935852" calcext:value-type="float">
            <text:p>-95.13935852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table:formula="of:=[.A181]/1000000" office:value-type="float" office:value="38.91304348" calcext:value-type="float">
            <text:p>38.91304348</text:p>
          </table:table-cell>
          <table:table-cell office:value-type="float" office:value="-89.65003204" calcext:value-type="float">
            <text:p>-89.65003204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table:formula="of:=[.A182]/1000000" office:value-type="float" office:value="39.13043478" calcext:value-type="float">
            <text:p>39.13043478</text:p>
          </table:table-cell>
          <table:table-cell office:value-type="float" office:value="-93.21250916" calcext:value-type="float">
            <text:p>-93.21250916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table:formula="of:=[.A183]/1000000" office:value-type="float" office:value="39.34782609" calcext:value-type="float">
            <text:p>39.34782609</text:p>
          </table:table-cell>
          <table:table-cell office:value-type="float" office:value="-95.0249939" calcext:value-type="float">
            <text:p>-95.0249939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table:formula="of:=[.A184]/1000000" office:value-type="float" office:value="39.56521739" calcext:value-type="float">
            <text:p>39.56521739</text:p>
          </table:table-cell>
          <table:table-cell office:value-type="float" office:value="-91.45495605" calcext:value-type="float">
            <text:p>-91.45495605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table:formula="of:=[.A185]/1000000" office:value-type="float" office:value="39.7826087" calcext:value-type="float">
            <text:p>39.7826087</text:p>
          </table:table-cell>
          <table:table-cell office:value-type="float" office:value="-89.84415436" calcext:value-type="float">
            <text:p>-89.84415436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formula="of:=[.A186]/1000000" office:value-type="float" office:value="40" calcext:value-type="float">
            <text:p>40</text:p>
          </table:table-cell>
          <table:table-cell office:value-type="float" office:value="-91.62124634" calcext:value-type="float">
            <text:p>-91.62124634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table:formula="of:=[.A187]/1000000" office:value-type="float" office:value="40.2173913" calcext:value-type="float">
            <text:p>40.2173913</text:p>
          </table:table-cell>
          <table:table-cell office:value-type="float" office:value="-91.84776306" calcext:value-type="float">
            <text:p>-91.84776306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table:formula="of:=[.A188]/1000000" office:value-type="float" office:value="40.43478261" calcext:value-type="float">
            <text:p>40.43478261</text:p>
          </table:table-cell>
          <table:table-cell office:value-type="float" office:value="-89.35876465" calcext:value-type="float">
            <text:p>-89.35876465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table:formula="of:=[.A189]/1000000" office:value-type="float" office:value="40.65217391" calcext:value-type="float">
            <text:p>40.65217391</text:p>
          </table:table-cell>
          <table:table-cell office:value-type="float" office:value="-93.00289154" calcext:value-type="float">
            <text:p>-93.00289154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table:formula="of:=[.A190]/1000000" office:value-type="float" office:value="40.86956522" calcext:value-type="float">
            <text:p>40.86956522</text:p>
          </table:table-cell>
          <table:table-cell office:value-type="float" office:value="-94.39971161" calcext:value-type="float">
            <text:p>-94.39971161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table:formula="of:=[.A191]/1000000" office:value-type="float" office:value="41.08695652" calcext:value-type="float">
            <text:p>41.08695652</text:p>
          </table:table-cell>
          <table:table-cell office:value-type="float" office:value="-95.42666626" calcext:value-type="float">
            <text:p>-95.42666626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table:formula="of:=[.A192]/1000000" office:value-type="float" office:value="41.30434783" calcext:value-type="float">
            <text:p>41.30434783</text:p>
          </table:table-cell>
          <table:table-cell office:value-type="float" office:value="-94.30116272" calcext:value-type="float">
            <text:p>-94.30116272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table:formula="of:=[.A193]/1000000" office:value-type="float" office:value="41.52173913" calcext:value-type="float">
            <text:p>41.52173913</text:p>
          </table:table-cell>
          <table:table-cell office:value-type="float" office:value="-93.3152771" calcext:value-type="float">
            <text:p>-93.3152771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table:formula="of:=[.A194]/1000000" office:value-type="float" office:value="41.73913043" calcext:value-type="float">
            <text:p>41.73913043</text:p>
          </table:table-cell>
          <table:table-cell office:value-type="float" office:value="-95.62358856" calcext:value-type="float">
            <text:p>-95.62358856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table:formula="of:=[.A195]/1000000" office:value-type="float" office:value="41.95652174" calcext:value-type="float">
            <text:p>41.95652174</text:p>
          </table:table-cell>
          <table:table-cell office:value-type="float" office:value="-95.39034271" calcext:value-type="float">
            <text:p>-95.39034271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table:formula="of:=[.A196]/1000000" office:value-type="float" office:value="42.17391304" calcext:value-type="float">
            <text:p>42.17391304</text:p>
          </table:table-cell>
          <table:table-cell office:value-type="float" office:value="-93.61904144" calcext:value-type="float">
            <text:p>-93.61904144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table:formula="of:=[.A197]/1000000" office:value-type="float" office:value="42.39130435" calcext:value-type="float">
            <text:p>42.39130435</text:p>
          </table:table-cell>
          <table:table-cell office:value-type="float" office:value="-95.17034149" calcext:value-type="float">
            <text:p>-95.17034149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table:formula="of:=[.A198]/1000000" office:value-type="float" office:value="42.60869565" calcext:value-type="float">
            <text:p>42.60869565</text:p>
          </table:table-cell>
          <table:table-cell office:value-type="float" office:value="-94.6495285" calcext:value-type="float">
            <text:p>-94.6495285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table:formula="of:=[.A199]/1000000" office:value-type="float" office:value="42.82608696" calcext:value-type="float">
            <text:p>42.82608696</text:p>
          </table:table-cell>
          <table:table-cell office:value-type="float" office:value="-94.13187408" calcext:value-type="float">
            <text:p>-94.13187408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table:formula="of:=[.A200]/1000000" office:value-type="float" office:value="43.04347826" calcext:value-type="float">
            <text:p>43.04347826</text:p>
          </table:table-cell>
          <table:table-cell office:value-type="float" office:value="-93.08802032" calcext:value-type="float">
            <text:p>-93.08802032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table:formula="of:=[.A201]/1000000" office:value-type="float" office:value="43.26086957" calcext:value-type="float">
            <text:p>43.26086957</text:p>
          </table:table-cell>
          <table:table-cell office:value-type="float" office:value="-95.78554535" calcext:value-type="float">
            <text:p>-95.78554535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table:formula="of:=[.A202]/1000000" office:value-type="float" office:value="43.47826087" calcext:value-type="float">
            <text:p>43.47826087</text:p>
          </table:table-cell>
          <table:table-cell office:value-type="float" office:value="-90.50920868" calcext:value-type="float">
            <text:p>-90.50920868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table:formula="of:=[.A203]/1000000" office:value-type="float" office:value="43.69565217" calcext:value-type="float">
            <text:p>43.69565217</text:p>
          </table:table-cell>
          <table:table-cell office:value-type="float" office:value="-90.62676239" calcext:value-type="float">
            <text:p>-90.62676239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table:formula="of:=[.A204]/1000000" office:value-type="float" office:value="43.91304348" calcext:value-type="float">
            <text:p>43.91304348</text:p>
          </table:table-cell>
          <table:table-cell office:value-type="float" office:value="-91.41788483" calcext:value-type="float">
            <text:p>-91.41788483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table:formula="of:=[.A205]/1000000" office:value-type="float" office:value="44.13043478" calcext:value-type="float">
            <text:p>44.13043478</text:p>
          </table:table-cell>
          <table:table-cell office:value-type="float" office:value="-96.42682648" calcext:value-type="float">
            <text:p>-96.42682648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table:formula="of:=[.A206]/1000000" office:value-type="float" office:value="44.34782609" calcext:value-type="float">
            <text:p>44.34782609</text:p>
          </table:table-cell>
          <table:table-cell office:value-type="float" office:value="-97.77541351" calcext:value-type="float">
            <text:p>-97.77541351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table:formula="of:=[.A207]/1000000" office:value-type="float" office:value="44.56521739" calcext:value-type="float">
            <text:p>44.56521739</text:p>
          </table:table-cell>
          <table:table-cell office:value-type="float" office:value="-95.4597168" calcext:value-type="float">
            <text:p>-95.4597168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table:formula="of:=[.A208]/1000000" office:value-type="float" office:value="44.7826087" calcext:value-type="float">
            <text:p>44.7826087</text:p>
          </table:table-cell>
          <table:table-cell office:value-type="float" office:value="-94.77906036" calcext:value-type="float">
            <text:p>-94.77906036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209]/1000000" office:value-type="float" office:value="45" calcext:value-type="float">
            <text:p>45</text:p>
          </table:table-cell>
          <table:table-cell office:value-type="float" office:value="-93.32727814" calcext:value-type="float">
            <text:p>-93.32727814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table:formula="of:=[.A210]/1000000" office:value-type="float" office:value="45.2173913" calcext:value-type="float">
            <text:p>45.2173913</text:p>
          </table:table-cell>
          <table:table-cell office:value-type="float" office:value="-93.72510529" calcext:value-type="float">
            <text:p>-93.72510529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table:formula="of:=[.A211]/1000000" office:value-type="float" office:value="45.43478261" calcext:value-type="float">
            <text:p>45.43478261</text:p>
          </table:table-cell>
          <table:table-cell office:value-type="float" office:value="-94.6190567" calcext:value-type="float">
            <text:p>-94.6190567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table:formula="of:=[.A212]/1000000" office:value-type="float" office:value="45.65217391" calcext:value-type="float">
            <text:p>45.65217391</text:p>
          </table:table-cell>
          <table:table-cell office:value-type="float" office:value="-88.04397583" calcext:value-type="float">
            <text:p>-88.04397583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table:formula="of:=[.A213]/1000000" office:value-type="float" office:value="45.86956522" calcext:value-type="float">
            <text:p>45.86956522</text:p>
          </table:table-cell>
          <table:table-cell office:value-type="float" office:value="-87.79156494" calcext:value-type="float">
            <text:p>-87.79156494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table:formula="of:=[.A214]/1000000" office:value-type="float" office:value="46.08695652" calcext:value-type="float">
            <text:p>46.08695652</text:p>
          </table:table-cell>
          <table:table-cell office:value-type="float" office:value="-93.36407471" calcext:value-type="float">
            <text:p>-93.36407471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table:formula="of:=[.A215]/1000000" office:value-type="float" office:value="46.30434783" calcext:value-type="float">
            <text:p>46.30434783</text:p>
          </table:table-cell>
          <table:table-cell office:value-type="float" office:value="-94.54268646" calcext:value-type="float">
            <text:p>-94.54268646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table:formula="of:=[.A216]/1000000" office:value-type="float" office:value="46.52173913" calcext:value-type="float">
            <text:p>46.52173913</text:p>
          </table:table-cell>
          <table:table-cell office:value-type="float" office:value="-95.19308472" calcext:value-type="float">
            <text:p>-95.19308472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table:formula="of:=[.A217]/1000000" office:value-type="float" office:value="46.73913043" calcext:value-type="float">
            <text:p>46.73913043</text:p>
          </table:table-cell>
          <table:table-cell office:value-type="float" office:value="-95.91030884" calcext:value-type="float">
            <text:p>-95.91030884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table:formula="of:=[.A218]/1000000" office:value-type="float" office:value="46.95652174" calcext:value-type="float">
            <text:p>46.95652174</text:p>
          </table:table-cell>
          <table:table-cell office:value-type="float" office:value="-95.51416779" calcext:value-type="float">
            <text:p>-95.51416779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table:formula="of:=[.A219]/1000000" office:value-type="float" office:value="47.17391304" calcext:value-type="float">
            <text:p>47.17391304</text:p>
          </table:table-cell>
          <table:table-cell office:value-type="float" office:value="-96.09780121" calcext:value-type="float">
            <text:p>-96.09780121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table:formula="of:=[.A220]/1000000" office:value-type="float" office:value="47.39130435" calcext:value-type="float">
            <text:p>47.39130435</text:p>
          </table:table-cell>
          <table:table-cell office:value-type="float" office:value="-95.67907715" calcext:value-type="float">
            <text:p>-95.67907715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table:formula="of:=[.A221]/1000000" office:value-type="float" office:value="47.60869565" calcext:value-type="float">
            <text:p>47.60869565</text:p>
          </table:table-cell>
          <table:table-cell office:value-type="float" office:value="-93.50726318" calcext:value-type="float">
            <text:p>-93.50726318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table:formula="of:=[.A222]/1000000" office:value-type="float" office:value="47.82608696" calcext:value-type="float">
            <text:p>47.82608696</text:p>
          </table:table-cell>
          <table:table-cell office:value-type="float" office:value="-91.37747955" calcext:value-type="float">
            <text:p>-91.37747955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table:formula="of:=[.A223]/1000000" office:value-type="float" office:value="48.04347826" calcext:value-type="float">
            <text:p>48.04347826</text:p>
          </table:table-cell>
          <table:table-cell office:value-type="float" office:value="-96.98635101" calcext:value-type="float">
            <text:p>-96.98635101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table:formula="of:=[.A224]/1000000" office:value-type="float" office:value="48.26086957" calcext:value-type="float">
            <text:p>48.26086957</text:p>
          </table:table-cell>
          <table:table-cell office:value-type="float" office:value="-96.80064392" calcext:value-type="float">
            <text:p>-96.80064392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table:formula="of:=[.A225]/1000000" office:value-type="float" office:value="48.47826087" calcext:value-type="float">
            <text:p>48.47826087</text:p>
          </table:table-cell>
          <table:table-cell office:value-type="float" office:value="-96.33081055" calcext:value-type="float">
            <text:p>-96.33081055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table:formula="of:=[.A226]/1000000" office:value-type="float" office:value="48.69565217" calcext:value-type="float">
            <text:p>48.69565217</text:p>
          </table:table-cell>
          <table:table-cell office:value-type="float" office:value="-96.41785431" calcext:value-type="float">
            <text:p>-96.41785431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table:formula="of:=[.A227]/1000000" office:value-type="float" office:value="48.91304348" calcext:value-type="float">
            <text:p>48.91304348</text:p>
          </table:table-cell>
          <table:table-cell office:value-type="float" office:value="-96.78324127" calcext:value-type="float">
            <text:p>-96.78324127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table:formula="of:=[.A228]/1000000" office:value-type="float" office:value="49.13043478" calcext:value-type="float">
            <text:p>49.13043478</text:p>
          </table:table-cell>
          <table:table-cell office:value-type="float" office:value="-96.8052597" calcext:value-type="float">
            <text:p>-96.8052597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table:formula="of:=[.A229]/1000000" office:value-type="float" office:value="49.34782609" calcext:value-type="float">
            <text:p>49.34782609</text:p>
          </table:table-cell>
          <table:table-cell office:value-type="float" office:value="-96.1979599" calcext:value-type="float">
            <text:p>-96.1979599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table:formula="of:=[.A230]/1000000" office:value-type="float" office:value="49.56521739" calcext:value-type="float">
            <text:p>49.56521739</text:p>
          </table:table-cell>
          <table:table-cell office:value-type="float" office:value="-98.05658722" calcext:value-type="float">
            <text:p>-98.05658722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table:formula="of:=[.A231]/1000000" office:value-type="float" office:value="49.7826087" calcext:value-type="float">
            <text:p>49.7826087</text:p>
          </table:table-cell>
          <table:table-cell office:value-type="float" office:value="-96.59294128" calcext:value-type="float">
            <text:p>-96.59294128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232]/1000000" office:value-type="float" office:value="50" calcext:value-type="float">
            <text:p>50</text:p>
          </table:table-cell>
          <table:table-cell office:value-type="float" office:value="-92.81307983" calcext:value-type="float">
            <text:p>-92.81307983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table:formula="of:=[.A233]/1000000" office:value-type="float" office:value="50.2173913" calcext:value-type="float">
            <text:p>50.2173913</text:p>
          </table:table-cell>
          <table:table-cell office:value-type="float" office:value="-96.04931641" calcext:value-type="float">
            <text:p>-96.04931641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table:formula="of:=[.A234]/1000000" office:value-type="float" office:value="50.43478261" calcext:value-type="float">
            <text:p>50.43478261</text:p>
          </table:table-cell>
          <table:table-cell office:value-type="float" office:value="-95.59272003" calcext:value-type="float">
            <text:p>-95.59272003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table:formula="of:=[.A235]/1000000" office:value-type="float" office:value="50.65217391" calcext:value-type="float">
            <text:p>50.65217391</text:p>
          </table:table-cell>
          <table:table-cell office:value-type="float" office:value="-97.05445099" calcext:value-type="float">
            <text:p>-97.05445099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table:formula="of:=[.A236]/1000000" office:value-type="float" office:value="50.86956522" calcext:value-type="float">
            <text:p>50.86956522</text:p>
          </table:table-cell>
          <table:table-cell office:value-type="float" office:value="-96.68907928" calcext:value-type="float">
            <text:p>-96.68907928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table:formula="of:=[.A237]/1000000" office:value-type="float" office:value="51.08695652" calcext:value-type="float">
            <text:p>51.08695652</text:p>
          </table:table-cell>
          <table:table-cell office:value-type="float" office:value="-98.73722076" calcext:value-type="float">
            <text:p>-98.73722076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table:formula="of:=[.A238]/1000000" office:value-type="float" office:value="51.30434783" calcext:value-type="float">
            <text:p>51.30434783</text:p>
          </table:table-cell>
          <table:table-cell office:value-type="float" office:value="-94.84809113" calcext:value-type="float">
            <text:p>-94.84809113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table:formula="of:=[.A239]/1000000" office:value-type="float" office:value="51.52173913" calcext:value-type="float">
            <text:p>51.52173913</text:p>
          </table:table-cell>
          <table:table-cell office:value-type="float" office:value="-97.79259491" calcext:value-type="float">
            <text:p>-97.79259491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table:formula="of:=[.A240]/1000000" office:value-type="float" office:value="51.73913043" calcext:value-type="float">
            <text:p>51.73913043</text:p>
          </table:table-cell>
          <table:table-cell office:value-type="float" office:value="-93.63314056" calcext:value-type="float">
            <text:p>-93.63314056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table:formula="of:=[.A241]/1000000" office:value-type="float" office:value="51.95652174" calcext:value-type="float">
            <text:p>51.95652174</text:p>
          </table:table-cell>
          <table:table-cell office:value-type="float" office:value="-97.48905182" calcext:value-type="float">
            <text:p>-97.48905182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table:formula="of:=[.A242]/1000000" office:value-type="float" office:value="52.17391304" calcext:value-type="float">
            <text:p>52.17391304</text:p>
          </table:table-cell>
          <table:table-cell office:value-type="float" office:value="-98.96800995" calcext:value-type="float">
            <text:p>-98.96800995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table:formula="of:=[.A243]/1000000" office:value-type="float" office:value="52.39130435" calcext:value-type="float">
            <text:p>52.39130435</text:p>
          </table:table-cell>
          <table:table-cell office:value-type="float" office:value="-97.42645264" calcext:value-type="float">
            <text:p>-97.42645264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table:formula="of:=[.A244]/1000000" office:value-type="float" office:value="52.60869565" calcext:value-type="float">
            <text:p>52.60869565</text:p>
          </table:table-cell>
          <table:table-cell office:value-type="float" office:value="-98.12715912" calcext:value-type="float">
            <text:p>-98.12715912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table:formula="of:=[.A245]/1000000" office:value-type="float" office:value="52.82608696" calcext:value-type="float">
            <text:p>52.82608696</text:p>
          </table:table-cell>
          <table:table-cell office:value-type="float" office:value="-100.2315216" calcext:value-type="float">
            <text:p>-100.2315216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table:formula="of:=[.A246]/1000000" office:value-type="float" office:value="53.04347826" calcext:value-type="float">
            <text:p>53.04347826</text:p>
          </table:table-cell>
          <table:table-cell office:value-type="float" office:value="-99.79224396" calcext:value-type="float">
            <text:p>-99.79224396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table:formula="of:=[.A247]/1000000" office:value-type="float" office:value="53.26086957" calcext:value-type="float">
            <text:p>53.26086957</text:p>
          </table:table-cell>
          <table:table-cell office:value-type="float" office:value="-98.78741455" calcext:value-type="float">
            <text:p>-98.78741455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table:formula="of:=[.A248]/1000000" office:value-type="float" office:value="53.47826087" calcext:value-type="float">
            <text:p>53.47826087</text:p>
          </table:table-cell>
          <table:table-cell office:value-type="float" office:value="-99.3391571" calcext:value-type="float">
            <text:p>-99.3391571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table:formula="of:=[.A249]/1000000" office:value-type="float" office:value="53.69565217" calcext:value-type="float">
            <text:p>53.69565217</text:p>
          </table:table-cell>
          <table:table-cell office:value-type="float" office:value="-98.98053741" calcext:value-type="float">
            <text:p>-98.98053741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table:formula="of:=[.A250]/1000000" office:value-type="float" office:value="53.91304348" calcext:value-type="float">
            <text:p>53.91304348</text:p>
          </table:table-cell>
          <table:table-cell office:value-type="float" office:value="-99.69351959" calcext:value-type="float">
            <text:p>-99.69351959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table:formula="of:=[.A251]/1000000" office:value-type="float" office:value="54.13043478" calcext:value-type="float">
            <text:p>54.13043478</text:p>
          </table:table-cell>
          <table:table-cell office:value-type="float" office:value="-98.95795441" calcext:value-type="float">
            <text:p>-98.95795441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table:formula="of:=[.A252]/1000000" office:value-type="float" office:value="54.34782609" calcext:value-type="float">
            <text:p>54.34782609</text:p>
          </table:table-cell>
          <table:table-cell office:value-type="float" office:value="-98.49525452" calcext:value-type="float">
            <text:p>-98.49525452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table:formula="of:=[.A253]/1000000" office:value-type="float" office:value="54.56521739" calcext:value-type="float">
            <text:p>54.56521739</text:p>
          </table:table-cell>
          <table:table-cell office:value-type="float" office:value="-100.7545013" calcext:value-type="float">
            <text:p>-100.7545013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table:formula="of:=[.A254]/1000000" office:value-type="float" office:value="54.7826087" calcext:value-type="float">
            <text:p>54.7826087</text:p>
          </table:table-cell>
          <table:table-cell office:value-type="float" office:value="-98.18077087" calcext:value-type="float">
            <text:p>-98.18077087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table:formula="of:=[.A255]/1000000" office:value-type="float" office:value="55" calcext:value-type="float">
            <text:p>55</text:p>
          </table:table-cell>
          <table:table-cell office:value-type="float" office:value="-100.3906174" calcext:value-type="float">
            <text:p>-100.3906174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table:formula="of:=[.A256]/1000000" office:value-type="float" office:value="55.2173913" calcext:value-type="float">
            <text:p>55.2173913</text:p>
          </table:table-cell>
          <table:table-cell office:value-type="float" office:value="-99.90385437" calcext:value-type="float">
            <text:p>-99.90385437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table:formula="of:=[.A257]/1000000" office:value-type="float" office:value="55.43478261" calcext:value-type="float">
            <text:p>55.43478261</text:p>
          </table:table-cell>
          <table:table-cell office:value-type="float" office:value="-99.75753021" calcext:value-type="float">
            <text:p>-99.75753021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table:formula="of:=[.A258]/1000000" office:value-type="float" office:value="55.65217391" calcext:value-type="float">
            <text:p>55.65217391</text:p>
          </table:table-cell>
          <table:table-cell office:value-type="float" office:value="-101.4943008" calcext:value-type="float">
            <text:p>-101.4943008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table:formula="of:=[.A259]/1000000" office:value-type="float" office:value="55.86956522" calcext:value-type="float">
            <text:p>55.86956522</text:p>
          </table:table-cell>
          <table:table-cell office:value-type="float" office:value="-101.2814865" calcext:value-type="float">
            <text:p>-101.2814865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table:formula="of:=[.A260]/1000000" office:value-type="float" office:value="56.08695652" calcext:value-type="float">
            <text:p>56.08695652</text:p>
          </table:table-cell>
          <table:table-cell office:value-type="float" office:value="-102.4846268" calcext:value-type="float">
            <text:p>-102.4846268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table:formula="of:=[.A261]/1000000" office:value-type="float" office:value="56.30434783" calcext:value-type="float">
            <text:p>56.30434783</text:p>
          </table:table-cell>
          <table:table-cell office:value-type="float" office:value="-99.18972015" calcext:value-type="float">
            <text:p>-99.18972015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table:formula="of:=[.A262]/1000000" office:value-type="float" office:value="56.52173913" calcext:value-type="float">
            <text:p>56.52173913</text:p>
          </table:table-cell>
          <table:table-cell office:value-type="float" office:value="-102.7865067" calcext:value-type="float">
            <text:p>-102.7865067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table:formula="of:=[.A263]/1000000" office:value-type="float" office:value="56.73913043" calcext:value-type="float">
            <text:p>56.73913043</text:p>
          </table:table-cell>
          <table:table-cell office:value-type="float" office:value="-101.4101486" calcext:value-type="float">
            <text:p>-101.4101486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table:formula="of:=[.A264]/1000000" office:value-type="float" office:value="56.95652174" calcext:value-type="float">
            <text:p>56.95652174</text:p>
          </table:table-cell>
          <table:table-cell office:value-type="float" office:value="-101.4476318" calcext:value-type="float">
            <text:p>-101.4476318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table:formula="of:=[.A265]/1000000" office:value-type="float" office:value="57.17391304" calcext:value-type="float">
            <text:p>57.17391304</text:p>
          </table:table-cell>
          <table:table-cell office:value-type="float" office:value="-100.2663651" calcext:value-type="float">
            <text:p>-100.2663651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table:formula="of:=[.A266]/1000000" office:value-type="float" office:value="57.39130435" calcext:value-type="float">
            <text:p>57.39130435</text:p>
          </table:table-cell>
          <table:table-cell office:value-type="float" office:value="-99.50002289" calcext:value-type="float">
            <text:p>-99.50002289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table:formula="of:=[.A267]/1000000" office:value-type="float" office:value="57.60869565" calcext:value-type="float">
            <text:p>57.60869565</text:p>
          </table:table-cell>
          <table:table-cell office:value-type="float" office:value="-102.3043137" calcext:value-type="float">
            <text:p>-102.3043137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table:formula="of:=[.A268]/1000000" office:value-type="float" office:value="57.82608696" calcext:value-type="float">
            <text:p>57.82608696</text:p>
          </table:table-cell>
          <table:table-cell office:value-type="float" office:value="-102.4797745" calcext:value-type="float">
            <text:p>-102.4797745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table:formula="of:=[.A269]/1000000" office:value-type="float" office:value="58.04347826" calcext:value-type="float">
            <text:p>58.04347826</text:p>
          </table:table-cell>
          <table:table-cell office:value-type="float" office:value="-100.9690857" calcext:value-type="float">
            <text:p>-100.9690857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table:formula="of:=[.A270]/1000000" office:value-type="float" office:value="58.26086957" calcext:value-type="float">
            <text:p>58.26086957</text:p>
          </table:table-cell>
          <table:table-cell office:value-type="float" office:value="-100.4566116" calcext:value-type="float">
            <text:p>-100.4566116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table:formula="of:=[.A271]/1000000" office:value-type="float" office:value="58.47826087" calcext:value-type="float">
            <text:p>58.47826087</text:p>
          </table:table-cell>
          <table:table-cell office:value-type="float" office:value="-102.0342026" calcext:value-type="float">
            <text:p>-102.0342026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table:formula="of:=[.A272]/1000000" office:value-type="float" office:value="58.69565217" calcext:value-type="float">
            <text:p>58.69565217</text:p>
          </table:table-cell>
          <table:table-cell office:value-type="float" office:value="-102.0750885" calcext:value-type="float">
            <text:p>-102.0750885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table:formula="of:=[.A273]/1000000" office:value-type="float" office:value="58.91304348" calcext:value-type="float">
            <text:p>58.91304348</text:p>
          </table:table-cell>
          <table:table-cell office:value-type="float" office:value="-100.556488" calcext:value-type="float">
            <text:p>-100.556488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table:formula="of:=[.A274]/1000000" office:value-type="float" office:value="59.13043478" calcext:value-type="float">
            <text:p>59.13043478</text:p>
          </table:table-cell>
          <table:table-cell office:value-type="float" office:value="-103.3810806" calcext:value-type="float">
            <text:p>-103.3810806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table:formula="of:=[.A275]/1000000" office:value-type="float" office:value="59.34782609" calcext:value-type="float">
            <text:p>59.34782609</text:p>
          </table:table-cell>
          <table:table-cell office:value-type="float" office:value="-99.54850769" calcext:value-type="float">
            <text:p>-99.54850769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table:formula="of:=[.A276]/1000000" office:value-type="float" office:value="59.56521739" calcext:value-type="float">
            <text:p>59.56521739</text:p>
          </table:table-cell>
          <table:table-cell office:value-type="float" office:value="-100.9769821" calcext:value-type="float">
            <text:p>-100.9769821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table:formula="of:=[.A277]/1000000" office:value-type="float" office:value="59.7826087" calcext:value-type="float">
            <text:p>59.7826087</text:p>
          </table:table-cell>
          <table:table-cell office:value-type="float" office:value="-102.5965271" calcext:value-type="float">
            <text:p>-102.5965271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formula="of:=[.A278]/1000000" office:value-type="float" office:value="60" calcext:value-type="float">
            <text:p>60</text:p>
          </table:table-cell>
          <table:table-cell office:value-type="float" office:value="-101.7704315" calcext:value-type="float">
            <text:p>-101.7704315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table:formula="of:=[.A279]/1000000" office:value-type="float" office:value="60.2173913" calcext:value-type="float">
            <text:p>60.2173913</text:p>
          </table:table-cell>
          <table:table-cell office:value-type="float" office:value="-95.62438202" calcext:value-type="float">
            <text:p>-95.62438202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table:formula="of:=[.A280]/1000000" office:value-type="float" office:value="60.43478261" calcext:value-type="float">
            <text:p>60.43478261</text:p>
          </table:table-cell>
          <table:table-cell office:value-type="float" office:value="-101.4888687" calcext:value-type="float">
            <text:p>-101.4888687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table:formula="of:=[.A281]/1000000" office:value-type="float" office:value="60.65217391" calcext:value-type="float">
            <text:p>60.65217391</text:p>
          </table:table-cell>
          <table:table-cell office:value-type="float" office:value="-100.2497406" calcext:value-type="float">
            <text:p>-100.2497406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table:formula="of:=[.A282]/1000000" office:value-type="float" office:value="60.86956522" calcext:value-type="float">
            <text:p>60.86956522</text:p>
          </table:table-cell>
          <table:table-cell office:value-type="float" office:value="-102.4900818" calcext:value-type="float">
            <text:p>-102.4900818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table:formula="of:=[.A283]/1000000" office:value-type="float" office:value="61.08695652" calcext:value-type="float">
            <text:p>61.08695652</text:p>
          </table:table-cell>
          <table:table-cell office:value-type="float" office:value="-103.122467" calcext:value-type="float">
            <text:p>-103.122467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table:formula="of:=[.A284]/1000000" office:value-type="float" office:value="61.30434783" calcext:value-type="float">
            <text:p>61.30434783</text:p>
          </table:table-cell>
          <table:table-cell office:value-type="float" office:value="-101.2621689" calcext:value-type="float">
            <text:p>-101.2621689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table:formula="of:=[.A285]/1000000" office:value-type="float" office:value="61.52173913" calcext:value-type="float">
            <text:p>61.52173913</text:p>
          </table:table-cell>
          <table:table-cell office:value-type="float" office:value="-103.1261826" calcext:value-type="float">
            <text:p>-103.1261826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table:formula="of:=[.A286]/1000000" office:value-type="float" office:value="61.73913043" calcext:value-type="float">
            <text:p>61.73913043</text:p>
          </table:table-cell>
          <table:table-cell office:value-type="float" office:value="-103.3374481" calcext:value-type="float">
            <text:p>-103.3374481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table:formula="of:=[.A287]/1000000" office:value-type="float" office:value="61.95652174" calcext:value-type="float">
            <text:p>61.95652174</text:p>
          </table:table-cell>
          <table:table-cell office:value-type="float" office:value="-102.4578857" calcext:value-type="float">
            <text:p>-102.4578857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table:formula="of:=[.A288]/1000000" office:value-type="float" office:value="62.17391304" calcext:value-type="float">
            <text:p>62.17391304</text:p>
          </table:table-cell>
          <table:table-cell office:value-type="float" office:value="-103.8254395" calcext:value-type="float">
            <text:p>-103.8254395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table:formula="of:=[.A289]/1000000" office:value-type="float" office:value="62.39130435" calcext:value-type="float">
            <text:p>62.39130435</text:p>
          </table:table-cell>
          <table:table-cell office:value-type="float" office:value="-103.7862854" calcext:value-type="float">
            <text:p>-103.7862854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table:formula="of:=[.A290]/1000000" office:value-type="float" office:value="62.60869565" calcext:value-type="float">
            <text:p>62.60869565</text:p>
          </table:table-cell>
          <table:table-cell office:value-type="float" office:value="-101.7635498" calcext:value-type="float">
            <text:p>-101.7635498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table:formula="of:=[.A291]/1000000" office:value-type="float" office:value="62.82608696" calcext:value-type="float">
            <text:p>62.82608696</text:p>
          </table:table-cell>
          <table:table-cell office:value-type="float" office:value="-100.3635559" calcext:value-type="float">
            <text:p>-100.3635559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table:formula="of:=[.A292]/1000000" office:value-type="float" office:value="63.04347826" calcext:value-type="float">
            <text:p>63.04347826</text:p>
          </table:table-cell>
          <table:table-cell office:value-type="float" office:value="-102.6675415" calcext:value-type="float">
            <text:p>-102.6675415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table:formula="of:=[.A293]/1000000" office:value-type="float" office:value="63.26086957" calcext:value-type="float">
            <text:p>63.26086957</text:p>
          </table:table-cell>
          <table:table-cell office:value-type="float" office:value="-102.8268356" calcext:value-type="float">
            <text:p>-102.8268356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table:formula="of:=[.A294]/1000000" office:value-type="float" office:value="63.47826087" calcext:value-type="float">
            <text:p>63.47826087</text:p>
          </table:table-cell>
          <table:table-cell office:value-type="float" office:value="-102.9501419" calcext:value-type="float">
            <text:p>-102.9501419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table:formula="of:=[.A295]/1000000" office:value-type="float" office:value="63.69565217" calcext:value-type="float">
            <text:p>63.69565217</text:p>
          </table:table-cell>
          <table:table-cell office:value-type="float" office:value="-103.9468307" calcext:value-type="float">
            <text:p>-103.9468307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table:formula="of:=[.A296]/1000000" office:value-type="float" office:value="63.91304348" calcext:value-type="float">
            <text:p>63.91304348</text:p>
          </table:table-cell>
          <table:table-cell office:value-type="float" office:value="-105.0773392" calcext:value-type="float">
            <text:p>-105.0773392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table:formula="of:=[.A297]/1000000" office:value-type="float" office:value="64.13043478" calcext:value-type="float">
            <text:p>64.13043478</text:p>
          </table:table-cell>
          <table:table-cell office:value-type="float" office:value="-104.3851547" calcext:value-type="float">
            <text:p>-104.3851547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table:formula="of:=[.A298]/1000000" office:value-type="float" office:value="64.34782609" calcext:value-type="float">
            <text:p>64.34782609</text:p>
          </table:table-cell>
          <table:table-cell office:value-type="float" office:value="-103.2902908" calcext:value-type="float">
            <text:p>-103.2902908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table:formula="of:=[.A299]/1000000" office:value-type="float" office:value="64.56521739" calcext:value-type="float">
            <text:p>64.56521739</text:p>
          </table:table-cell>
          <table:table-cell office:value-type="float" office:value="-104.7674942" calcext:value-type="float">
            <text:p>-104.7674942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table:formula="of:=[.A300]/1000000" office:value-type="float" office:value="64.7826087" calcext:value-type="float">
            <text:p>64.7826087</text:p>
          </table:table-cell>
          <table:table-cell office:value-type="float" office:value="-104.4142532" calcext:value-type="float">
            <text:p>-104.4142532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table:formula="of:=[.A301]/1000000" office:value-type="float" office:value="65" calcext:value-type="float">
            <text:p>65</text:p>
          </table:table-cell>
          <table:table-cell office:value-type="float" office:value="-105.8256683" calcext:value-type="float">
            <text:p>-105.8256683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table:formula="of:=[.A302]/1000000" office:value-type="float" office:value="65.2173913" calcext:value-type="float">
            <text:p>65.2173913</text:p>
          </table:table-cell>
          <table:table-cell office:value-type="float" office:value="-105.1859512" calcext:value-type="float">
            <text:p>-105.1859512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table:formula="of:=[.A303]/1000000" office:value-type="float" office:value="65.43478261" calcext:value-type="float">
            <text:p>65.43478261</text:p>
          </table:table-cell>
          <table:table-cell office:value-type="float" office:value="-105.2922211" calcext:value-type="float">
            <text:p>-105.2922211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table:formula="of:=[.A304]/1000000" office:value-type="float" office:value="65.65217391" calcext:value-type="float">
            <text:p>65.65217391</text:p>
          </table:table-cell>
          <table:table-cell office:value-type="float" office:value="-105.6948471" calcext:value-type="float">
            <text:p>-105.6948471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table:formula="of:=[.A305]/1000000" office:value-type="float" office:value="65.86956522" calcext:value-type="float">
            <text:p>65.86956522</text:p>
          </table:table-cell>
          <table:table-cell office:value-type="float" office:value="-104.6789474" calcext:value-type="float">
            <text:p>-104.6789474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table:formula="of:=[.A306]/1000000" office:value-type="float" office:value="66.08695652" calcext:value-type="float">
            <text:p>66.08695652</text:p>
          </table:table-cell>
          <table:table-cell office:value-type="float" office:value="-104.610672" calcext:value-type="float">
            <text:p>-104.610672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table:formula="of:=[.A307]/1000000" office:value-type="float" office:value="66.30434783" calcext:value-type="float">
            <text:p>66.30434783</text:p>
          </table:table-cell>
          <table:table-cell office:value-type="float" office:value="-105.7681274" calcext:value-type="float">
            <text:p>-105.7681274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table:formula="of:=[.A308]/1000000" office:value-type="float" office:value="66.52173913" calcext:value-type="float">
            <text:p>66.52173913</text:p>
          </table:table-cell>
          <table:table-cell office:value-type="float" office:value="-104.9784775" calcext:value-type="float">
            <text:p>-104.9784775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table:formula="of:=[.A309]/1000000" office:value-type="float" office:value="66.73913043" calcext:value-type="float">
            <text:p>66.73913043</text:p>
          </table:table-cell>
          <table:table-cell office:value-type="float" office:value="-106.3584824" calcext:value-type="float">
            <text:p>-106.3584824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table:formula="of:=[.A310]/1000000" office:value-type="float" office:value="66.95652174" calcext:value-type="float">
            <text:p>66.95652174</text:p>
          </table:table-cell>
          <table:table-cell office:value-type="float" office:value="-106.6799927" calcext:value-type="float">
            <text:p>-106.6799927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table:formula="of:=[.A311]/1000000" office:value-type="float" office:value="67.17391304" calcext:value-type="float">
            <text:p>67.17391304</text:p>
          </table:table-cell>
          <table:table-cell office:value-type="float" office:value="-105.8099213" calcext:value-type="float">
            <text:p>-105.8099213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table:formula="of:=[.A312]/1000000" office:value-type="float" office:value="67.39130435" calcext:value-type="float">
            <text:p>67.39130435</text:p>
          </table:table-cell>
          <table:table-cell office:value-type="float" office:value="-106.3161621" calcext:value-type="float">
            <text:p>-106.3161621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table:formula="of:=[.A313]/1000000" office:value-type="float" office:value="67.60869565" calcext:value-type="float">
            <text:p>67.60869565</text:p>
          </table:table-cell>
          <table:table-cell office:value-type="float" office:value="-105.8182678" calcext:value-type="float">
            <text:p>-105.8182678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table:formula="of:=[.A314]/1000000" office:value-type="float" office:value="67.82608696" calcext:value-type="float">
            <text:p>67.82608696</text:p>
          </table:table-cell>
          <table:table-cell office:value-type="float" office:value="-105.8850174" calcext:value-type="float">
            <text:p>-105.8850174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table:formula="of:=[.A315]/1000000" office:value-type="float" office:value="68.04347826" calcext:value-type="float">
            <text:p>68.04347826</text:p>
          </table:table-cell>
          <table:table-cell office:value-type="float" office:value="-107.3367844" calcext:value-type="float">
            <text:p>-107.3367844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table:formula="of:=[.A316]/1000000" office:value-type="float" office:value="68.26086957" calcext:value-type="float">
            <text:p>68.26086957</text:p>
          </table:table-cell>
          <table:table-cell office:value-type="float" office:value="-105.7694931" calcext:value-type="float">
            <text:p>-105.7694931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table:formula="of:=[.A317]/1000000" office:value-type="float" office:value="68.47826087" calcext:value-type="float">
            <text:p>68.47826087</text:p>
          </table:table-cell>
          <table:table-cell office:value-type="float" office:value="-105.1250687" calcext:value-type="float">
            <text:p>-105.1250687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table:formula="of:=[.A318]/1000000" office:value-type="float" office:value="68.69565217" calcext:value-type="float">
            <text:p>68.69565217</text:p>
          </table:table-cell>
          <table:table-cell office:value-type="float" office:value="-102.1343307" calcext:value-type="float">
            <text:p>-102.1343307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table:formula="of:=[.A319]/1000000" office:value-type="float" office:value="68.91304348" calcext:value-type="float">
            <text:p>68.91304348</text:p>
          </table:table-cell>
          <table:table-cell office:value-type="float" office:value="-105.2725449" calcext:value-type="float">
            <text:p>-105.2725449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table:formula="of:=[.A320]/1000000" office:value-type="float" office:value="69.13043478" calcext:value-type="float">
            <text:p>69.13043478</text:p>
          </table:table-cell>
          <table:table-cell office:value-type="float" office:value="-106.4261246" calcext:value-type="float">
            <text:p>-106.4261246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table:formula="of:=[.A321]/1000000" office:value-type="float" office:value="69.34782609" calcext:value-type="float">
            <text:p>69.34782609</text:p>
          </table:table-cell>
          <table:table-cell office:value-type="float" office:value="-106.7381668" calcext:value-type="float">
            <text:p>-106.7381668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table:formula="of:=[.A322]/1000000" office:value-type="float" office:value="69.56521739" calcext:value-type="float">
            <text:p>69.56521739</text:p>
          </table:table-cell>
          <table:table-cell office:value-type="float" office:value="-106.5371323" calcext:value-type="float">
            <text:p>-106.5371323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table:formula="of:=[.A323]/1000000" office:value-type="float" office:value="69.7826087" calcext:value-type="float">
            <text:p>69.7826087</text:p>
          </table:table-cell>
          <table:table-cell office:value-type="float" office:value="-107.6519394" calcext:value-type="float">
            <text:p>-107.6519394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table:formula="of:=[.A324]/1000000" office:value-type="float" office:value="70" calcext:value-type="float">
            <text:p>70</text:p>
          </table:table-cell>
          <table:table-cell office:value-type="float" office:value="-106.2830124" calcext:value-type="float">
            <text:p>-106.2830124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table:formula="of:=[.A325]/1000000" office:value-type="float" office:value="70.2173913" calcext:value-type="float">
            <text:p>70.2173913</text:p>
          </table:table-cell>
          <table:table-cell office:value-type="float" office:value="-105.9578247" calcext:value-type="float">
            <text:p>-105.9578247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table:formula="of:=[.A326]/1000000" office:value-type="float" office:value="70.43478261" calcext:value-type="float">
            <text:p>70.43478261</text:p>
          </table:table-cell>
          <table:table-cell office:value-type="float" office:value="-103.768692" calcext:value-type="float">
            <text:p>-103.768692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table:formula="of:=[.A327]/1000000" office:value-type="float" office:value="70.65217391" calcext:value-type="float">
            <text:p>70.65217391</text:p>
          </table:table-cell>
          <table:table-cell office:value-type="float" office:value="-107.4392319" calcext:value-type="float">
            <text:p>-107.4392319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table:formula="of:=[.A328]/1000000" office:value-type="float" office:value="70.86956522" calcext:value-type="float">
            <text:p>70.86956522</text:p>
          </table:table-cell>
          <table:table-cell office:value-type="float" office:value="-105.0883865" calcext:value-type="float">
            <text:p>-105.0883865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table:formula="of:=[.A329]/1000000" office:value-type="float" office:value="71.08695652" calcext:value-type="float">
            <text:p>71.08695652</text:p>
          </table:table-cell>
          <table:table-cell office:value-type="float" office:value="-105.8661118" calcext:value-type="float">
            <text:p>-105.8661118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table:formula="of:=[.A330]/1000000" office:value-type="float" office:value="71.30434783" calcext:value-type="float">
            <text:p>71.30434783</text:p>
          </table:table-cell>
          <table:table-cell office:value-type="float" office:value="-105.7525635" calcext:value-type="float">
            <text:p>-105.7525635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table:formula="of:=[.A331]/1000000" office:value-type="float" office:value="71.52173913" calcext:value-type="float">
            <text:p>71.52173913</text:p>
          </table:table-cell>
          <table:table-cell office:value-type="float" office:value="-107.4509277" calcext:value-type="float">
            <text:p>-107.4509277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table:formula="of:=[.A332]/1000000" office:value-type="float" office:value="71.73913043" calcext:value-type="float">
            <text:p>71.73913043</text:p>
          </table:table-cell>
          <table:table-cell office:value-type="float" office:value="-106.6476593" calcext:value-type="float">
            <text:p>-106.6476593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table:formula="of:=[.A333]/1000000" office:value-type="float" office:value="71.95652174" calcext:value-type="float">
            <text:p>71.95652174</text:p>
          </table:table-cell>
          <table:table-cell office:value-type="float" office:value="-104.8810501" calcext:value-type="float">
            <text:p>-104.8810501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table:formula="of:=[.A334]/1000000" office:value-type="float" office:value="72.17391304" calcext:value-type="float">
            <text:p>72.17391304</text:p>
          </table:table-cell>
          <table:table-cell office:value-type="float" office:value="-106.9157257" calcext:value-type="float">
            <text:p>-106.9157257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table:formula="of:=[.A335]/1000000" office:value-type="float" office:value="72.39130435" calcext:value-type="float">
            <text:p>72.39130435</text:p>
          </table:table-cell>
          <table:table-cell office:value-type="float" office:value="-106.4674759" calcext:value-type="float">
            <text:p>-106.4674759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table:formula="of:=[.A336]/1000000" office:value-type="float" office:value="72.60869565" calcext:value-type="float">
            <text:p>72.60869565</text:p>
          </table:table-cell>
          <table:table-cell office:value-type="float" office:value="-108.2301712" calcext:value-type="float">
            <text:p>-108.2301712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table:formula="of:=[.A337]/1000000" office:value-type="float" office:value="72.82608696" calcext:value-type="float">
            <text:p>72.82608696</text:p>
          </table:table-cell>
          <table:table-cell office:value-type="float" office:value="-108.0073624" calcext:value-type="float">
            <text:p>-108.0073624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table:formula="of:=[.A338]/1000000" office:value-type="float" office:value="73.04347826" calcext:value-type="float">
            <text:p>73.04347826</text:p>
          </table:table-cell>
          <table:table-cell office:value-type="float" office:value="-107.9075089" calcext:value-type="float">
            <text:p>-107.9075089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table:formula="of:=[.A339]/1000000" office:value-type="float" office:value="73.26086957" calcext:value-type="float">
            <text:p>73.26086957</text:p>
          </table:table-cell>
          <table:table-cell office:value-type="float" office:value="-106.6224899" calcext:value-type="float">
            <text:p>-106.6224899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table:formula="of:=[.A340]/1000000" office:value-type="float" office:value="73.47826087" calcext:value-type="float">
            <text:p>73.47826087</text:p>
          </table:table-cell>
          <table:table-cell office:value-type="float" office:value="-106.2929306" calcext:value-type="float">
            <text:p>-106.2929306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table:formula="of:=[.A341]/1000000" office:value-type="float" office:value="73.69565217" calcext:value-type="float">
            <text:p>73.69565217</text:p>
          </table:table-cell>
          <table:table-cell office:value-type="float" office:value="-106.9605789" calcext:value-type="float">
            <text:p>-106.9605789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table:formula="of:=[.A342]/1000000" office:value-type="float" office:value="73.91304348" calcext:value-type="float">
            <text:p>73.91304348</text:p>
          </table:table-cell>
          <table:table-cell office:value-type="float" office:value="-107.7156525" calcext:value-type="float">
            <text:p>-107.7156525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table:formula="of:=[.A343]/1000000" office:value-type="float" office:value="74.13043478" calcext:value-type="float">
            <text:p>74.13043478</text:p>
          </table:table-cell>
          <table:table-cell office:value-type="float" office:value="-106.5322266" calcext:value-type="float">
            <text:p>-106.5322266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table:formula="of:=[.A344]/1000000" office:value-type="float" office:value="74.34782609" calcext:value-type="float">
            <text:p>74.34782609</text:p>
          </table:table-cell>
          <table:table-cell office:value-type="float" office:value="-107.618927" calcext:value-type="float">
            <text:p>-107.618927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table:formula="of:=[.A345]/1000000" office:value-type="float" office:value="74.56521739" calcext:value-type="float">
            <text:p>74.56521739</text:p>
          </table:table-cell>
          <table:table-cell office:value-type="float" office:value="-107.9107437" calcext:value-type="float">
            <text:p>-107.9107437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table:formula="of:=[.A346]/1000000" office:value-type="float" office:value="74.7826087" calcext:value-type="float">
            <text:p>74.7826087</text:p>
          </table:table-cell>
          <table:table-cell office:value-type="float" office:value="-106.8435822" calcext:value-type="float">
            <text:p>-106.8435822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table:formula="of:=[.A347]/1000000" office:value-type="float" office:value="75" calcext:value-type="float">
            <text:p>75</text:p>
          </table:table-cell>
          <table:table-cell office:value-type="float" office:value="-107.33078" calcext:value-type="float">
            <text:p>-107.33078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table:formula="of:=[.A348]/1000000" office:value-type="float" office:value="75.2173913" calcext:value-type="float">
            <text:p>75.2173913</text:p>
          </table:table-cell>
          <table:table-cell office:value-type="float" office:value="-107.2783432" calcext:value-type="float">
            <text:p>-107.2783432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table:formula="of:=[.A349]/1000000" office:value-type="float" office:value="75.43478261" calcext:value-type="float">
            <text:p>75.43478261</text:p>
          </table:table-cell>
          <table:table-cell office:value-type="float" office:value="-108.0350266" calcext:value-type="float">
            <text:p>-108.0350266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table:formula="of:=[.A350]/1000000" office:value-type="float" office:value="75.65217391" calcext:value-type="float">
            <text:p>75.65217391</text:p>
          </table:table-cell>
          <table:table-cell office:value-type="float" office:value="-107.9095535" calcext:value-type="float">
            <text:p>-107.9095535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table:formula="of:=[.A351]/1000000" office:value-type="float" office:value="75.86956522" calcext:value-type="float">
            <text:p>75.86956522</text:p>
          </table:table-cell>
          <table:table-cell office:value-type="float" office:value="-108.2454147" calcext:value-type="float">
            <text:p>-108.2454147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table:formula="of:=[.A352]/1000000" office:value-type="float" office:value="76.08695652" calcext:value-type="float">
            <text:p>76.08695652</text:p>
          </table:table-cell>
          <table:table-cell office:value-type="float" office:value="-106.1548691" calcext:value-type="float">
            <text:p>-106.1548691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table:formula="of:=[.A353]/1000000" office:value-type="float" office:value="76.30434783" calcext:value-type="float">
            <text:p>76.30434783</text:p>
          </table:table-cell>
          <table:table-cell office:value-type="float" office:value="-106.0728607" calcext:value-type="float">
            <text:p>-106.0728607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table:formula="of:=[.A354]/1000000" office:value-type="float" office:value="76.52173913" calcext:value-type="float">
            <text:p>76.52173913</text:p>
          </table:table-cell>
          <table:table-cell office:value-type="float" office:value="-107.8761902" calcext:value-type="float">
            <text:p>-107.8761902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table:formula="of:=[.A355]/1000000" office:value-type="float" office:value="76.73913043" calcext:value-type="float">
            <text:p>76.73913043</text:p>
          </table:table-cell>
          <table:table-cell office:value-type="float" office:value="-105.8556519" calcext:value-type="float">
            <text:p>-105.8556519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table:formula="of:=[.A356]/1000000" office:value-type="float" office:value="76.95652174" calcext:value-type="float">
            <text:p>76.95652174</text:p>
          </table:table-cell>
          <table:table-cell office:value-type="float" office:value="-107.4790115" calcext:value-type="float">
            <text:p>-107.4790115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table:formula="of:=[.A357]/1000000" office:value-type="float" office:value="77.17391304" calcext:value-type="float">
            <text:p>77.17391304</text:p>
          </table:table-cell>
          <table:table-cell office:value-type="float" office:value="-104.8057022" calcext:value-type="float">
            <text:p>-104.8057022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table:formula="of:=[.A358]/1000000" office:value-type="float" office:value="77.39130435" calcext:value-type="float">
            <text:p>77.39130435</text:p>
          </table:table-cell>
          <table:table-cell office:value-type="float" office:value="-106.5698013" calcext:value-type="float">
            <text:p>-106.5698013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table:formula="of:=[.A359]/1000000" office:value-type="float" office:value="77.60869565" calcext:value-type="float">
            <text:p>77.60869565</text:p>
          </table:table-cell>
          <table:table-cell office:value-type="float" office:value="-108.6070099" calcext:value-type="float">
            <text:p>-108.6070099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table:formula="of:=[.A360]/1000000" office:value-type="float" office:value="77.82608696" calcext:value-type="float">
            <text:p>77.82608696</text:p>
          </table:table-cell>
          <table:table-cell office:value-type="float" office:value="-107.3277969" calcext:value-type="float">
            <text:p>-107.3277969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table:formula="of:=[.A361]/1000000" office:value-type="float" office:value="78.04347826" calcext:value-type="float">
            <text:p>78.04347826</text:p>
          </table:table-cell>
          <table:table-cell office:value-type="float" office:value="-107.4771576" calcext:value-type="float">
            <text:p>-107.4771576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table:formula="of:=[.A362]/1000000" office:value-type="float" office:value="78.26086957" calcext:value-type="float">
            <text:p>78.26086957</text:p>
          </table:table-cell>
          <table:table-cell office:value-type="float" office:value="-106.4663849" calcext:value-type="float">
            <text:p>-106.4663849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table:formula="of:=[.A363]/1000000" office:value-type="float" office:value="78.47826087" calcext:value-type="float">
            <text:p>78.47826087</text:p>
          </table:table-cell>
          <table:table-cell office:value-type="float" office:value="-108.118927" calcext:value-type="float">
            <text:p>-108.118927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table:formula="of:=[.A364]/1000000" office:value-type="float" office:value="78.69565217" calcext:value-type="float">
            <text:p>78.69565217</text:p>
          </table:table-cell>
          <table:table-cell office:value-type="float" office:value="-105.0128403" calcext:value-type="float">
            <text:p>-105.0128403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table:formula="of:=[.A365]/1000000" office:value-type="float" office:value="78.91304348" calcext:value-type="float">
            <text:p>78.91304348</text:p>
          </table:table-cell>
          <table:table-cell office:value-type="float" office:value="-107.4168625" calcext:value-type="float">
            <text:p>-107.4168625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table:formula="of:=[.A366]/1000000" office:value-type="float" office:value="79.13043478" calcext:value-type="float">
            <text:p>79.13043478</text:p>
          </table:table-cell>
          <table:table-cell office:value-type="float" office:value="-106.501503" calcext:value-type="float">
            <text:p>-106.501503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table:formula="of:=[.A367]/1000000" office:value-type="float" office:value="79.34782609" calcext:value-type="float">
            <text:p>79.34782609</text:p>
          </table:table-cell>
          <table:table-cell office:value-type="float" office:value="-106.1693726" calcext:value-type="float">
            <text:p>-106.1693726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table:formula="of:=[.A368]/1000000" office:value-type="float" office:value="79.56521739" calcext:value-type="float">
            <text:p>79.56521739</text:p>
          </table:table-cell>
          <table:table-cell office:value-type="float" office:value="-107.2203979" calcext:value-type="float">
            <text:p>-107.2203979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table:formula="of:=[.A369]/1000000" office:value-type="float" office:value="79.7826087" calcext:value-type="float">
            <text:p>79.7826087</text:p>
          </table:table-cell>
          <table:table-cell office:value-type="float" office:value="-106.2168884" calcext:value-type="float">
            <text:p>-106.2168884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table:formula="of:=[.A370]/1000000" office:value-type="float" office:value="80" calcext:value-type="float">
            <text:p>80</text:p>
          </table:table-cell>
          <table:table-cell office:value-type="float" office:value="-106.8736038" calcext:value-type="float">
            <text:p>-106.8736038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table:formula="of:=[.A371]/1000000" office:value-type="float" office:value="80.2173913" calcext:value-type="float">
            <text:p>80.2173913</text:p>
          </table:table-cell>
          <table:table-cell office:value-type="float" office:value="-106.1365356" calcext:value-type="float">
            <text:p>-106.1365356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table:formula="of:=[.A372]/1000000" office:value-type="float" office:value="80.43478261" calcext:value-type="float">
            <text:p>80.43478261</text:p>
          </table:table-cell>
          <table:table-cell office:value-type="float" office:value="-106.1543121" calcext:value-type="float">
            <text:p>-106.1543121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table:formula="of:=[.A373]/1000000" office:value-type="float" office:value="80.65217391" calcext:value-type="float">
            <text:p>80.65217391</text:p>
          </table:table-cell>
          <table:table-cell office:value-type="float" office:value="-106.6208572" calcext:value-type="float">
            <text:p>-106.6208572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table:formula="of:=[.A374]/1000000" office:value-type="float" office:value="80.86956522" calcext:value-type="float">
            <text:p>80.86956522</text:p>
          </table:table-cell>
          <table:table-cell office:value-type="float" office:value="-105.8970718" calcext:value-type="float">
            <text:p>-105.8970718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table:formula="of:=[.A375]/1000000" office:value-type="float" office:value="81.08695652" calcext:value-type="float">
            <text:p>81.08695652</text:p>
          </table:table-cell>
          <table:table-cell office:value-type="float" office:value="-106.6005478" calcext:value-type="float">
            <text:p>-106.6005478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table:formula="of:=[.A376]/1000000" office:value-type="float" office:value="81.30434783" calcext:value-type="float">
            <text:p>81.30434783</text:p>
          </table:table-cell>
          <table:table-cell office:value-type="float" office:value="-103.5339279" calcext:value-type="float">
            <text:p>-103.5339279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table:formula="of:=[.A377]/1000000" office:value-type="float" office:value="81.52173913" calcext:value-type="float">
            <text:p>81.52173913</text:p>
          </table:table-cell>
          <table:table-cell office:value-type="float" office:value="-105.4012375" calcext:value-type="float">
            <text:p>-105.4012375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table:formula="of:=[.A378]/1000000" office:value-type="float" office:value="81.73913043" calcext:value-type="float">
            <text:p>81.73913043</text:p>
          </table:table-cell>
          <table:table-cell office:value-type="float" office:value="-106.2606125" calcext:value-type="float">
            <text:p>-106.2606125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table:formula="of:=[.A379]/1000000" office:value-type="float" office:value="81.95652174" calcext:value-type="float">
            <text:p>81.95652174</text:p>
          </table:table-cell>
          <table:table-cell office:value-type="float" office:value="-104.7366257" calcext:value-type="float">
            <text:p>-104.7366257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table:formula="of:=[.A380]/1000000" office:value-type="float" office:value="82.17391304" calcext:value-type="float">
            <text:p>82.17391304</text:p>
          </table:table-cell>
          <table:table-cell office:value-type="float" office:value="-106.5912704" calcext:value-type="float">
            <text:p>-106.5912704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table:formula="of:=[.A381]/1000000" office:value-type="float" office:value="82.39130435" calcext:value-type="float">
            <text:p>82.39130435</text:p>
          </table:table-cell>
          <table:table-cell office:value-type="float" office:value="-104.3341141" calcext:value-type="float">
            <text:p>-104.3341141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table:formula="of:=[.A382]/1000000" office:value-type="float" office:value="82.60869565" calcext:value-type="float">
            <text:p>82.60869565</text:p>
          </table:table-cell>
          <table:table-cell office:value-type="float" office:value="-105.6550369" calcext:value-type="float">
            <text:p>-105.6550369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table:formula="of:=[.A383]/1000000" office:value-type="float" office:value="82.82608696" calcext:value-type="float">
            <text:p>82.82608696</text:p>
          </table:table-cell>
          <table:table-cell office:value-type="float" office:value="-104.3372498" calcext:value-type="float">
            <text:p>-104.3372498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table:formula="of:=[.A384]/1000000" office:value-type="float" office:value="83.04347826" calcext:value-type="float">
            <text:p>83.04347826</text:p>
          </table:table-cell>
          <table:table-cell office:value-type="float" office:value="-105.6592255" calcext:value-type="float">
            <text:p>-105.6592255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table:formula="of:=[.A385]/1000000" office:value-type="float" office:value="83.26086957" calcext:value-type="float">
            <text:p>83.26086957</text:p>
          </table:table-cell>
          <table:table-cell office:value-type="float" office:value="-104.9933167" calcext:value-type="float">
            <text:p>-104.9933167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table:formula="of:=[.A386]/1000000" office:value-type="float" office:value="83.47826087" calcext:value-type="float">
            <text:p>83.47826087</text:p>
          </table:table-cell>
          <table:table-cell office:value-type="float" office:value="-104.9609375" calcext:value-type="float">
            <text:p>-104.9609375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table:formula="of:=[.A387]/1000000" office:value-type="float" office:value="83.69565217" calcext:value-type="float">
            <text:p>83.69565217</text:p>
          </table:table-cell>
          <table:table-cell office:value-type="float" office:value="-105.3929291" calcext:value-type="float">
            <text:p>-105.3929291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table:formula="of:=[.A388]/1000000" office:value-type="float" office:value="83.91304348" calcext:value-type="float">
            <text:p>83.91304348</text:p>
          </table:table-cell>
          <table:table-cell office:value-type="float" office:value="-105.6544647" calcext:value-type="float">
            <text:p>-105.6544647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table:formula="of:=[.A389]/1000000" office:value-type="float" office:value="84.13043478" calcext:value-type="float">
            <text:p>84.13043478</text:p>
          </table:table-cell>
          <table:table-cell office:value-type="float" office:value="-103.192627" calcext:value-type="float">
            <text:p>-103.192627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table:formula="of:=[.A390]/1000000" office:value-type="float" office:value="84.34782609" calcext:value-type="float">
            <text:p>84.34782609</text:p>
          </table:table-cell>
          <table:table-cell office:value-type="float" office:value="-104.7153625" calcext:value-type="float">
            <text:p>-104.7153625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table:formula="of:=[.A391]/1000000" office:value-type="float" office:value="84.56521739" calcext:value-type="float">
            <text:p>84.56521739</text:p>
          </table:table-cell>
          <table:table-cell office:value-type="float" office:value="-105.2706604" calcext:value-type="float">
            <text:p>-105.2706604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table:formula="of:=[.A392]/1000000" office:value-type="float" office:value="84.7826087" calcext:value-type="float">
            <text:p>84.7826087</text:p>
          </table:table-cell>
          <table:table-cell office:value-type="float" office:value="-103.6038589" calcext:value-type="float">
            <text:p>-103.6038589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table:formula="of:=[.A393]/1000000" office:value-type="float" office:value="85" calcext:value-type="float">
            <text:p>85</text:p>
          </table:table-cell>
          <table:table-cell office:value-type="float" office:value="-104.5547562" calcext:value-type="float">
            <text:p>-104.5547562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table:formula="of:=[.A394]/1000000" office:value-type="float" office:value="85.2173913" calcext:value-type="float">
            <text:p>85.2173913</text:p>
          </table:table-cell>
          <table:table-cell office:value-type="float" office:value="-104.6643372" calcext:value-type="float">
            <text:p>-104.6643372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table:formula="of:=[.A395]/1000000" office:value-type="float" office:value="85.43478261" calcext:value-type="float">
            <text:p>85.43478261</text:p>
          </table:table-cell>
          <table:table-cell office:value-type="float" office:value="-104.9936447" calcext:value-type="float">
            <text:p>-104.9936447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table:formula="of:=[.A396]/1000000" office:value-type="float" office:value="85.65217391" calcext:value-type="float">
            <text:p>85.65217391</text:p>
          </table:table-cell>
          <table:table-cell office:value-type="float" office:value="-104.6821213" calcext:value-type="float">
            <text:p>-104.6821213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table:formula="of:=[.A397]/1000000" office:value-type="float" office:value="85.86956522" calcext:value-type="float">
            <text:p>85.86956522</text:p>
          </table:table-cell>
          <table:table-cell office:value-type="float" office:value="-104.9532852" calcext:value-type="float">
            <text:p>-104.9532852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table:formula="of:=[.A398]/1000000" office:value-type="float" office:value="86.08695652" calcext:value-type="float">
            <text:p>86.08695652</text:p>
          </table:table-cell>
          <table:table-cell office:value-type="float" office:value="-104.783638" calcext:value-type="float">
            <text:p>-104.783638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table:formula="of:=[.A399]/1000000" office:value-type="float" office:value="86.30434783" calcext:value-type="float">
            <text:p>86.30434783</text:p>
          </table:table-cell>
          <table:table-cell office:value-type="float" office:value="-105.0726242" calcext:value-type="float">
            <text:p>-105.0726242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table:formula="of:=[.A400]/1000000" office:value-type="float" office:value="86.52173913" calcext:value-type="float">
            <text:p>86.52173913</text:p>
          </table:table-cell>
          <table:table-cell office:value-type="float" office:value="-105.7173996" calcext:value-type="float">
            <text:p>-105.7173996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table:formula="of:=[.A401]/1000000" office:value-type="float" office:value="86.73913043" calcext:value-type="float">
            <text:p>86.73913043</text:p>
          </table:table-cell>
          <table:table-cell office:value-type="float" office:value="-105.0797958" calcext:value-type="float">
            <text:p>-105.0797958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table:formula="of:=[.A402]/1000000" office:value-type="float" office:value="86.95652174" calcext:value-type="float">
            <text:p>86.95652174</text:p>
          </table:table-cell>
          <table:table-cell office:value-type="float" office:value="-106.2480392" calcext:value-type="float">
            <text:p>-106.2480392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table:formula="of:=[.A403]/1000000" office:value-type="float" office:value="87.17391304" calcext:value-type="float">
            <text:p>87.17391304</text:p>
          </table:table-cell>
          <table:table-cell office:value-type="float" office:value="-104.00737" calcext:value-type="float">
            <text:p>-104.00737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table:formula="of:=[.A404]/1000000" office:value-type="float" office:value="87.39130435" calcext:value-type="float">
            <text:p>87.39130435</text:p>
          </table:table-cell>
          <table:table-cell office:value-type="float" office:value="-106.1987076" calcext:value-type="float">
            <text:p>-106.1987076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table:formula="of:=[.A405]/1000000" office:value-type="float" office:value="87.60869565" calcext:value-type="float">
            <text:p>87.60869565</text:p>
          </table:table-cell>
          <table:table-cell office:value-type="float" office:value="-105.901413" calcext:value-type="float">
            <text:p>-105.901413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table:formula="of:=[.A406]/1000000" office:value-type="float" office:value="87.82608696" calcext:value-type="float">
            <text:p>87.82608696</text:p>
          </table:table-cell>
          <table:table-cell office:value-type="float" office:value="-107.6663132" calcext:value-type="float">
            <text:p>-107.6663132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table:formula="of:=[.A407]/1000000" office:value-type="float" office:value="88.04347826" calcext:value-type="float">
            <text:p>88.04347826</text:p>
          </table:table-cell>
          <table:table-cell office:value-type="float" office:value="-107.8980255" calcext:value-type="float">
            <text:p>-107.8980255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table:formula="of:=[.A408]/1000000" office:value-type="float" office:value="88.26086957" calcext:value-type="float">
            <text:p>88.26086957</text:p>
          </table:table-cell>
          <table:table-cell office:value-type="float" office:value="-107.1478577" calcext:value-type="float">
            <text:p>-107.1478577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table:formula="of:=[.A409]/1000000" office:value-type="float" office:value="88.47826087" calcext:value-type="float">
            <text:p>88.47826087</text:p>
          </table:table-cell>
          <table:table-cell office:value-type="float" office:value="-108.4174576" calcext:value-type="float">
            <text:p>-108.4174576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table:formula="of:=[.A410]/1000000" office:value-type="float" office:value="88.69565217" calcext:value-type="float">
            <text:p>88.69565217</text:p>
          </table:table-cell>
          <table:table-cell office:value-type="float" office:value="-108.313179" calcext:value-type="float">
            <text:p>-108.313179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table:formula="of:=[.A411]/1000000" office:value-type="float" office:value="88.91304348" calcext:value-type="float">
            <text:p>88.91304348</text:p>
          </table:table-cell>
          <table:table-cell office:value-type="float" office:value="-106.5733032" calcext:value-type="float">
            <text:p>-106.5733032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table:formula="of:=[.A412]/1000000" office:value-type="float" office:value="89.13043478" calcext:value-type="float">
            <text:p>89.13043478</text:p>
          </table:table-cell>
          <table:table-cell office:value-type="float" office:value="-95.25305176" calcext:value-type="float">
            <text:p>-95.25305176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table:formula="of:=[.A413]/1000000" office:value-type="float" office:value="89.34782609" calcext:value-type="float">
            <text:p>89.34782609</text:p>
          </table:table-cell>
          <table:table-cell office:value-type="float" office:value="-107.8011627" calcext:value-type="float">
            <text:p>-107.8011627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table:formula="of:=[.A414]/1000000" office:value-type="float" office:value="89.56521739" calcext:value-type="float">
            <text:p>89.56521739</text:p>
          </table:table-cell>
          <table:table-cell office:value-type="float" office:value="-108.2317657" calcext:value-type="float">
            <text:p>-108.2317657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table:formula="of:=[.A415]/1000000" office:value-type="float" office:value="89.7826087" calcext:value-type="float">
            <text:p>89.7826087</text:p>
          </table:table-cell>
          <table:table-cell office:value-type="float" office:value="-89.36365509" calcext:value-type="float">
            <text:p>-89.36365509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table:formula="of:=[.A416]/1000000" office:value-type="float" office:value="90" calcext:value-type="float">
            <text:p>90</text:p>
          </table:table-cell>
          <table:table-cell office:value-type="float" office:value="-97.3272934" calcext:value-type="float">
            <text:p>-97.3272934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table:formula="of:=[.A417]/1000000" office:value-type="float" office:value="90.2173913" calcext:value-type="float">
            <text:p>90.2173913</text:p>
          </table:table-cell>
          <table:table-cell office:value-type="float" office:value="-108.1470261" calcext:value-type="float">
            <text:p>-108.1470261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table:formula="of:=[.A418]/1000000" office:value-type="float" office:value="90.43478261" calcext:value-type="float">
            <text:p>90.43478261</text:p>
          </table:table-cell>
          <table:table-cell office:value-type="float" office:value="-108.1883163" calcext:value-type="float">
            <text:p>-108.1883163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table:formula="of:=[.A419]/1000000" office:value-type="float" office:value="90.65217391" calcext:value-type="float">
            <text:p>90.65217391</text:p>
          </table:table-cell>
          <table:table-cell office:value-type="float" office:value="-97.14398956" calcext:value-type="float">
            <text:p>-97.14398956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table:formula="of:=[.A420]/1000000" office:value-type="float" office:value="90.86956522" calcext:value-type="float">
            <text:p>90.86956522</text:p>
          </table:table-cell>
          <table:table-cell office:value-type="float" office:value="-106.8583908" calcext:value-type="float">
            <text:p>-106.8583908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table:formula="of:=[.A421]/1000000" office:value-type="float" office:value="91.08695652" calcext:value-type="float">
            <text:p>91.08695652</text:p>
          </table:table-cell>
          <table:table-cell office:value-type="float" office:value="-106.0251541" calcext:value-type="float">
            <text:p>-106.0251541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table:formula="of:=[.A422]/1000000" office:value-type="float" office:value="91.30434783" calcext:value-type="float">
            <text:p>91.30434783</text:p>
          </table:table-cell>
          <table:table-cell office:value-type="float" office:value="-106.8928375" calcext:value-type="float">
            <text:p>-106.8928375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table:formula="of:=[.A423]/1000000" office:value-type="float" office:value="91.52173913" calcext:value-type="float">
            <text:p>91.52173913</text:p>
          </table:table-cell>
          <table:table-cell office:value-type="float" office:value="-107.8130493" calcext:value-type="float">
            <text:p>-107.8130493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table:formula="of:=[.A424]/1000000" office:value-type="float" office:value="91.73913043" calcext:value-type="float">
            <text:p>91.73913043</text:p>
          </table:table-cell>
          <table:table-cell office:value-type="float" office:value="-109.2098389" calcext:value-type="float">
            <text:p>-109.2098389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table:formula="of:=[.A425]/1000000" office:value-type="float" office:value="91.95652174" calcext:value-type="float">
            <text:p>91.95652174</text:p>
          </table:table-cell>
          <table:table-cell office:value-type="float" office:value="-107.3290558" calcext:value-type="float">
            <text:p>-107.3290558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table:formula="of:=[.A426]/1000000" office:value-type="float" office:value="92.17391304" calcext:value-type="float">
            <text:p>92.17391304</text:p>
          </table:table-cell>
          <table:table-cell office:value-type="float" office:value="-108.977066" calcext:value-type="float">
            <text:p>-108.977066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table:formula="of:=[.A427]/1000000" office:value-type="float" office:value="92.39130435" calcext:value-type="float">
            <text:p>92.39130435</text:p>
          </table:table-cell>
          <table:table-cell office:value-type="float" office:value="-105.4549103" calcext:value-type="float">
            <text:p>-105.4549103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table:formula="of:=[.A428]/1000000" office:value-type="float" office:value="92.60869565" calcext:value-type="float">
            <text:p>92.60869565</text:p>
          </table:table-cell>
          <table:table-cell office:value-type="float" office:value="-107.5897751" calcext:value-type="float">
            <text:p>-107.5897751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table:formula="of:=[.A429]/1000000" office:value-type="float" office:value="92.82608696" calcext:value-type="float">
            <text:p>92.82608696</text:p>
          </table:table-cell>
          <table:table-cell office:value-type="float" office:value="-108.8749847" calcext:value-type="float">
            <text:p>-108.8749847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table:formula="of:=[.A430]/1000000" office:value-type="float" office:value="93.04347826" calcext:value-type="float">
            <text:p>93.04347826</text:p>
          </table:table-cell>
          <table:table-cell office:value-type="float" office:value="-110.0216064" calcext:value-type="float">
            <text:p>-110.0216064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table:formula="of:=[.A431]/1000000" office:value-type="float" office:value="93.26086957" calcext:value-type="float">
            <text:p>93.26086957</text:p>
          </table:table-cell>
          <table:table-cell office:value-type="float" office:value="-108.3954239" calcext:value-type="float">
            <text:p>-108.3954239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table:formula="of:=[.A432]/1000000" office:value-type="float" office:value="93.47826087" calcext:value-type="float">
            <text:p>93.47826087</text:p>
          </table:table-cell>
          <table:table-cell office:value-type="float" office:value="-107.938179" calcext:value-type="float">
            <text:p>-107.938179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table:formula="of:=[.A433]/1000000" office:value-type="float" office:value="93.69565217" calcext:value-type="float">
            <text:p>93.69565217</text:p>
          </table:table-cell>
          <table:table-cell office:value-type="float" office:value="-107.0731354" calcext:value-type="float">
            <text:p>-107.0731354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table:formula="of:=[.A434]/1000000" office:value-type="float" office:value="93.91304348" calcext:value-type="float">
            <text:p>93.91304348</text:p>
          </table:table-cell>
          <table:table-cell office:value-type="float" office:value="-107.880127" calcext:value-type="float">
            <text:p>-107.880127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table:formula="of:=[.A435]/1000000" office:value-type="float" office:value="94.13043478" calcext:value-type="float">
            <text:p>94.13043478</text:p>
          </table:table-cell>
          <table:table-cell office:value-type="float" office:value="-108.072197" calcext:value-type="float">
            <text:p>-108.072197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table:formula="of:=[.A436]/1000000" office:value-type="float" office:value="94.34782609" calcext:value-type="float">
            <text:p>94.34782609</text:p>
          </table:table-cell>
          <table:table-cell office:value-type="float" office:value="-108.0322876" calcext:value-type="float">
            <text:p>-108.0322876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table:formula="of:=[.A437]/1000000" office:value-type="float" office:value="94.56521739" calcext:value-type="float">
            <text:p>94.56521739</text:p>
          </table:table-cell>
          <table:table-cell office:value-type="float" office:value="-108.6897736" calcext:value-type="float">
            <text:p>-108.6897736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table:formula="of:=[.A438]/1000000" office:value-type="float" office:value="94.7826087" calcext:value-type="float">
            <text:p>94.7826087</text:p>
          </table:table-cell>
          <table:table-cell office:value-type="float" office:value="-107.8438416" calcext:value-type="float">
            <text:p>-107.8438416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table:formula="of:=[.A439]/1000000" office:value-type="float" office:value="95" calcext:value-type="float">
            <text:p>95</text:p>
          </table:table-cell>
          <table:table-cell office:value-type="float" office:value="-106.1000671" calcext:value-type="float">
            <text:p>-106.1000671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table:formula="of:=[.A440]/1000000" office:value-type="float" office:value="95.2173913" calcext:value-type="float">
            <text:p>95.2173913</text:p>
          </table:table-cell>
          <table:table-cell office:value-type="float" office:value="-109.1008453" calcext:value-type="float">
            <text:p>-109.1008453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table:formula="of:=[.A441]/1000000" office:value-type="float" office:value="95.43478261" calcext:value-type="float">
            <text:p>95.43478261</text:p>
          </table:table-cell>
          <table:table-cell office:value-type="float" office:value="-109.1069031" calcext:value-type="float">
            <text:p>-109.1069031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table:formula="of:=[.A442]/1000000" office:value-type="float" office:value="95.65217391" calcext:value-type="float">
            <text:p>95.65217391</text:p>
          </table:table-cell>
          <table:table-cell office:value-type="float" office:value="-109.4616241" calcext:value-type="float">
            <text:p>-109.4616241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table:formula="of:=[.A443]/1000000" office:value-type="float" office:value="95.86956522" calcext:value-type="float">
            <text:p>95.86956522</text:p>
          </table:table-cell>
          <table:table-cell office:value-type="float" office:value="-108.8917007" calcext:value-type="float">
            <text:p>-108.8917007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table:formula="of:=[.A444]/1000000" office:value-type="float" office:value="96.08695652" calcext:value-type="float">
            <text:p>96.08695652</text:p>
          </table:table-cell>
          <table:table-cell office:value-type="float" office:value="-107.431839" calcext:value-type="float">
            <text:p>-107.431839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table:formula="of:=[.A445]/1000000" office:value-type="float" office:value="96.30434783" calcext:value-type="float">
            <text:p>96.30434783</text:p>
          </table:table-cell>
          <table:table-cell office:value-type="float" office:value="-109.2042236" calcext:value-type="float">
            <text:p>-109.2042236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table:formula="of:=[.A446]/1000000" office:value-type="float" office:value="96.52173913" calcext:value-type="float">
            <text:p>96.52173913</text:p>
          </table:table-cell>
          <table:table-cell office:value-type="float" office:value="-107.7654572" calcext:value-type="float">
            <text:p>-107.7654572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table:formula="of:=[.A447]/1000000" office:value-type="float" office:value="96.73913043" calcext:value-type="float">
            <text:p>96.73913043</text:p>
          </table:table-cell>
          <table:table-cell office:value-type="float" office:value="-108.3502274" calcext:value-type="float">
            <text:p>-108.3502274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table:formula="of:=[.A448]/1000000" office:value-type="float" office:value="96.95652174" calcext:value-type="float">
            <text:p>96.95652174</text:p>
          </table:table-cell>
          <table:table-cell office:value-type="float" office:value="-107.8866577" calcext:value-type="float">
            <text:p>-107.8866577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table:formula="of:=[.A449]/1000000" office:value-type="float" office:value="97.17391304" calcext:value-type="float">
            <text:p>97.17391304</text:p>
          </table:table-cell>
          <table:table-cell office:value-type="float" office:value="-108.9592667" calcext:value-type="float">
            <text:p>-108.9592667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table:formula="of:=[.A450]/1000000" office:value-type="float" office:value="97.39130435" calcext:value-type="float">
            <text:p>97.39130435</text:p>
          </table:table-cell>
          <table:table-cell office:value-type="float" office:value="-108.8334045" calcext:value-type="float">
            <text:p>-108.8334045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table:formula="of:=[.A451]/1000000" office:value-type="float" office:value="97.60869565" calcext:value-type="float">
            <text:p>97.60869565</text:p>
          </table:table-cell>
          <table:table-cell office:value-type="float" office:value="-108.4830093" calcext:value-type="float">
            <text:p>-108.4830093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table:formula="of:=[.A452]/1000000" office:value-type="float" office:value="97.82608696" calcext:value-type="float">
            <text:p>97.82608696</text:p>
          </table:table-cell>
          <table:table-cell office:value-type="float" office:value="-108.3829269" calcext:value-type="float">
            <text:p>-108.3829269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table:formula="of:=[.A453]/1000000" office:value-type="float" office:value="98.04347826" calcext:value-type="float">
            <text:p>98.04347826</text:p>
          </table:table-cell>
          <table:table-cell office:value-type="float" office:value="-109.0582657" calcext:value-type="float">
            <text:p>-109.0582657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table:formula="of:=[.A454]/1000000" office:value-type="float" office:value="98.26086957" calcext:value-type="float">
            <text:p>98.26086957</text:p>
          </table:table-cell>
          <table:table-cell office:value-type="float" office:value="-107.9573898" calcext:value-type="float">
            <text:p>-107.9573898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table:formula="of:=[.A455]/1000000" office:value-type="float" office:value="98.47826087" calcext:value-type="float">
            <text:p>98.47826087</text:p>
          </table:table-cell>
          <table:table-cell office:value-type="float" office:value="-109.2187119" calcext:value-type="float">
            <text:p>-109.2187119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table:formula="of:=[.A456]/1000000" office:value-type="float" office:value="98.69565217" calcext:value-type="float">
            <text:p>98.69565217</text:p>
          </table:table-cell>
          <table:table-cell office:value-type="float" office:value="-109.4725418" calcext:value-type="float">
            <text:p>-109.4725418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table:formula="of:=[.A457]/1000000" office:value-type="float" office:value="98.91304348" calcext:value-type="float">
            <text:p>98.91304348</text:p>
          </table:table-cell>
          <table:table-cell office:value-type="float" office:value="-108.8596115" calcext:value-type="float">
            <text:p>-108.8596115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table:formula="of:=[.A458]/1000000" office:value-type="float" office:value="99.13043478" calcext:value-type="float">
            <text:p>99.13043478</text:p>
          </table:table-cell>
          <table:table-cell office:value-type="float" office:value="-98.83010864" calcext:value-type="float">
            <text:p>-98.83010864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table:formula="of:=[.A459]/1000000" office:value-type="float" office:value="99.34782609" calcext:value-type="float">
            <text:p>99.34782609</text:p>
          </table:table-cell>
          <table:table-cell office:value-type="float" office:value="-108.7980423" calcext:value-type="float">
            <text:p>-108.7980423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table:formula="of:=[.A460]/1000000" office:value-type="float" office:value="99.56521739" calcext:value-type="float">
            <text:p>99.56521739</text:p>
          </table:table-cell>
          <table:table-cell office:value-type="float" office:value="-109.3657684" calcext:value-type="float">
            <text:p>-109.3657684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table:formula="of:=[.A461]/1000000" office:value-type="float" office:value="99.7826087" calcext:value-type="float">
            <text:p>99.7826087</text:p>
          </table:table-cell>
          <table:table-cell office:value-type="float" office:value="-110.1364136" calcext:value-type="float">
            <text:p>-110.1364136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[.A462]/1000000" office:value-type="float" office:value="100" calcext:value-type="float">
            <text:p>100</text:p>
          </table:table-cell>
          <table:table-cell office:value-type="float" office:value="-108.2461929" calcext:value-type="float">
            <text:p>-108.246192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8T14:19:43.889070634</dc:date>
    <meta:editing-duration>PT1M50S</meta:editing-duration>
    <meta:editing-cycles>1</meta:editing-cycles>
    <meta:document-statistic meta:table-count="2" meta:cell-count="242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966cm" svg:height="19.365cm" xlink:href=".." xlink:type="simple" chart:class="chart:scatter" chart:style-name="ch1">
        <chart:legend chart:legend-position="end" svg:x="36.638cm" svg:y="9.383cm" style:legend-expansion="high" chart:style-name="ch2"/>
        <chart:plot-area chart:style-name="ch3" table:cell-range-address="N1E_2.B1:N1E_2.C462" chart:data-source-has-labels="row" svg:x="0.799cm" svg:y="0.387cm" svg:width="35.04cm" svg:height="18.591cm">
          <chartooo:coordinate-region svg:x="1.711cm" svg:y="0.586cm" svg:width="33.848cm" svg:height="18.1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1E_2.C2:N1E_2.C462" chart:label-cell-address="N1E_2.C1:N1E_2.C1" chart:class="chart:scatter">
            <chart:domain table:cell-range-address="N1E_2.B2:N1E_2.B462"/>
            <chart:data-point chart:repeated="4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 [dBm]</text:p>
                <draw:g>
                  <svg:desc>N1E_2.C1:N1E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1E_2.B2:N1E_2.B462</svg:desc>
                </draw:g>
              </table:table-cell>
              <table:table-cell office:value-type="float" office:value="-25.85983467">
                <text:p>-25.85983467</text:p>
                <draw:g>
                  <svg:desc>N1E_2.C2:N1E_2.C4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3913043">
                <text:p>0.2173913043</text:p>
              </table:table-cell>
              <table:table-cell office:value-type="float" office:value="-81.52479553">
                <text:p>-81.52479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47826087">
                <text:p>0.4347826087</text:p>
              </table:table-cell>
              <table:table-cell office:value-type="float" office:value="-83.45323944">
                <text:p>-83.45323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2173913">
                <text:p>0.652173913</text:p>
              </table:table-cell>
              <table:table-cell office:value-type="float" office:value="-92.79727936">
                <text:p>-92.79727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95652174">
                <text:p>0.8695652174</text:p>
              </table:table-cell>
              <table:table-cell office:value-type="float" office:value="-95.59589386">
                <text:p>-95.59589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86956522">
                <text:p>1.086956522</text:p>
              </table:table-cell>
              <table:table-cell office:value-type="float" office:value="-97.9923172">
                <text:p>-97.9923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04347826">
                <text:p>1.304347826</text:p>
              </table:table-cell>
              <table:table-cell office:value-type="float" office:value="-95.95785522">
                <text:p>-95.95785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2173913">
                <text:p>1.52173913</text:p>
              </table:table-cell>
              <table:table-cell office:value-type="float" office:value="-71.79412079">
                <text:p>-71.79412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39130435">
                <text:p>1.739130435</text:p>
              </table:table-cell>
              <table:table-cell office:value-type="float" office:value="-97.11074829">
                <text:p>-97.11074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56521739">
                <text:p>1.956521739</text:p>
              </table:table-cell>
              <table:table-cell office:value-type="float" office:value="-95.97800446">
                <text:p>-95.97800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73913043">
                <text:p>2.173913043</text:p>
              </table:table-cell>
              <table:table-cell office:value-type="float" office:value="-96.81368256">
                <text:p>-96.81368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91304348">
                <text:p>2.391304348</text:p>
              </table:table-cell>
              <table:table-cell office:value-type="float" office:value="-96.86431122">
                <text:p>-96.86431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08695652">
                <text:p>2.608695652</text:p>
              </table:table-cell>
              <table:table-cell office:value-type="float" office:value="-97.04830933">
                <text:p>-97.04830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26086957">
                <text:p>2.826086957</text:p>
              </table:table-cell>
              <table:table-cell office:value-type="float" office:value="-98.05465698">
                <text:p>-98.05465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43478261">
                <text:p>3.043478261</text:p>
              </table:table-cell>
              <table:table-cell office:value-type="float" office:value="-97.28882599">
                <text:p>-97.28882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60869565">
                <text:p>3.260869565</text:p>
              </table:table-cell>
              <table:table-cell office:value-type="float" office:value="-96.32720947">
                <text:p>-96.32720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7826087">
                <text:p>3.47826087</text:p>
              </table:table-cell>
              <table:table-cell office:value-type="float" office:value="-94.5124054">
                <text:p>-94.5124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95652174">
                <text:p>3.695652174</text:p>
              </table:table-cell>
              <table:table-cell office:value-type="float" office:value="-96.26218414">
                <text:p>-96.26218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13043478">
                <text:p>3.913043478</text:p>
              </table:table-cell>
              <table:table-cell office:value-type="float" office:value="-94.82979584">
                <text:p>-94.82979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30434783">
                <text:p>4.130434783</text:p>
              </table:table-cell>
              <table:table-cell office:value-type="float" office:value="-97.5760498">
                <text:p>-97.57604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47826087">
                <text:p>4.347826087</text:p>
              </table:table-cell>
              <table:table-cell office:value-type="float" office:value="-91.01906586">
                <text:p>-91.019065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65217391">
                <text:p>4.565217391</text:p>
              </table:table-cell>
              <table:table-cell office:value-type="float" office:value="-95.83571625">
                <text:p>-95.83571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82608696">
                <text:p>4.782608696</text:p>
              </table:table-cell>
              <table:table-cell office:value-type="float" office:value="-94.88892365">
                <text:p>-94.888923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-95.91654205">
                <text:p>-95.916542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217391304">
                <text:p>5.217391304</text:p>
              </table:table-cell>
              <table:table-cell office:value-type="float" office:value="-87.50869751">
                <text:p>-87.50869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434782609">
                <text:p>5.434782609</text:p>
              </table:table-cell>
              <table:table-cell office:value-type="float" office:value="-93.99822235">
                <text:p>-93.99822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52173913">
                <text:p>5.652173913</text:p>
              </table:table-cell>
              <table:table-cell office:value-type="float" office:value="-95.05867767">
                <text:p>-95.058677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869565217">
                <text:p>5.869565217</text:p>
              </table:table-cell>
              <table:table-cell office:value-type="float" office:value="-89.15969086">
                <text:p>-89.159690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86956522">
                <text:p>6.086956522</text:p>
              </table:table-cell>
              <table:table-cell office:value-type="float" office:value="-95.94361115">
                <text:p>-95.94361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304347826">
                <text:p>6.304347826</text:p>
              </table:table-cell>
              <table:table-cell office:value-type="float" office:value="-95.35147858">
                <text:p>-95.35147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2173913">
                <text:p>6.52173913</text:p>
              </table:table-cell>
              <table:table-cell office:value-type="float" office:value="-95.72979736">
                <text:p>-95.72979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39130435">
                <text:p>6.739130435</text:p>
              </table:table-cell>
              <table:table-cell office:value-type="float" office:value="-95.19229126">
                <text:p>-95.192291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956521739">
                <text:p>6.956521739</text:p>
              </table:table-cell>
              <table:table-cell office:value-type="float" office:value="-94.71575928">
                <text:p>-94.715759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73913043">
                <text:p>7.173913043</text:p>
              </table:table-cell>
              <table:table-cell office:value-type="float" office:value="-95.71866608">
                <text:p>-95.718666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91304348">
                <text:p>7.391304348</text:p>
              </table:table-cell>
              <table:table-cell office:value-type="float" office:value="-94.37441254">
                <text:p>-94.37441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608695652">
                <text:p>7.608695652</text:p>
              </table:table-cell>
              <table:table-cell office:value-type="float" office:value="-94.60588837">
                <text:p>-94.605888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826086957">
                <text:p>7.826086957</text:p>
              </table:table-cell>
              <table:table-cell office:value-type="float" office:value="-93.71494293">
                <text:p>-93.71494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043478261">
                <text:p>8.043478261</text:p>
              </table:table-cell>
              <table:table-cell office:value-type="float" office:value="-93.99269104">
                <text:p>-93.992691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260869565">
                <text:p>8.260869565</text:p>
              </table:table-cell>
              <table:table-cell office:value-type="float" office:value="-86.30161285">
                <text:p>-86.301612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47826087">
                <text:p>8.47826087</text:p>
              </table:table-cell>
              <table:table-cell office:value-type="float" office:value="-94.84381104">
                <text:p>-94.843811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695652174">
                <text:p>8.695652174</text:p>
              </table:table-cell>
              <table:table-cell office:value-type="float" office:value="-94.59796143">
                <text:p>-94.59796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913043478">
                <text:p>8.913043478</text:p>
              </table:table-cell>
              <table:table-cell office:value-type="float" office:value="-93.0552597">
                <text:p>-93.0552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130434783">
                <text:p>9.130434783</text:p>
              </table:table-cell>
              <table:table-cell office:value-type="float" office:value="-93.95487976">
                <text:p>-93.95487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347826087">
                <text:p>9.347826087</text:p>
              </table:table-cell>
              <table:table-cell office:value-type="float" office:value="-93.28572845">
                <text:p>-93.285728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565217391">
                <text:p>9.565217391</text:p>
              </table:table-cell>
              <table:table-cell office:value-type="float" office:value="-94.8536911">
                <text:p>-94.85369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782608696">
                <text:p>9.782608696</text:p>
              </table:table-cell>
              <table:table-cell office:value-type="float" office:value="-90.09545135">
                <text:p>-90.09545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-89.95294189">
                <text:p>-89.95294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2173913">
                <text:p>10.2173913</text:p>
              </table:table-cell>
              <table:table-cell office:value-type="float" office:value="-93.67268372">
                <text:p>-93.6726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43478261">
                <text:p>10.43478261</text:p>
              </table:table-cell>
              <table:table-cell office:value-type="float" office:value="-82.05245209">
                <text:p>-82.05245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65217391">
                <text:p>10.65217391</text:p>
              </table:table-cell>
              <table:table-cell office:value-type="float" office:value="-87.38283539">
                <text:p>-87.382835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6956522">
                <text:p>10.86956522</text:p>
              </table:table-cell>
              <table:table-cell office:value-type="float" office:value="-82.14315033">
                <text:p>-82.143150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08695652">
                <text:p>11.08695652</text:p>
              </table:table-cell>
              <table:table-cell office:value-type="float" office:value="-81.47119141">
                <text:p>-81.47119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30434783">
                <text:p>11.30434783</text:p>
              </table:table-cell>
              <table:table-cell office:value-type="float" office:value="-83.38462067">
                <text:p>-83.384620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52173913">
                <text:p>11.52173913</text:p>
              </table:table-cell>
              <table:table-cell office:value-type="float" office:value="-87.59196472">
                <text:p>-87.591964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73913043">
                <text:p>11.73913043</text:p>
              </table:table-cell>
              <table:table-cell office:value-type="float" office:value="-94.10332489">
                <text:p>-94.103324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95652174">
                <text:p>11.95652174</text:p>
              </table:table-cell>
              <table:table-cell office:value-type="float" office:value="-94.38790131">
                <text:p>-94.38790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17391304">
                <text:p>12.17391304</text:p>
              </table:table-cell>
              <table:table-cell office:value-type="float" office:value="-93.45040131">
                <text:p>-93.45040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39130435">
                <text:p>12.39130435</text:p>
              </table:table-cell>
              <table:table-cell office:value-type="float" office:value="-94.27173615">
                <text:p>-94.271736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60869565">
                <text:p>12.60869565</text:p>
              </table:table-cell>
              <table:table-cell office:value-type="float" office:value="-92.39792633">
                <text:p>-92.397926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82608696">
                <text:p>12.82608696</text:p>
              </table:table-cell>
              <table:table-cell office:value-type="float" office:value="-91.00740814">
                <text:p>-91.007408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04347826">
                <text:p>13.04347826</text:p>
              </table:table-cell>
              <table:table-cell office:value-type="float" office:value="-90.20307922">
                <text:p>-90.203079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26086957">
                <text:p>13.26086957</text:p>
              </table:table-cell>
              <table:table-cell office:value-type="float" office:value="-93.12545013">
                <text:p>-93.12545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47826087">
                <text:p>13.47826087</text:p>
              </table:table-cell>
              <table:table-cell office:value-type="float" office:value="-93.61146545">
                <text:p>-93.61146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69565217">
                <text:p>13.69565217</text:p>
              </table:table-cell>
              <table:table-cell office:value-type="float" office:value="-95.49898529">
                <text:p>-95.498985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91304348">
                <text:p>13.91304348</text:p>
              </table:table-cell>
              <table:table-cell office:value-type="float" office:value="-94.67513275">
                <text:p>-94.675132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13043478">
                <text:p>14.13043478</text:p>
              </table:table-cell>
              <table:table-cell office:value-type="float" office:value="-94.09124756">
                <text:p>-94.091247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34782609">
                <text:p>14.34782609</text:p>
              </table:table-cell>
              <table:table-cell office:value-type="float" office:value="-94.2490921">
                <text:p>-94.24909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56521739">
                <text:p>14.56521739</text:p>
              </table:table-cell>
              <table:table-cell office:value-type="float" office:value="-93.49429321">
                <text:p>-93.494293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7826087">
                <text:p>14.7826087</text:p>
              </table:table-cell>
              <table:table-cell office:value-type="float" office:value="-94.19545746">
                <text:p>-94.195457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-90.78211212">
                <text:p>-90.782112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2173913">
                <text:p>15.2173913</text:p>
              </table:table-cell>
              <table:table-cell office:value-type="float" office:value="-95.2995224">
                <text:p>-95.29952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43478261">
                <text:p>15.43478261</text:p>
              </table:table-cell>
              <table:table-cell office:value-type="float" office:value="-94.37268066">
                <text:p>-94.372680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65217391">
                <text:p>15.65217391</text:p>
              </table:table-cell>
              <table:table-cell office:value-type="float" office:value="-95.08291626">
                <text:p>-95.082916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86956522">
                <text:p>15.86956522</text:p>
              </table:table-cell>
              <table:table-cell office:value-type="float" office:value="-88.81776428">
                <text:p>-88.817764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08695652">
                <text:p>16.08695652</text:p>
              </table:table-cell>
              <table:table-cell office:value-type="float" office:value="-93.19755554">
                <text:p>-93.19755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30434783">
                <text:p>16.30434783</text:p>
              </table:table-cell>
              <table:table-cell office:value-type="float" office:value="-95.3808136">
                <text:p>-95.3808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2173913">
                <text:p>16.52173913</text:p>
              </table:table-cell>
              <table:table-cell office:value-type="float" office:value="-94.06845093">
                <text:p>-94.068450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73913043">
                <text:p>16.73913043</text:p>
              </table:table-cell>
              <table:table-cell office:value-type="float" office:value="-94.85229492">
                <text:p>-94.852294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95652174">
                <text:p>16.95652174</text:p>
              </table:table-cell>
              <table:table-cell office:value-type="float" office:value="-92.12770081">
                <text:p>-92.127700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17391304">
                <text:p>17.17391304</text:p>
              </table:table-cell>
              <table:table-cell office:value-type="float" office:value="-92.52792358">
                <text:p>-92.527923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39130435">
                <text:p>17.39130435</text:p>
              </table:table-cell>
              <table:table-cell office:value-type="float" office:value="-93.05602264">
                <text:p>-93.056022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60869565">
                <text:p>17.60869565</text:p>
              </table:table-cell>
              <table:table-cell office:value-type="float" office:value="-93.95643616">
                <text:p>-93.956436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82608696">
                <text:p>17.82608696</text:p>
              </table:table-cell>
              <table:table-cell office:value-type="float" office:value="-92.69833374">
                <text:p>-92.698333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04347826">
                <text:p>18.04347826</text:p>
              </table:table-cell>
              <table:table-cell office:value-type="float" office:value="-94.35645294">
                <text:p>-94.356452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26086957">
                <text:p>18.26086957</text:p>
              </table:table-cell>
              <table:table-cell office:value-type="float" office:value="-93.61487579">
                <text:p>-93.614875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47826087">
                <text:p>18.47826087</text:p>
              </table:table-cell>
              <table:table-cell office:value-type="float" office:value="-92.26618195">
                <text:p>-92.26618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69565217">
                <text:p>18.69565217</text:p>
              </table:table-cell>
              <table:table-cell office:value-type="float" office:value="-95.0699234">
                <text:p>-95.06992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91304348">
                <text:p>18.91304348</text:p>
              </table:table-cell>
              <table:table-cell office:value-type="float" office:value="-93.18491364">
                <text:p>-93.18491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13043478">
                <text:p>19.13043478</text:p>
              </table:table-cell>
              <table:table-cell office:value-type="float" office:value="-94.6870575">
                <text:p>-94.68705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34782609">
                <text:p>19.34782609</text:p>
              </table:table-cell>
              <table:table-cell office:value-type="float" office:value="-93.19267273">
                <text:p>-93.192672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56521739">
                <text:p>19.56521739</text:p>
              </table:table-cell>
              <table:table-cell office:value-type="float" office:value="-93.86693573">
                <text:p>-93.866935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7826087">
                <text:p>19.7826087</text:p>
              </table:table-cell>
              <table:table-cell office:value-type="float" office:value="-93.40346527">
                <text:p>-93.403465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-93.74965668">
                <text:p>-93.749656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2173913">
                <text:p>20.2173913</text:p>
              </table:table-cell>
              <table:table-cell office:value-type="float" office:value="-93.45513153">
                <text:p>-93.455131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43478261">
                <text:p>20.43478261</text:p>
              </table:table-cell>
              <table:table-cell office:value-type="float" office:value="-94.09299469">
                <text:p>-94.092994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65217391">
                <text:p>20.65217391</text:p>
              </table:table-cell>
              <table:table-cell office:value-type="float" office:value="-91.38127136">
                <text:p>-91.381271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86956522">
                <text:p>20.86956522</text:p>
              </table:table-cell>
              <table:table-cell office:value-type="float" office:value="-91.54101563">
                <text:p>-91.541015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08695652">
                <text:p>21.08695652</text:p>
              </table:table-cell>
              <table:table-cell office:value-type="float" office:value="-90.83725739">
                <text:p>-90.837257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30434783">
                <text:p>21.30434783</text:p>
              </table:table-cell>
              <table:table-cell office:value-type="float" office:value="-89.68468475">
                <text:p>-89.684684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52173913">
                <text:p>21.52173913</text:p>
              </table:table-cell>
              <table:table-cell office:value-type="float" office:value="-88.65333557">
                <text:p>-88.653335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73913043">
                <text:p>21.73913043</text:p>
              </table:table-cell>
              <table:table-cell office:value-type="float" office:value="-88.49009705">
                <text:p>-88.49009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95652174">
                <text:p>21.95652174</text:p>
              </table:table-cell>
              <table:table-cell office:value-type="float" office:value="-90.52347565">
                <text:p>-90.523475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.17391304">
                <text:p>22.17391304</text:p>
              </table:table-cell>
              <table:table-cell office:value-type="float" office:value="-89.98383331">
                <text:p>-89.983833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39130435">
                <text:p>22.39130435</text:p>
              </table:table-cell>
              <table:table-cell office:value-type="float" office:value="-90.87407684">
                <text:p>-90.874076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60869565">
                <text:p>22.60869565</text:p>
              </table:table-cell>
              <table:table-cell office:value-type="float" office:value="-91.9960556">
                <text:p>-91.99605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82608696">
                <text:p>22.82608696</text:p>
              </table:table-cell>
              <table:table-cell office:value-type="float" office:value="-92.99723816">
                <text:p>-92.997238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.04347826">
                <text:p>23.04347826</text:p>
              </table:table-cell>
              <table:table-cell office:value-type="float" office:value="-88.32858276">
                <text:p>-88.32858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.26086957">
                <text:p>23.26086957</text:p>
              </table:table-cell>
              <table:table-cell office:value-type="float" office:value="-93.09169769">
                <text:p>-93.091697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47826087">
                <text:p>23.47826087</text:p>
              </table:table-cell>
              <table:table-cell office:value-type="float" office:value="-92.52314758">
                <text:p>-92.523147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.69565217">
                <text:p>23.69565217</text:p>
              </table:table-cell>
              <table:table-cell office:value-type="float" office:value="-93.85131836">
                <text:p>-93.851318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.91304348">
                <text:p>23.91304348</text:p>
              </table:table-cell>
              <table:table-cell office:value-type="float" office:value="-92.67620087">
                <text:p>-92.676200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.13043478">
                <text:p>24.13043478</text:p>
              </table:table-cell>
              <table:table-cell office:value-type="float" office:value="-93.05443573">
                <text:p>-93.054435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.34782609">
                <text:p>24.34782609</text:p>
              </table:table-cell>
              <table:table-cell office:value-type="float" office:value="-92.5111618">
                <text:p>-92.51116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.56521739">
                <text:p>24.56521739</text:p>
              </table:table-cell>
              <table:table-cell office:value-type="float" office:value="-94.55284882">
                <text:p>-94.552848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7826087">
                <text:p>24.7826087</text:p>
              </table:table-cell>
              <table:table-cell office:value-type="float" office:value="-93.09964752">
                <text:p>-93.099647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">
                <text:p>25</text:p>
              </table:table-cell>
              <table:table-cell office:value-type="float" office:value="-93.61112976">
                <text:p>-93.611129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2173913">
                <text:p>25.2173913</text:p>
              </table:table-cell>
              <table:table-cell office:value-type="float" office:value="-92.09770203">
                <text:p>-92.097702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.43478261">
                <text:p>25.43478261</text:p>
              </table:table-cell>
              <table:table-cell office:value-type="float" office:value="-94.57054901">
                <text:p>-94.570549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65217391">
                <text:p>25.65217391</text:p>
              </table:table-cell>
              <table:table-cell office:value-type="float" office:value="-92.91892242">
                <text:p>-92.918922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86956522">
                <text:p>25.86956522</text:p>
              </table:table-cell>
              <table:table-cell office:value-type="float" office:value="-93.30625153">
                <text:p>-93.306251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.08695652">
                <text:p>26.08695652</text:p>
              </table:table-cell>
              <table:table-cell office:value-type="float" office:value="-93.00852203">
                <text:p>-93.008522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.30434783">
                <text:p>26.30434783</text:p>
              </table:table-cell>
              <table:table-cell office:value-type="float" office:value="-92.65493011">
                <text:p>-92.654930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52173913">
                <text:p>26.52173913</text:p>
              </table:table-cell>
              <table:table-cell office:value-type="float" office:value="-91.55898285">
                <text:p>-91.558982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73913043">
                <text:p>26.73913043</text:p>
              </table:table-cell>
              <table:table-cell office:value-type="float" office:value="-93.2559433">
                <text:p>-93.25594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.95652174">
                <text:p>26.95652174</text:p>
              </table:table-cell>
              <table:table-cell office:value-type="float" office:value="-92.7491684">
                <text:p>-92.74916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.17391304">
                <text:p>27.17391304</text:p>
              </table:table-cell>
              <table:table-cell office:value-type="float" office:value="-89.55735016">
                <text:p>-89.55735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.39130435">
                <text:p>27.39130435</text:p>
              </table:table-cell>
              <table:table-cell office:value-type="float" office:value="-89.29692078">
                <text:p>-89.296920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60869565">
                <text:p>27.60869565</text:p>
              </table:table-cell>
              <table:table-cell office:value-type="float" office:value="-93.53157806">
                <text:p>-93.531578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.82608696">
                <text:p>27.82608696</text:p>
              </table:table-cell>
              <table:table-cell office:value-type="float" office:value="-95.08892059">
                <text:p>-95.08892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.04347826">
                <text:p>28.04347826</text:p>
              </table:table-cell>
              <table:table-cell office:value-type="float" office:value="-92.42508698">
                <text:p>-92.425086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.26086957">
                <text:p>28.26086957</text:p>
              </table:table-cell>
              <table:table-cell office:value-type="float" office:value="-89.0894165">
                <text:p>-89.08941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.47826087">
                <text:p>28.47826087</text:p>
              </table:table-cell>
              <table:table-cell office:value-type="float" office:value="-88.28336334">
                <text:p>-88.283363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69565217">
                <text:p>28.69565217</text:p>
              </table:table-cell>
              <table:table-cell office:value-type="float" office:value="-84.7520752">
                <text:p>-84.75207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91304348">
                <text:p>28.91304348</text:p>
              </table:table-cell>
              <table:table-cell office:value-type="float" office:value="-92.32183075">
                <text:p>-92.321830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.13043478">
                <text:p>29.13043478</text:p>
              </table:table-cell>
              <table:table-cell office:value-type="float" office:value="-83.56997681">
                <text:p>-83.569976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34782609">
                <text:p>29.34782609</text:p>
              </table:table-cell>
              <table:table-cell office:value-type="float" office:value="-89.16958618">
                <text:p>-89.169586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.56521739">
                <text:p>29.56521739</text:p>
              </table:table-cell>
              <table:table-cell office:value-type="float" office:value="-88.48428345">
                <text:p>-88.484283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7826087">
                <text:p>29.7826087</text:p>
              </table:table-cell>
              <table:table-cell office:value-type="float" office:value="-90.15366364">
                <text:p>-90.153663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-89.38851166">
                <text:p>-89.388511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2173913">
                <text:p>30.2173913</text:p>
              </table:table-cell>
              <table:table-cell office:value-type="float" office:value="-95.58555603">
                <text:p>-95.585556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43478261">
                <text:p>30.43478261</text:p>
              </table:table-cell>
              <table:table-cell office:value-type="float" office:value="-94.95948792">
                <text:p>-94.959487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65217391">
                <text:p>30.65217391</text:p>
              </table:table-cell>
              <table:table-cell office:value-type="float" office:value="-93.32692719">
                <text:p>-93.326927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.86956522">
                <text:p>30.86956522</text:p>
              </table:table-cell>
              <table:table-cell office:value-type="float" office:value="-95.14678192">
                <text:p>-95.146781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.08695652">
                <text:p>31.08695652</text:p>
              </table:table-cell>
              <table:table-cell office:value-type="float" office:value="-93.28712463">
                <text:p>-93.287124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.30434783">
                <text:p>31.30434783</text:p>
              </table:table-cell>
              <table:table-cell office:value-type="float" office:value="-91.91804504">
                <text:p>-91.918045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.52173913">
                <text:p>31.52173913</text:p>
              </table:table-cell>
              <table:table-cell office:value-type="float" office:value="-90.0557785">
                <text:p>-90.05577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.73913043">
                <text:p>31.73913043</text:p>
              </table:table-cell>
              <table:table-cell office:value-type="float" office:value="-94.85525513">
                <text:p>-94.855255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.95652174">
                <text:p>31.95652174</text:p>
              </table:table-cell>
              <table:table-cell office:value-type="float" office:value="-89.22934723">
                <text:p>-89.229347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.17391304">
                <text:p>32.17391304</text:p>
              </table:table-cell>
              <table:table-cell office:value-type="float" office:value="-94.00666046">
                <text:p>-94.006660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.39130435">
                <text:p>32.39130435</text:p>
              </table:table-cell>
              <table:table-cell office:value-type="float" office:value="-93.12731934">
                <text:p>-93.127319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.60869565">
                <text:p>32.60869565</text:p>
              </table:table-cell>
              <table:table-cell office:value-type="float" office:value="-87.1026535">
                <text:p>-87.10265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.82608696">
                <text:p>32.82608696</text:p>
              </table:table-cell>
              <table:table-cell office:value-type="float" office:value="-88.42290497">
                <text:p>-88.422904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04347826">
                <text:p>33.04347826</text:p>
              </table:table-cell>
              <table:table-cell office:value-type="float" office:value="-88.93947601">
                <text:p>-88.939476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.26086957">
                <text:p>33.26086957</text:p>
              </table:table-cell>
              <table:table-cell office:value-type="float" office:value="-90.34416199">
                <text:p>-90.344161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.47826087">
                <text:p>33.47826087</text:p>
              </table:table-cell>
              <table:table-cell office:value-type="float" office:value="-84.73158264">
                <text:p>-84.731582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.69565217">
                <text:p>33.69565217</text:p>
              </table:table-cell>
              <table:table-cell office:value-type="float" office:value="-92.27598572">
                <text:p>-92.275985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.91304348">
                <text:p>33.91304348</text:p>
              </table:table-cell>
              <table:table-cell office:value-type="float" office:value="-90.77883148">
                <text:p>-90.778831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.13043478">
                <text:p>34.13043478</text:p>
              </table:table-cell>
              <table:table-cell office:value-type="float" office:value="-84.025383">
                <text:p>-84.025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.34782609">
                <text:p>34.34782609</text:p>
              </table:table-cell>
              <table:table-cell office:value-type="float" office:value="-88.62281799">
                <text:p>-88.622817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.56521739">
                <text:p>34.56521739</text:p>
              </table:table-cell>
              <table:table-cell office:value-type="float" office:value="-82.39258575">
                <text:p>-82.392585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.7826087">
                <text:p>34.7826087</text:p>
              </table:table-cell>
              <table:table-cell office:value-type="float" office:value="-87.33350372">
                <text:p>-87.333503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">
                <text:p>35</text:p>
              </table:table-cell>
              <table:table-cell office:value-type="float" office:value="-86.32752991">
                <text:p>-86.327529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.2173913">
                <text:p>35.2173913</text:p>
              </table:table-cell>
              <table:table-cell office:value-type="float" office:value="-89.50859833">
                <text:p>-89.508598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.43478261">
                <text:p>35.43478261</text:p>
              </table:table-cell>
              <table:table-cell office:value-type="float" office:value="-84.53591919">
                <text:p>-84.535919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.65217391">
                <text:p>35.65217391</text:p>
              </table:table-cell>
              <table:table-cell office:value-type="float" office:value="-91.21697235">
                <text:p>-91.216972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86956522">
                <text:p>35.86956522</text:p>
              </table:table-cell>
              <table:table-cell office:value-type="float" office:value="-91.51511383">
                <text:p>-91.515113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.08695652">
                <text:p>36.08695652</text:p>
              </table:table-cell>
              <table:table-cell office:value-type="float" office:value="-89.4776535">
                <text:p>-89.47765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.30434783">
                <text:p>36.30434783</text:p>
              </table:table-cell>
              <table:table-cell office:value-type="float" office:value="-94.23898315">
                <text:p>-94.238983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.52173913">
                <text:p>36.52173913</text:p>
              </table:table-cell>
              <table:table-cell office:value-type="float" office:value="-92.15555573">
                <text:p>-92.155555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.73913043">
                <text:p>36.73913043</text:p>
              </table:table-cell>
              <table:table-cell office:value-type="float" office:value="-92.99217224">
                <text:p>-92.99217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.95652174">
                <text:p>36.95652174</text:p>
              </table:table-cell>
              <table:table-cell office:value-type="float" office:value="-93.06841278">
                <text:p>-93.068412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17391304">
                <text:p>37.17391304</text:p>
              </table:table-cell>
              <table:table-cell office:value-type="float" office:value="-93.45262909">
                <text:p>-93.452629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39130435">
                <text:p>37.39130435</text:p>
              </table:table-cell>
              <table:table-cell office:value-type="float" office:value="-93.35303497">
                <text:p>-93.353034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60869565">
                <text:p>37.60869565</text:p>
              </table:table-cell>
              <table:table-cell office:value-type="float" office:value="-90.68173981">
                <text:p>-90.681739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82608696">
                <text:p>37.82608696</text:p>
              </table:table-cell>
              <table:table-cell office:value-type="float" office:value="-93.85617828">
                <text:p>-93.856178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.04347826">
                <text:p>38.04347826</text:p>
              </table:table-cell>
              <table:table-cell office:value-type="float" office:value="-94.43904114">
                <text:p>-94.439041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26086957">
                <text:p>38.26086957</text:p>
              </table:table-cell>
              <table:table-cell office:value-type="float" office:value="-90.530159">
                <text:p>-90.5301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47826087">
                <text:p>38.47826087</text:p>
              </table:table-cell>
              <table:table-cell office:value-type="float" office:value="-94.21009064">
                <text:p>-94.210090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69565217">
                <text:p>38.69565217</text:p>
              </table:table-cell>
              <table:table-cell office:value-type="float" office:value="-95.13935852">
                <text:p>-95.139358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91304348">
                <text:p>38.91304348</text:p>
              </table:table-cell>
              <table:table-cell office:value-type="float" office:value="-89.65003204">
                <text:p>-89.650032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.13043478">
                <text:p>39.13043478</text:p>
              </table:table-cell>
              <table:table-cell office:value-type="float" office:value="-93.21250916">
                <text:p>-93.212509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.34782609">
                <text:p>39.34782609</text:p>
              </table:table-cell>
              <table:table-cell office:value-type="float" office:value="-95.0249939">
                <text:p>-95.02499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.56521739">
                <text:p>39.56521739</text:p>
              </table:table-cell>
              <table:table-cell office:value-type="float" office:value="-91.45495605">
                <text:p>-91.454956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.7826087">
                <text:p>39.7826087</text:p>
              </table:table-cell>
              <table:table-cell office:value-type="float" office:value="-89.84415436">
                <text:p>-89.844154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-91.62124634">
                <text:p>-91.621246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.2173913">
                <text:p>40.2173913</text:p>
              </table:table-cell>
              <table:table-cell office:value-type="float" office:value="-91.84776306">
                <text:p>-91.847763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.43478261">
                <text:p>40.43478261</text:p>
              </table:table-cell>
              <table:table-cell office:value-type="float" office:value="-89.35876465">
                <text:p>-89.358764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.65217391">
                <text:p>40.65217391</text:p>
              </table:table-cell>
              <table:table-cell office:value-type="float" office:value="-93.00289154">
                <text:p>-93.002891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.86956522">
                <text:p>40.86956522</text:p>
              </table:table-cell>
              <table:table-cell office:value-type="float" office:value="-94.39971161">
                <text:p>-94.399711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.08695652">
                <text:p>41.08695652</text:p>
              </table:table-cell>
              <table:table-cell office:value-type="float" office:value="-95.42666626">
                <text:p>-95.426666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.30434783">
                <text:p>41.30434783</text:p>
              </table:table-cell>
              <table:table-cell office:value-type="float" office:value="-94.30116272">
                <text:p>-94.301162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.52173913">
                <text:p>41.52173913</text:p>
              </table:table-cell>
              <table:table-cell office:value-type="float" office:value="-93.3152771">
                <text:p>-93.31527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.73913043">
                <text:p>41.73913043</text:p>
              </table:table-cell>
              <table:table-cell office:value-type="float" office:value="-95.62358856">
                <text:p>-95.623588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.95652174">
                <text:p>41.95652174</text:p>
              </table:table-cell>
              <table:table-cell office:value-type="float" office:value="-95.39034271">
                <text:p>-95.390342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17391304">
                <text:p>42.17391304</text:p>
              </table:table-cell>
              <table:table-cell office:value-type="float" office:value="-93.61904144">
                <text:p>-93.619041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39130435">
                <text:p>42.39130435</text:p>
              </table:table-cell>
              <table:table-cell office:value-type="float" office:value="-95.17034149">
                <text:p>-95.170341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60869565">
                <text:p>42.60869565</text:p>
              </table:table-cell>
              <table:table-cell office:value-type="float" office:value="-94.6495285">
                <text:p>-94.64952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82608696">
                <text:p>42.82608696</text:p>
              </table:table-cell>
              <table:table-cell office:value-type="float" office:value="-94.13187408">
                <text:p>-94.131874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.04347826">
                <text:p>43.04347826</text:p>
              </table:table-cell>
              <table:table-cell office:value-type="float" office:value="-93.08802032">
                <text:p>-93.088020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26086957">
                <text:p>43.26086957</text:p>
              </table:table-cell>
              <table:table-cell office:value-type="float" office:value="-95.78554535">
                <text:p>-95.785545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47826087">
                <text:p>43.47826087</text:p>
              </table:table-cell>
              <table:table-cell office:value-type="float" office:value="-90.50920868">
                <text:p>-90.509208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69565217">
                <text:p>43.69565217</text:p>
              </table:table-cell>
              <table:table-cell office:value-type="float" office:value="-90.62676239">
                <text:p>-90.626762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91304348">
                <text:p>43.91304348</text:p>
              </table:table-cell>
              <table:table-cell office:value-type="float" office:value="-91.41788483">
                <text:p>-91.417884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.13043478">
                <text:p>44.13043478</text:p>
              </table:table-cell>
              <table:table-cell office:value-type="float" office:value="-96.42682648">
                <text:p>-96.426826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.34782609">
                <text:p>44.34782609</text:p>
              </table:table-cell>
              <table:table-cell office:value-type="float" office:value="-97.77541351">
                <text:p>-97.775413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.56521739">
                <text:p>44.56521739</text:p>
              </table:table-cell>
              <table:table-cell office:value-type="float" office:value="-95.4597168">
                <text:p>-95.45971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.7826087">
                <text:p>44.7826087</text:p>
              </table:table-cell>
              <table:table-cell office:value-type="float" office:value="-94.77906036">
                <text:p>-94.779060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">
                <text:p>45</text:p>
              </table:table-cell>
              <table:table-cell office:value-type="float" office:value="-93.32727814">
                <text:p>-93.327278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.2173913">
                <text:p>45.2173913</text:p>
              </table:table-cell>
              <table:table-cell office:value-type="float" office:value="-93.72510529">
                <text:p>-93.725105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.43478261">
                <text:p>45.43478261</text:p>
              </table:table-cell>
              <table:table-cell office:value-type="float" office:value="-94.6190567">
                <text:p>-94.61905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.65217391">
                <text:p>45.65217391</text:p>
              </table:table-cell>
              <table:table-cell office:value-type="float" office:value="-88.04397583">
                <text:p>-88.043975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.86956522">
                <text:p>45.86956522</text:p>
              </table:table-cell>
              <table:table-cell office:value-type="float" office:value="-87.79156494">
                <text:p>-87.791564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.08695652">
                <text:p>46.08695652</text:p>
              </table:table-cell>
              <table:table-cell office:value-type="float" office:value="-93.36407471">
                <text:p>-93.364074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.30434783">
                <text:p>46.30434783</text:p>
              </table:table-cell>
              <table:table-cell office:value-type="float" office:value="-94.54268646">
                <text:p>-94.542686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.52173913">
                <text:p>46.52173913</text:p>
              </table:table-cell>
              <table:table-cell office:value-type="float" office:value="-95.19308472">
                <text:p>-95.193084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.73913043">
                <text:p>46.73913043</text:p>
              </table:table-cell>
              <table:table-cell office:value-type="float" office:value="-95.91030884">
                <text:p>-95.910308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.95652174">
                <text:p>46.95652174</text:p>
              </table:table-cell>
              <table:table-cell office:value-type="float" office:value="-95.51416779">
                <text:p>-95.514167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.17391304">
                <text:p>47.17391304</text:p>
              </table:table-cell>
              <table:table-cell office:value-type="float" office:value="-96.09780121">
                <text:p>-96.097801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7.39130435">
                <text:p>47.39130435</text:p>
              </table:table-cell>
              <table:table-cell office:value-type="float" office:value="-95.67907715">
                <text:p>-95.679077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.60869565">
                <text:p>47.60869565</text:p>
              </table:table-cell>
              <table:table-cell office:value-type="float" office:value="-93.50726318">
                <text:p>-93.507263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.82608696">
                <text:p>47.82608696</text:p>
              </table:table-cell>
              <table:table-cell office:value-type="float" office:value="-91.37747955">
                <text:p>-91.377479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8.04347826">
                <text:p>48.04347826</text:p>
              </table:table-cell>
              <table:table-cell office:value-type="float" office:value="-96.98635101">
                <text:p>-96.986351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.26086957">
                <text:p>48.26086957</text:p>
              </table:table-cell>
              <table:table-cell office:value-type="float" office:value="-96.80064392">
                <text:p>-96.800643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.47826087">
                <text:p>48.47826087</text:p>
              </table:table-cell>
              <table:table-cell office:value-type="float" office:value="-96.33081055">
                <text:p>-96.330810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.69565217">
                <text:p>48.69565217</text:p>
              </table:table-cell>
              <table:table-cell office:value-type="float" office:value="-96.41785431">
                <text:p>-96.417854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.91304348">
                <text:p>48.91304348</text:p>
              </table:table-cell>
              <table:table-cell office:value-type="float" office:value="-96.78324127">
                <text:p>-96.783241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.13043478">
                <text:p>49.13043478</text:p>
              </table:table-cell>
              <table:table-cell office:value-type="float" office:value="-96.8052597">
                <text:p>-96.80525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.34782609">
                <text:p>49.34782609</text:p>
              </table:table-cell>
              <table:table-cell office:value-type="float" office:value="-96.1979599">
                <text:p>-96.19795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.56521739">
                <text:p>49.56521739</text:p>
              </table:table-cell>
              <table:table-cell office:value-type="float" office:value="-98.05658722">
                <text:p>-98.056587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.7826087">
                <text:p>49.7826087</text:p>
              </table:table-cell>
              <table:table-cell office:value-type="float" office:value="-96.59294128">
                <text:p>-96.592941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-92.81307983">
                <text:p>-92.813079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.2173913">
                <text:p>50.2173913</text:p>
              </table:table-cell>
              <table:table-cell office:value-type="float" office:value="-96.04931641">
                <text:p>-96.049316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.43478261">
                <text:p>50.43478261</text:p>
              </table:table-cell>
              <table:table-cell office:value-type="float" office:value="-95.59272003">
                <text:p>-95.592720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.65217391">
                <text:p>50.65217391</text:p>
              </table:table-cell>
              <table:table-cell office:value-type="float" office:value="-97.05445099">
                <text:p>-97.054450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.86956522">
                <text:p>50.86956522</text:p>
              </table:table-cell>
              <table:table-cell office:value-type="float" office:value="-96.68907928">
                <text:p>-96.689079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.08695652">
                <text:p>51.08695652</text:p>
              </table:table-cell>
              <table:table-cell office:value-type="float" office:value="-98.73722076">
                <text:p>-98.737220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.30434783">
                <text:p>51.30434783</text:p>
              </table:table-cell>
              <table:table-cell office:value-type="float" office:value="-94.84809113">
                <text:p>-94.848091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1.52173913">
                <text:p>51.52173913</text:p>
              </table:table-cell>
              <table:table-cell office:value-type="float" office:value="-97.79259491">
                <text:p>-97.792594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1.73913043">
                <text:p>51.73913043</text:p>
              </table:table-cell>
              <table:table-cell office:value-type="float" office:value="-93.63314056">
                <text:p>-93.633140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.95652174">
                <text:p>51.95652174</text:p>
              </table:table-cell>
              <table:table-cell office:value-type="float" office:value="-97.48905182">
                <text:p>-97.489051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2.17391304">
                <text:p>52.17391304</text:p>
              </table:table-cell>
              <table:table-cell office:value-type="float" office:value="-98.96800995">
                <text:p>-98.968009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2.39130435">
                <text:p>52.39130435</text:p>
              </table:table-cell>
              <table:table-cell office:value-type="float" office:value="-97.42645264">
                <text:p>-97.426452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2.60869565">
                <text:p>52.60869565</text:p>
              </table:table-cell>
              <table:table-cell office:value-type="float" office:value="-98.12715912">
                <text:p>-98.127159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.82608696">
                <text:p>52.82608696</text:p>
              </table:table-cell>
              <table:table-cell office:value-type="float" office:value="-100.2315216">
                <text:p>-100.23152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3.04347826">
                <text:p>53.04347826</text:p>
              </table:table-cell>
              <table:table-cell office:value-type="float" office:value="-99.79224396">
                <text:p>-99.792243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.26086957">
                <text:p>53.26086957</text:p>
              </table:table-cell>
              <table:table-cell office:value-type="float" office:value="-98.78741455">
                <text:p>-98.787414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3.47826087">
                <text:p>53.47826087</text:p>
              </table:table-cell>
              <table:table-cell office:value-type="float" office:value="-99.3391571">
                <text:p>-99.33915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.69565217">
                <text:p>53.69565217</text:p>
              </table:table-cell>
              <table:table-cell office:value-type="float" office:value="-98.98053741">
                <text:p>-98.980537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.91304348">
                <text:p>53.91304348</text:p>
              </table:table-cell>
              <table:table-cell office:value-type="float" office:value="-99.69351959">
                <text:p>-99.693519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.13043478">
                <text:p>54.13043478</text:p>
              </table:table-cell>
              <table:table-cell office:value-type="float" office:value="-98.95795441">
                <text:p>-98.957954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4.34782609">
                <text:p>54.34782609</text:p>
              </table:table-cell>
              <table:table-cell office:value-type="float" office:value="-98.49525452">
                <text:p>-98.495254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4.56521739">
                <text:p>54.56521739</text:p>
              </table:table-cell>
              <table:table-cell office:value-type="float" office:value="-100.7545013">
                <text:p>-100.75450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4.7826087">
                <text:p>54.7826087</text:p>
              </table:table-cell>
              <table:table-cell office:value-type="float" office:value="-98.18077087">
                <text:p>-98.180770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">
                <text:p>55</text:p>
              </table:table-cell>
              <table:table-cell office:value-type="float" office:value="-100.3906174">
                <text:p>-100.39061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.2173913">
                <text:p>55.2173913</text:p>
              </table:table-cell>
              <table:table-cell office:value-type="float" office:value="-99.90385437">
                <text:p>-99.903854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.43478261">
                <text:p>55.43478261</text:p>
              </table:table-cell>
              <table:table-cell office:value-type="float" office:value="-99.75753021">
                <text:p>-99.757530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.65217391">
                <text:p>55.65217391</text:p>
              </table:table-cell>
              <table:table-cell office:value-type="float" office:value="-101.4943008">
                <text:p>-101.49430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.86956522">
                <text:p>55.86956522</text:p>
              </table:table-cell>
              <table:table-cell office:value-type="float" office:value="-101.2814865">
                <text:p>-101.28148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6.08695652">
                <text:p>56.08695652</text:p>
              </table:table-cell>
              <table:table-cell office:value-type="float" office:value="-102.4846268">
                <text:p>-102.48462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6.30434783">
                <text:p>56.30434783</text:p>
              </table:table-cell>
              <table:table-cell office:value-type="float" office:value="-99.18972015">
                <text:p>-99.189720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.52173913">
                <text:p>56.52173913</text:p>
              </table:table-cell>
              <table:table-cell office:value-type="float" office:value="-102.7865067">
                <text:p>-102.78650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6.73913043">
                <text:p>56.73913043</text:p>
              </table:table-cell>
              <table:table-cell office:value-type="float" office:value="-101.4101486">
                <text:p>-101.41014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6.95652174">
                <text:p>56.95652174</text:p>
              </table:table-cell>
              <table:table-cell office:value-type="float" office:value="-101.4476318">
                <text:p>-101.44763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7.17391304">
                <text:p>57.17391304</text:p>
              </table:table-cell>
              <table:table-cell office:value-type="float" office:value="-100.2663651">
                <text:p>-100.26636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7.39130435">
                <text:p>57.39130435</text:p>
              </table:table-cell>
              <table:table-cell office:value-type="float" office:value="-99.50002289">
                <text:p>-99.500022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7.60869565">
                <text:p>57.60869565</text:p>
              </table:table-cell>
              <table:table-cell office:value-type="float" office:value="-102.3043137">
                <text:p>-102.30431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7.82608696">
                <text:p>57.82608696</text:p>
              </table:table-cell>
              <table:table-cell office:value-type="float" office:value="-102.4797745">
                <text:p>-102.47977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8.04347826">
                <text:p>58.04347826</text:p>
              </table:table-cell>
              <table:table-cell office:value-type="float" office:value="-100.9690857">
                <text:p>-100.96908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8.26086957">
                <text:p>58.26086957</text:p>
              </table:table-cell>
              <table:table-cell office:value-type="float" office:value="-100.4566116">
                <text:p>-100.45661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8.47826087">
                <text:p>58.47826087</text:p>
              </table:table-cell>
              <table:table-cell office:value-type="float" office:value="-102.0342026">
                <text:p>-102.03420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.69565217">
                <text:p>58.69565217</text:p>
              </table:table-cell>
              <table:table-cell office:value-type="float" office:value="-102.0750885">
                <text:p>-102.07508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8.91304348">
                <text:p>58.91304348</text:p>
              </table:table-cell>
              <table:table-cell office:value-type="float" office:value="-100.556488">
                <text:p>-100.5564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9.13043478">
                <text:p>59.13043478</text:p>
              </table:table-cell>
              <table:table-cell office:value-type="float" office:value="-103.3810806">
                <text:p>-103.38108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9.34782609">
                <text:p>59.34782609</text:p>
              </table:table-cell>
              <table:table-cell office:value-type="float" office:value="-99.54850769">
                <text:p>-99.548507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9.56521739">
                <text:p>59.56521739</text:p>
              </table:table-cell>
              <table:table-cell office:value-type="float" office:value="-100.9769821">
                <text:p>-100.97698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9.7826087">
                <text:p>59.7826087</text:p>
              </table:table-cell>
              <table:table-cell office:value-type="float" office:value="-102.5965271">
                <text:p>-102.59652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-101.7704315">
                <text:p>-101.77043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.2173913">
                <text:p>60.2173913</text:p>
              </table:table-cell>
              <table:table-cell office:value-type="float" office:value="-95.62438202">
                <text:p>-95.624382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.43478261">
                <text:p>60.43478261</text:p>
              </table:table-cell>
              <table:table-cell office:value-type="float" office:value="-101.4888687">
                <text:p>-101.48886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.65217391">
                <text:p>60.65217391</text:p>
              </table:table-cell>
              <table:table-cell office:value-type="float" office:value="-100.2497406">
                <text:p>-100.24974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.86956522">
                <text:p>60.86956522</text:p>
              </table:table-cell>
              <table:table-cell office:value-type="float" office:value="-102.4900818">
                <text:p>-102.49008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.08695652">
                <text:p>61.08695652</text:p>
              </table:table-cell>
              <table:table-cell office:value-type="float" office:value="-103.122467">
                <text:p>-103.1224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.30434783">
                <text:p>61.30434783</text:p>
              </table:table-cell>
              <table:table-cell office:value-type="float" office:value="-101.2621689">
                <text:p>-101.26216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1.52173913">
                <text:p>61.52173913</text:p>
              </table:table-cell>
              <table:table-cell office:value-type="float" office:value="-103.1261826">
                <text:p>-103.12618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1.73913043">
                <text:p>61.73913043</text:p>
              </table:table-cell>
              <table:table-cell office:value-type="float" office:value="-103.3374481">
                <text:p>-103.33744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1.95652174">
                <text:p>61.95652174</text:p>
              </table:table-cell>
              <table:table-cell office:value-type="float" office:value="-102.4578857">
                <text:p>-102.45788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2.17391304">
                <text:p>62.17391304</text:p>
              </table:table-cell>
              <table:table-cell office:value-type="float" office:value="-103.8254395">
                <text:p>-103.82543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2.39130435">
                <text:p>62.39130435</text:p>
              </table:table-cell>
              <table:table-cell office:value-type="float" office:value="-103.7862854">
                <text:p>-103.78628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.60869565">
                <text:p>62.60869565</text:p>
              </table:table-cell>
              <table:table-cell office:value-type="float" office:value="-101.7635498">
                <text:p>-101.76354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.82608696">
                <text:p>62.82608696</text:p>
              </table:table-cell>
              <table:table-cell office:value-type="float" office:value="-100.3635559">
                <text:p>-100.36355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04347826">
                <text:p>63.04347826</text:p>
              </table:table-cell>
              <table:table-cell office:value-type="float" office:value="-102.6675415">
                <text:p>-102.66754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26086957">
                <text:p>63.26086957</text:p>
              </table:table-cell>
              <table:table-cell office:value-type="float" office:value="-102.8268356">
                <text:p>-102.82683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47826087">
                <text:p>63.47826087</text:p>
              </table:table-cell>
              <table:table-cell office:value-type="float" office:value="-102.9501419">
                <text:p>-102.95014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69565217">
                <text:p>63.69565217</text:p>
              </table:table-cell>
              <table:table-cell office:value-type="float" office:value="-103.9468307">
                <text:p>-103.94683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3.91304348">
                <text:p>63.91304348</text:p>
              </table:table-cell>
              <table:table-cell office:value-type="float" office:value="-105.0773392">
                <text:p>-105.07733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13043478">
                <text:p>64.13043478</text:p>
              </table:table-cell>
              <table:table-cell office:value-type="float" office:value="-104.3851547">
                <text:p>-104.38515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34782609">
                <text:p>64.34782609</text:p>
              </table:table-cell>
              <table:table-cell office:value-type="float" office:value="-103.2902908">
                <text:p>-103.29029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56521739">
                <text:p>64.56521739</text:p>
              </table:table-cell>
              <table:table-cell office:value-type="float" office:value="-104.7674942">
                <text:p>-104.76749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7826087">
                <text:p>64.7826087</text:p>
              </table:table-cell>
              <table:table-cell office:value-type="float" office:value="-104.4142532">
                <text:p>-104.41425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5">
                <text:p>65</text:p>
              </table:table-cell>
              <table:table-cell office:value-type="float" office:value="-105.8256683">
                <text:p>-105.82566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5.2173913">
                <text:p>65.2173913</text:p>
              </table:table-cell>
              <table:table-cell office:value-type="float" office:value="-105.1859512">
                <text:p>-105.18595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5.43478261">
                <text:p>65.43478261</text:p>
              </table:table-cell>
              <table:table-cell office:value-type="float" office:value="-105.2922211">
                <text:p>-105.29222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5.65217391">
                <text:p>65.65217391</text:p>
              </table:table-cell>
              <table:table-cell office:value-type="float" office:value="-105.6948471">
                <text:p>-105.69484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5.86956522">
                <text:p>65.86956522</text:p>
              </table:table-cell>
              <table:table-cell office:value-type="float" office:value="-104.6789474">
                <text:p>-104.67894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6.08695652">
                <text:p>66.08695652</text:p>
              </table:table-cell>
              <table:table-cell office:value-type="float" office:value="-104.610672">
                <text:p>-104.6106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6.30434783">
                <text:p>66.30434783</text:p>
              </table:table-cell>
              <table:table-cell office:value-type="float" office:value="-105.7681274">
                <text:p>-105.76812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6.52173913">
                <text:p>66.52173913</text:p>
              </table:table-cell>
              <table:table-cell office:value-type="float" office:value="-104.9784775">
                <text:p>-104.97847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6.73913043">
                <text:p>66.73913043</text:p>
              </table:table-cell>
              <table:table-cell office:value-type="float" office:value="-106.3584824">
                <text:p>-106.35848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.95652174">
                <text:p>66.95652174</text:p>
              </table:table-cell>
              <table:table-cell office:value-type="float" office:value="-106.6799927">
                <text:p>-106.67999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7.17391304">
                <text:p>67.17391304</text:p>
              </table:table-cell>
              <table:table-cell office:value-type="float" office:value="-105.8099213">
                <text:p>-105.80992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7.39130435">
                <text:p>67.39130435</text:p>
              </table:table-cell>
              <table:table-cell office:value-type="float" office:value="-106.3161621">
                <text:p>-106.31616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7.60869565">
                <text:p>67.60869565</text:p>
              </table:table-cell>
              <table:table-cell office:value-type="float" office:value="-105.8182678">
                <text:p>-105.81826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.82608696">
                <text:p>67.82608696</text:p>
              </table:table-cell>
              <table:table-cell office:value-type="float" office:value="-105.8850174">
                <text:p>-105.88501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.04347826">
                <text:p>68.04347826</text:p>
              </table:table-cell>
              <table:table-cell office:value-type="float" office:value="-107.3367844">
                <text:p>-107.33678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8.26086957">
                <text:p>68.26086957</text:p>
              </table:table-cell>
              <table:table-cell office:value-type="float" office:value="-105.7694931">
                <text:p>-105.76949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8.47826087">
                <text:p>68.47826087</text:p>
              </table:table-cell>
              <table:table-cell office:value-type="float" office:value="-105.1250687">
                <text:p>-105.12506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8.69565217">
                <text:p>68.69565217</text:p>
              </table:table-cell>
              <table:table-cell office:value-type="float" office:value="-102.1343307">
                <text:p>-102.13433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8.91304348">
                <text:p>68.91304348</text:p>
              </table:table-cell>
              <table:table-cell office:value-type="float" office:value="-105.2725449">
                <text:p>-105.27254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9.13043478">
                <text:p>69.13043478</text:p>
              </table:table-cell>
              <table:table-cell office:value-type="float" office:value="-106.4261246">
                <text:p>-106.42612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9.34782609">
                <text:p>69.34782609</text:p>
              </table:table-cell>
              <table:table-cell office:value-type="float" office:value="-106.7381668">
                <text:p>-106.73816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9.56521739">
                <text:p>69.56521739</text:p>
              </table:table-cell>
              <table:table-cell office:value-type="float" office:value="-106.5371323">
                <text:p>-106.53713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9.7826087">
                <text:p>69.7826087</text:p>
              </table:table-cell>
              <table:table-cell office:value-type="float" office:value="-107.6519394">
                <text:p>-107.65193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-106.2830124">
                <text:p>-106.28301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.2173913">
                <text:p>70.2173913</text:p>
              </table:table-cell>
              <table:table-cell office:value-type="float" office:value="-105.9578247">
                <text:p>-105.95782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.43478261">
                <text:p>70.43478261</text:p>
              </table:table-cell>
              <table:table-cell office:value-type="float" office:value="-103.768692">
                <text:p>-103.7686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.65217391">
                <text:p>70.65217391</text:p>
              </table:table-cell>
              <table:table-cell office:value-type="float" office:value="-107.4392319">
                <text:p>-107.43923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.86956522">
                <text:p>70.86956522</text:p>
              </table:table-cell>
              <table:table-cell office:value-type="float" office:value="-105.0883865">
                <text:p>-105.08838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1.08695652">
                <text:p>71.08695652</text:p>
              </table:table-cell>
              <table:table-cell office:value-type="float" office:value="-105.8661118">
                <text:p>-105.86611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.30434783">
                <text:p>71.30434783</text:p>
              </table:table-cell>
              <table:table-cell office:value-type="float" office:value="-105.7525635">
                <text:p>-105.75256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.52173913">
                <text:p>71.52173913</text:p>
              </table:table-cell>
              <table:table-cell office:value-type="float" office:value="-107.4509277">
                <text:p>-107.45092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.73913043">
                <text:p>71.73913043</text:p>
              </table:table-cell>
              <table:table-cell office:value-type="float" office:value="-106.6476593">
                <text:p>-106.64765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.95652174">
                <text:p>71.95652174</text:p>
              </table:table-cell>
              <table:table-cell office:value-type="float" office:value="-104.8810501">
                <text:p>-104.88105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2.17391304">
                <text:p>72.17391304</text:p>
              </table:table-cell>
              <table:table-cell office:value-type="float" office:value="-106.9157257">
                <text:p>-106.91572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2.39130435">
                <text:p>72.39130435</text:p>
              </table:table-cell>
              <table:table-cell office:value-type="float" office:value="-106.4674759">
                <text:p>-106.46747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2.60869565">
                <text:p>72.60869565</text:p>
              </table:table-cell>
              <table:table-cell office:value-type="float" office:value="-108.2301712">
                <text:p>-108.23017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2.82608696">
                <text:p>72.82608696</text:p>
              </table:table-cell>
              <table:table-cell office:value-type="float" office:value="-108.0073624">
                <text:p>-108.00736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3.04347826">
                <text:p>73.04347826</text:p>
              </table:table-cell>
              <table:table-cell office:value-type="float" office:value="-107.9075089">
                <text:p>-107.90750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3.26086957">
                <text:p>73.26086957</text:p>
              </table:table-cell>
              <table:table-cell office:value-type="float" office:value="-106.6224899">
                <text:p>-106.62248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3.47826087">
                <text:p>73.47826087</text:p>
              </table:table-cell>
              <table:table-cell office:value-type="float" office:value="-106.2929306">
                <text:p>-106.29293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3.69565217">
                <text:p>73.69565217</text:p>
              </table:table-cell>
              <table:table-cell office:value-type="float" office:value="-106.9605789">
                <text:p>-106.96057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.91304348">
                <text:p>73.91304348</text:p>
              </table:table-cell>
              <table:table-cell office:value-type="float" office:value="-107.7156525">
                <text:p>-107.71565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.13043478">
                <text:p>74.13043478</text:p>
              </table:table-cell>
              <table:table-cell office:value-type="float" office:value="-106.5322266">
                <text:p>-106.53222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4.34782609">
                <text:p>74.34782609</text:p>
              </table:table-cell>
              <table:table-cell office:value-type="float" office:value="-107.618927">
                <text:p>-107.6189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4.56521739">
                <text:p>74.56521739</text:p>
              </table:table-cell>
              <table:table-cell office:value-type="float" office:value="-107.9107437">
                <text:p>-107.91074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4.7826087">
                <text:p>74.7826087</text:p>
              </table:table-cell>
              <table:table-cell office:value-type="float" office:value="-106.8435822">
                <text:p>-106.84358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5">
                <text:p>75</text:p>
              </table:table-cell>
              <table:table-cell office:value-type="float" office:value="-107.33078">
                <text:p>-107.330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5.2173913">
                <text:p>75.2173913</text:p>
              </table:table-cell>
              <table:table-cell office:value-type="float" office:value="-107.2783432">
                <text:p>-107.27834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.43478261">
                <text:p>75.43478261</text:p>
              </table:table-cell>
              <table:table-cell office:value-type="float" office:value="-108.0350266">
                <text:p>-108.03502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5.65217391">
                <text:p>75.65217391</text:p>
              </table:table-cell>
              <table:table-cell office:value-type="float" office:value="-107.9095535">
                <text:p>-107.90955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5.86956522">
                <text:p>75.86956522</text:p>
              </table:table-cell>
              <table:table-cell office:value-type="float" office:value="-108.2454147">
                <text:p>-108.24541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6.08695652">
                <text:p>76.08695652</text:p>
              </table:table-cell>
              <table:table-cell office:value-type="float" office:value="-106.1548691">
                <text:p>-106.15486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.30434783">
                <text:p>76.30434783</text:p>
              </table:table-cell>
              <table:table-cell office:value-type="float" office:value="-106.0728607">
                <text:p>-106.07286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6.52173913">
                <text:p>76.52173913</text:p>
              </table:table-cell>
              <table:table-cell office:value-type="float" office:value="-107.8761902">
                <text:p>-107.87619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6.73913043">
                <text:p>76.73913043</text:p>
              </table:table-cell>
              <table:table-cell office:value-type="float" office:value="-105.8556519">
                <text:p>-105.85565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6.95652174">
                <text:p>76.95652174</text:p>
              </table:table-cell>
              <table:table-cell office:value-type="float" office:value="-107.4790115">
                <text:p>-107.47901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7.17391304">
                <text:p>77.17391304</text:p>
              </table:table-cell>
              <table:table-cell office:value-type="float" office:value="-104.8057022">
                <text:p>-104.80570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7.39130435">
                <text:p>77.39130435</text:p>
              </table:table-cell>
              <table:table-cell office:value-type="float" office:value="-106.5698013">
                <text:p>-106.56980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7.60869565">
                <text:p>77.60869565</text:p>
              </table:table-cell>
              <table:table-cell office:value-type="float" office:value="-108.6070099">
                <text:p>-108.60700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7.82608696">
                <text:p>77.82608696</text:p>
              </table:table-cell>
              <table:table-cell office:value-type="float" office:value="-107.3277969">
                <text:p>-107.32779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.04347826">
                <text:p>78.04347826</text:p>
              </table:table-cell>
              <table:table-cell office:value-type="float" office:value="-107.4771576">
                <text:p>-107.47715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.26086957">
                <text:p>78.26086957</text:p>
              </table:table-cell>
              <table:table-cell office:value-type="float" office:value="-106.4663849">
                <text:p>-106.46638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.47826087">
                <text:p>78.47826087</text:p>
              </table:table-cell>
              <table:table-cell office:value-type="float" office:value="-108.118927">
                <text:p>-108.1189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.69565217">
                <text:p>78.69565217</text:p>
              </table:table-cell>
              <table:table-cell office:value-type="float" office:value="-105.0128403">
                <text:p>-105.01284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.91304348">
                <text:p>78.91304348</text:p>
              </table:table-cell>
              <table:table-cell office:value-type="float" office:value="-107.4168625">
                <text:p>-107.41686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9.13043478">
                <text:p>79.13043478</text:p>
              </table:table-cell>
              <table:table-cell office:value-type="float" office:value="-106.501503">
                <text:p>-106.5015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.34782609">
                <text:p>79.34782609</text:p>
              </table:table-cell>
              <table:table-cell office:value-type="float" office:value="-106.1693726">
                <text:p>-106.16937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.56521739">
                <text:p>79.56521739</text:p>
              </table:table-cell>
              <table:table-cell office:value-type="float" office:value="-107.2203979">
                <text:p>-107.22039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.7826087">
                <text:p>79.7826087</text:p>
              </table:table-cell>
              <table:table-cell office:value-type="float" office:value="-106.2168884">
                <text:p>-106.21688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-106.8736038">
                <text:p>-106.87360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.2173913">
                <text:p>80.2173913</text:p>
              </table:table-cell>
              <table:table-cell office:value-type="float" office:value="-106.1365356">
                <text:p>-106.13653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.43478261">
                <text:p>80.43478261</text:p>
              </table:table-cell>
              <table:table-cell office:value-type="float" office:value="-106.1543121">
                <text:p>-106.15431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.65217391">
                <text:p>80.65217391</text:p>
              </table:table-cell>
              <table:table-cell office:value-type="float" office:value="-106.6208572">
                <text:p>-106.62085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.86956522">
                <text:p>80.86956522</text:p>
              </table:table-cell>
              <table:table-cell office:value-type="float" office:value="-105.8970718">
                <text:p>-105.89707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1.08695652">
                <text:p>81.08695652</text:p>
              </table:table-cell>
              <table:table-cell office:value-type="float" office:value="-106.6005478">
                <text:p>-106.60054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1.30434783">
                <text:p>81.30434783</text:p>
              </table:table-cell>
              <table:table-cell office:value-type="float" office:value="-103.5339279">
                <text:p>-103.53392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1.52173913">
                <text:p>81.52173913</text:p>
              </table:table-cell>
              <table:table-cell office:value-type="float" office:value="-105.4012375">
                <text:p>-105.40123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1.73913043">
                <text:p>81.73913043</text:p>
              </table:table-cell>
              <table:table-cell office:value-type="float" office:value="-106.2606125">
                <text:p>-106.26061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1.95652174">
                <text:p>81.95652174</text:p>
              </table:table-cell>
              <table:table-cell office:value-type="float" office:value="-104.7366257">
                <text:p>-104.73662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2.17391304">
                <text:p>82.17391304</text:p>
              </table:table-cell>
              <table:table-cell office:value-type="float" office:value="-106.5912704">
                <text:p>-106.59127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2.39130435">
                <text:p>82.39130435</text:p>
              </table:table-cell>
              <table:table-cell office:value-type="float" office:value="-104.3341141">
                <text:p>-104.33411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2.60869565">
                <text:p>82.60869565</text:p>
              </table:table-cell>
              <table:table-cell office:value-type="float" office:value="-105.6550369">
                <text:p>-105.65503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2.82608696">
                <text:p>82.82608696</text:p>
              </table:table-cell>
              <table:table-cell office:value-type="float" office:value="-104.3372498">
                <text:p>-104.33724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3.04347826">
                <text:p>83.04347826</text:p>
              </table:table-cell>
              <table:table-cell office:value-type="float" office:value="-105.6592255">
                <text:p>-105.65922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3.26086957">
                <text:p>83.26086957</text:p>
              </table:table-cell>
              <table:table-cell office:value-type="float" office:value="-104.9933167">
                <text:p>-104.99331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3.47826087">
                <text:p>83.47826087</text:p>
              </table:table-cell>
              <table:table-cell office:value-type="float" office:value="-104.9609375">
                <text:p>-104.96093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3.69565217">
                <text:p>83.69565217</text:p>
              </table:table-cell>
              <table:table-cell office:value-type="float" office:value="-105.3929291">
                <text:p>-105.39292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3.91304348">
                <text:p>83.91304348</text:p>
              </table:table-cell>
              <table:table-cell office:value-type="float" office:value="-105.6544647">
                <text:p>-105.65446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4.13043478">
                <text:p>84.13043478</text:p>
              </table:table-cell>
              <table:table-cell office:value-type="float" office:value="-103.192627">
                <text:p>-103.1926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4.34782609">
                <text:p>84.34782609</text:p>
              </table:table-cell>
              <table:table-cell office:value-type="float" office:value="-104.7153625">
                <text:p>-104.71536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4.56521739">
                <text:p>84.56521739</text:p>
              </table:table-cell>
              <table:table-cell office:value-type="float" office:value="-105.2706604">
                <text:p>-105.27066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4.7826087">
                <text:p>84.7826087</text:p>
              </table:table-cell>
              <table:table-cell office:value-type="float" office:value="-103.6038589">
                <text:p>-103.60385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">
                <text:p>85</text:p>
              </table:table-cell>
              <table:table-cell office:value-type="float" office:value="-104.5547562">
                <text:p>-104.55475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5.2173913">
                <text:p>85.2173913</text:p>
              </table:table-cell>
              <table:table-cell office:value-type="float" office:value="-104.6643372">
                <text:p>-104.66433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.43478261">
                <text:p>85.43478261</text:p>
              </table:table-cell>
              <table:table-cell office:value-type="float" office:value="-104.9936447">
                <text:p>-104.99364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5.65217391">
                <text:p>85.65217391</text:p>
              </table:table-cell>
              <table:table-cell office:value-type="float" office:value="-104.6821213">
                <text:p>-104.68212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5.86956522">
                <text:p>85.86956522</text:p>
              </table:table-cell>
              <table:table-cell office:value-type="float" office:value="-104.9532852">
                <text:p>-104.95328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6.08695652">
                <text:p>86.08695652</text:p>
              </table:table-cell>
              <table:table-cell office:value-type="float" office:value="-104.783638">
                <text:p>-104.7836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6.30434783">
                <text:p>86.30434783</text:p>
              </table:table-cell>
              <table:table-cell office:value-type="float" office:value="-105.0726242">
                <text:p>-105.07262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6.52173913">
                <text:p>86.52173913</text:p>
              </table:table-cell>
              <table:table-cell office:value-type="float" office:value="-105.7173996">
                <text:p>-105.71739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6.73913043">
                <text:p>86.73913043</text:p>
              </table:table-cell>
              <table:table-cell office:value-type="float" office:value="-105.0797958">
                <text:p>-105.07979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.95652174">
                <text:p>86.95652174</text:p>
              </table:table-cell>
              <table:table-cell office:value-type="float" office:value="-106.2480392">
                <text:p>-106.24803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7.17391304">
                <text:p>87.17391304</text:p>
              </table:table-cell>
              <table:table-cell office:value-type="float" office:value="-104.00737">
                <text:p>-104.007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7.39130435">
                <text:p>87.39130435</text:p>
              </table:table-cell>
              <table:table-cell office:value-type="float" office:value="-106.1987076">
                <text:p>-106.19870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7.60869565">
                <text:p>87.60869565</text:p>
              </table:table-cell>
              <table:table-cell office:value-type="float" office:value="-105.901413">
                <text:p>-105.9014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7.82608696">
                <text:p>87.82608696</text:p>
              </table:table-cell>
              <table:table-cell office:value-type="float" office:value="-107.6663132">
                <text:p>-107.66631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8.04347826">
                <text:p>88.04347826</text:p>
              </table:table-cell>
              <table:table-cell office:value-type="float" office:value="-107.8980255">
                <text:p>-107.89802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8.26086957">
                <text:p>88.26086957</text:p>
              </table:table-cell>
              <table:table-cell office:value-type="float" office:value="-107.1478577">
                <text:p>-107.14785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8.47826087">
                <text:p>88.47826087</text:p>
              </table:table-cell>
              <table:table-cell office:value-type="float" office:value="-108.4174576">
                <text:p>-108.41745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8.69565217">
                <text:p>88.69565217</text:p>
              </table:table-cell>
              <table:table-cell office:value-type="float" office:value="-108.313179">
                <text:p>-108.3131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8.91304348">
                <text:p>88.91304348</text:p>
              </table:table-cell>
              <table:table-cell office:value-type="float" office:value="-106.5733032">
                <text:p>-106.57330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9.13043478">
                <text:p>89.13043478</text:p>
              </table:table-cell>
              <table:table-cell office:value-type="float" office:value="-95.25305176">
                <text:p>-95.253051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9.34782609">
                <text:p>89.34782609</text:p>
              </table:table-cell>
              <table:table-cell office:value-type="float" office:value="-107.8011627">
                <text:p>-107.80116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9.56521739">
                <text:p>89.56521739</text:p>
              </table:table-cell>
              <table:table-cell office:value-type="float" office:value="-108.2317657">
                <text:p>-108.23176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9.7826087">
                <text:p>89.7826087</text:p>
              </table:table-cell>
              <table:table-cell office:value-type="float" office:value="-89.36365509">
                <text:p>-89.363655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">
                <text:p>90</text:p>
              </table:table-cell>
              <table:table-cell office:value-type="float" office:value="-97.3272934">
                <text:p>-97.32729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.2173913">
                <text:p>90.2173913</text:p>
              </table:table-cell>
              <table:table-cell office:value-type="float" office:value="-108.1470261">
                <text:p>-108.14702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.43478261">
                <text:p>90.43478261</text:p>
              </table:table-cell>
              <table:table-cell office:value-type="float" office:value="-108.1883163">
                <text:p>-108.18831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.65217391">
                <text:p>90.65217391</text:p>
              </table:table-cell>
              <table:table-cell office:value-type="float" office:value="-97.14398956">
                <text:p>-97.143989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.86956522">
                <text:p>90.86956522</text:p>
              </table:table-cell>
              <table:table-cell office:value-type="float" office:value="-106.8583908">
                <text:p>-106.85839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1.08695652">
                <text:p>91.08695652</text:p>
              </table:table-cell>
              <table:table-cell office:value-type="float" office:value="-106.0251541">
                <text:p>-106.02515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1.30434783">
                <text:p>91.30434783</text:p>
              </table:table-cell>
              <table:table-cell office:value-type="float" office:value="-106.8928375">
                <text:p>-106.89283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52173913">
                <text:p>91.52173913</text:p>
              </table:table-cell>
              <table:table-cell office:value-type="float" office:value="-107.8130493">
                <text:p>-107.81304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73913043">
                <text:p>91.73913043</text:p>
              </table:table-cell>
              <table:table-cell office:value-type="float" office:value="-109.2098389">
                <text:p>-109.20983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95652174">
                <text:p>91.95652174</text:p>
              </table:table-cell>
              <table:table-cell office:value-type="float" office:value="-107.3290558">
                <text:p>-107.32905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.17391304">
                <text:p>92.17391304</text:p>
              </table:table-cell>
              <table:table-cell office:value-type="float" office:value="-108.977066">
                <text:p>-108.9770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2.39130435">
                <text:p>92.39130435</text:p>
              </table:table-cell>
              <table:table-cell office:value-type="float" office:value="-105.4549103">
                <text:p>-105.45491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2.60869565">
                <text:p>92.60869565</text:p>
              </table:table-cell>
              <table:table-cell office:value-type="float" office:value="-107.5897751">
                <text:p>-107.58977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.82608696">
                <text:p>92.82608696</text:p>
              </table:table-cell>
              <table:table-cell office:value-type="float" office:value="-108.8749847">
                <text:p>-108.87498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04347826">
                <text:p>93.04347826</text:p>
              </table:table-cell>
              <table:table-cell office:value-type="float" office:value="-110.0216064">
                <text:p>-110.02160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3.26086957">
                <text:p>93.26086957</text:p>
              </table:table-cell>
              <table:table-cell office:value-type="float" office:value="-108.3954239">
                <text:p>-108.39542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.47826087">
                <text:p>93.47826087</text:p>
              </table:table-cell>
              <table:table-cell office:value-type="float" office:value="-107.938179">
                <text:p>-107.9381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3.69565217">
                <text:p>93.69565217</text:p>
              </table:table-cell>
              <table:table-cell office:value-type="float" office:value="-107.0731354">
                <text:p>-107.07313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3.91304348">
                <text:p>93.91304348</text:p>
              </table:table-cell>
              <table:table-cell office:value-type="float" office:value="-107.880127">
                <text:p>-107.8801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4.13043478">
                <text:p>94.13043478</text:p>
              </table:table-cell>
              <table:table-cell office:value-type="float" office:value="-108.072197">
                <text:p>-108.0721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4.34782609">
                <text:p>94.34782609</text:p>
              </table:table-cell>
              <table:table-cell office:value-type="float" office:value="-108.0322876">
                <text:p>-108.03228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.56521739">
                <text:p>94.56521739</text:p>
              </table:table-cell>
              <table:table-cell office:value-type="float" office:value="-108.6897736">
                <text:p>-108.68977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4.7826087">
                <text:p>94.7826087</text:p>
              </table:table-cell>
              <table:table-cell office:value-type="float" office:value="-107.8438416">
                <text:p>-107.84384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5">
                <text:p>95</text:p>
              </table:table-cell>
              <table:table-cell office:value-type="float" office:value="-106.1000671">
                <text:p>-106.10006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5.2173913">
                <text:p>95.2173913</text:p>
              </table:table-cell>
              <table:table-cell office:value-type="float" office:value="-109.1008453">
                <text:p>-109.10084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5.43478261">
                <text:p>95.43478261</text:p>
              </table:table-cell>
              <table:table-cell office:value-type="float" office:value="-109.1069031">
                <text:p>-109.10690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5.65217391">
                <text:p>95.65217391</text:p>
              </table:table-cell>
              <table:table-cell office:value-type="float" office:value="-109.4616241">
                <text:p>-109.46162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5.86956522">
                <text:p>95.86956522</text:p>
              </table:table-cell>
              <table:table-cell office:value-type="float" office:value="-108.8917007">
                <text:p>-108.89170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6.08695652">
                <text:p>96.08695652</text:p>
              </table:table-cell>
              <table:table-cell office:value-type="float" office:value="-107.431839">
                <text:p>-107.4318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6.30434783">
                <text:p>96.30434783</text:p>
              </table:table-cell>
              <table:table-cell office:value-type="float" office:value="-109.2042236">
                <text:p>-109.20422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.52173913">
                <text:p>96.52173913</text:p>
              </table:table-cell>
              <table:table-cell office:value-type="float" office:value="-107.7654572">
                <text:p>-107.76545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6.73913043">
                <text:p>96.73913043</text:p>
              </table:table-cell>
              <table:table-cell office:value-type="float" office:value="-108.3502274">
                <text:p>-108.35022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6.95652174">
                <text:p>96.95652174</text:p>
              </table:table-cell>
              <table:table-cell office:value-type="float" office:value="-107.8866577">
                <text:p>-107.88665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7.17391304">
                <text:p>97.17391304</text:p>
              </table:table-cell>
              <table:table-cell office:value-type="float" office:value="-108.9592667">
                <text:p>-108.95926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7.39130435">
                <text:p>97.39130435</text:p>
              </table:table-cell>
              <table:table-cell office:value-type="float" office:value="-108.8334045">
                <text:p>-108.83340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7.60869565">
                <text:p>97.60869565</text:p>
              </table:table-cell>
              <table:table-cell office:value-type="float" office:value="-108.4830093">
                <text:p>-108.483009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7.82608696">
                <text:p>97.82608696</text:p>
              </table:table-cell>
              <table:table-cell office:value-type="float" office:value="-108.3829269">
                <text:p>-108.382926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8.04347826">
                <text:p>98.04347826</text:p>
              </table:table-cell>
              <table:table-cell office:value-type="float" office:value="-109.0582657">
                <text:p>-109.05826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8.26086957">
                <text:p>98.26086957</text:p>
              </table:table-cell>
              <table:table-cell office:value-type="float" office:value="-107.9573898">
                <text:p>-107.95738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8.47826087">
                <text:p>98.47826087</text:p>
              </table:table-cell>
              <table:table-cell office:value-type="float" office:value="-109.2187119">
                <text:p>-109.21871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8.69565217">
                <text:p>98.69565217</text:p>
              </table:table-cell>
              <table:table-cell office:value-type="float" office:value="-109.4725418">
                <text:p>-109.47254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8.91304348">
                <text:p>98.91304348</text:p>
              </table:table-cell>
              <table:table-cell office:value-type="float" office:value="-108.8596115">
                <text:p>-108.85961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.13043478">
                <text:p>99.13043478</text:p>
              </table:table-cell>
              <table:table-cell office:value-type="float" office:value="-98.83010864">
                <text:p>-98.830108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9.34782609">
                <text:p>99.34782609</text:p>
              </table:table-cell>
              <table:table-cell office:value-type="float" office:value="-108.7980423">
                <text:p>-108.79804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9.56521739">
                <text:p>99.56521739</text:p>
              </table:table-cell>
              <table:table-cell office:value-type="float" office:value="-109.3657684">
                <text:p>-109.36576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.7826087">
                <text:p>99.7826087</text:p>
              </table:table-cell>
              <table:table-cell office:value-type="float" office:value="-110.1364136">
                <text:p>-110.13641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  <table:table-cell office:value-type="float" office:value="-108.2461929">
                <text:p>-108.24619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